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-color="#e6e6e6" draw:opacity="100%" draw:textarea-horizontal-align="center" draw:textarea-vertical-align="middle" draw:shadow-offset-x="0.305cm" draw:shadow-offset-y="0.305cm" draw:shadow-opacity="100%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-color="#cccccc" draw:textarea-horizontal-align="center" draw:textarea-vertical-align="middle"/>
    </style:style>
    <style:style style:name="gr5" style:family="graphic" style:parent-style-name="standard">
      <style:graphic-properties draw:fill-color="#e6e6e6" draw:opacity="40%" draw:textarea-horizontal-align="center" draw:textarea-vertical-align="middle" draw:shadow-opacity="40%"/>
    </style:style>
    <style:style style:name="gr6" style:family="graphic" style:parent-style-name="standard">
      <style:graphic-properties draw:opacity="50%" draw:textarea-horizontal-align="center" draw:textarea-vertical-align="middle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1cm" fo:min-width="0cm" draw:shadow-opacity="50%"/>
    </style:style>
    <style:style style:name="gr9" style:family="graphic" style:parent-style-name="standard">
      <style:graphic-properties draw:stroke="none" draw:fill-color="#e6e64c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-color="#b3b3b3" draw:textarea-horizontal-align="center" draw:textarea-vertical-align="middle"/>
    </style:style>
    <style:style style:name="gr11" style:family="graphic" style:parent-style-name="standard">
      <style:graphic-properties draw:stroke="none" draw:fill-color="#ffcc99" draw:opacity="50%" draw:textarea-horizontal-align="center" draw:textarea-vertical-align="middle" draw:shadow-opacity="50%"/>
    </style:style>
    <style:style style:name="gr12" style:family="graphic" style:parent-style-name="standard">
      <style:graphic-properties draw:stroke="none" draw:fill-color="#cc6633" draw:opacity="50%" draw:textarea-horizontal-align="center" draw:textarea-vertical-align="middle" draw:shadow-opacity="50%"/>
    </style:style>
    <style:style style:name="gr13" style:family="graphic" style:parent-style-name="standard">
      <style:graphic-properties draw:fill-color="#ffffff" draw:textarea-horizontal-align="center" draw:textarea-vertical-align="middle"/>
    </style:style>
    <style:style style:name="gr14" style:family="graphic" style:parent-style-name="standard">
      <style:graphic-properties draw:stroke="none" draw:fill-color="#ffffff" draw:textarea-horizontal-align="center" draw:textarea-vertical-align="middle"/>
    </style:style>
    <style:style style:name="gr15" style:family="graphic" style:parent-style-name="standard">
      <style:graphic-properties draw:stroke="solid" draw:fill-color="#e6e64c" draw:opacity="50%" draw:textarea-horizontal-align="center" draw:textarea-vertical-align="middle" draw:shadow-opacity="50%"/>
    </style:style>
    <style:style style:name="gr16" style:family="graphic" style:parent-style-name="standard">
      <style:graphic-properties draw:stroke="solid" draw:fill-color="#ffcc99" draw:opacity="50%" draw:textarea-horizontal-align="center" draw:textarea-vertical-align="middle" draw:shadow-opacity="50%"/>
    </style:style>
    <style:style style:name="gr17" style:family="graphic" style:parent-style-name="standard">
      <style:graphic-properties draw:stroke="solid" draw:fill-color="#cc6633" draw:opacity="50%" draw:textarea-horizontal-align="center" draw:textarea-vertical-align="middle" draw:shadow-opacity="50%"/>
    </style:style>
    <style:style style:name="gr18" style:family="graphic" style:parent-style-name="standard">
      <style:graphic-properties draw:fill="solid" draw:fill-color="#999999" draw:opacity="90%" draw:textarea-horizontal-align="justify" draw:textarea-vertical-align="middle" draw:auto-grow-height="false" draw:shadow-opacity="90%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0cm"/>
    </style:style>
    <style:style style:name="gr21" style:family="graphic" style:parent-style-name="standard">
      <style:graphic-properties draw:fill="solid" draw:fill-color="#f0f0f0" draw:textarea-horizontal-align="center" draw:textarea-vertical-align="middle"/>
    </style:style>
    <style:style style:name="gr22" style:family="graphic" style:parent-style-name="standard">
      <style:graphic-properties draw:fill-color="#cfe7f5" draw:opacity="50%" draw:textarea-horizontal-align="center" draw:textarea-vertical-align="middle" draw:shadow-opacity="50%"/>
    </style:style>
    <style:style style:name="gr2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1cm" fo:min-width="2.446cm" draw:shadow-opacity="5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38cm"/>
    </style:style>
    <style:style style:name="gr26" style:family="graphic" style:parent-style-name="standard">
      <style:graphic-properties draw:stroke="none" draw:fill-color="#ffffff" draw:opacity="60%" draw:textarea-horizontal-align="center" draw:textarea-vertical-align="middle" draw:shadow-opacity="60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cm" fo:min-width="4.0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cm" fo:min-width="3.972cm"/>
    </style:style>
    <style:style style:name="gr29" style:family="graphic" style:parent-style-name="standard">
      <style:graphic-properties draw:fill="solid" draw:fill-color="#e6e6e6" draw:opacity="70%" draw:textarea-horizontal-align="justify" draw:textarea-vertical-align="middle" draw:auto-grow-height="false" draw:shadow-opacity="70%"/>
    </style:style>
    <style:style style:name="gr30" style:family="graphic" style:parent-style-name="standard">
      <style:graphic-properties draw:fill-color="#ffff99" draw:opacity="50%" draw:textarea-horizontal-align="justify" draw:textarea-vertical-align="middle" draw:auto-grow-height="false" draw:shadow-opacity="5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08cm"/>
    </style:style>
    <style:style style:name="gr32" style:family="graphic" style:parent-style-name="standard">
      <style:graphic-properties draw:stroke="none" draw:fill="solid" draw:fill-color="#f0f0f0" draw:opacity="65%" draw:textarea-horizontal-align="center" draw:textarea-vertical-align="middle" draw:shadow-opacity="65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05cm"/>
    </style:style>
    <style:style style:name="gr35" style:family="graphic" style:parent-style-name="objectwithoutfill">
      <style:graphic-properties draw:fill="solid" draw:fill-color="#008000" draw:opacity="30%" draw:textarea-horizontal-align="center" draw:textarea-vertical-align="middle" draw:shadow-opacity="30%"/>
    </style:style>
    <style:style style:name="gr36" style:family="graphic" style:parent-style-name="standard">
      <style:graphic-properties draw:marker-end="Rounded_20_short_20_Arrow" draw:marker-end-width="0.61cm" draw:textarea-horizontal-align="center" draw:textarea-vertical-align="middle"/>
    </style:style>
    <style:style style:name="gr37" style:family="graphic" style:parent-style-name="standard">
      <style:graphic-properties draw:textarea-horizontal-align="center" draw:textarea-vertical-align="middle"/>
    </style:style>
    <style:style style:name="gr38" style:family="graphic" style:parent-style-name="standard">
      <style:graphic-properties draw:fill-color="#b3b3b3" draw:textarea-horizontal-align="center" draw:textarea-vertical-align="middle"/>
    </style:style>
    <style:style style:name="gr39" style:family="graphic" style:parent-style-name="standard">
      <style:graphic-properties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1cm" fo:min-width="0cm"/>
    </style:style>
    <style:style style:name="gr4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43" style:family="graphic" style:parent-style-name="standard">
      <style:graphic-properties draw:fill="gradient" draw:fill-color="#999999" draw:fill-gradient-name="Gradient_20_0" draw:textarea-horizontal-align="justify" draw:textarea-vertical-align="middle" draw:auto-grow-height="false"/>
    </style:style>
    <style:style style:name="gr44" style:family="graphic" style:parent-style-name="standard">
      <style:graphic-properties draw:fill="gradient" draw:fill-color="#666666" draw:fill-gradient-name="Gradient_20_10" draw:textarea-horizontal-align="justify" draw:textarea-vertical-align="middle" draw:auto-grow-height="false"/>
    </style:style>
    <style:style style:name="gr45" style:family="graphic" style:parent-style-name="standard">
      <style:graphic-properties draw:fill="gradient" draw:fill-color="#000000" draw:fill-gradient-name="Gradient_20_7" draw:textarea-horizontal-align="justify" draw:textarea-vertical-align="middle" draw:auto-grow-height="false" draw:shadow-offset-x="0.305cm" draw:shadow-offset-y="0.305cm"/>
    </style:style>
    <style:style style:name="gr46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77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5cm" fo:min-width="0cm"/>
    </style:style>
    <style:style style:name="gr50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51" style:family="graphic" style:parent-style-name="standard">
      <style:graphic-properties svg:stroke-color="#cccccc" draw:fill-color="#000000" draw:textarea-horizontal-align="justify" draw:textarea-vertical-align="middle" draw:auto-grow-height="false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cm"/>
    </style:style>
    <style:style style:name="gr54" style:family="graphic" style:parent-style-name="standard">
      <style:graphic-properties draw:fill="solid" draw:fill-color="#e6e6ff" draw:opacity="90%" draw:textarea-horizontal-align="justify" draw:textarea-vertical-align="middle" draw:auto-grow-height="false" draw:shadow-opacity="90%"/>
    </style:style>
    <style:style style:name="gr55" style:family="graphic" style:parent-style-name="standard">
      <style:graphic-properties draw:stroke="solid" draw:fill-color="#cc6633" draw:opacity="100%" draw:textarea-horizontal-align="center" draw:textarea-vertical-align="middle" draw:shadow-opacity="100%"/>
    </style:style>
    <style:style style:name="gr56" style:family="graphic" style:parent-style-name="standard">
      <style:graphic-properties draw:fill-color="#ffffff" draw:opacity="100%" draw:textarea-horizontal-align="justify" draw:textarea-vertical-align="middle" draw:auto-grow-height="false" draw:shadow-opacity="100%"/>
    </style:style>
    <style:style style:name="gr57" style:family="graphic" style:parent-style-name="objectwithoutfill">
      <style:graphic-properties draw:fill="none" draw:opacity="100%" draw:textarea-horizontal-align="center" draw:textarea-vertical-align="middle" draw:shadow-opacity="100%"/>
    </style:style>
    <style:style style:name="gr58" style:family="graphic" style:parent-style-name="standard">
      <style:graphic-properties draw:stroke="solid" draw:fill-color="#ffcc99" draw:opacity="100%" draw:textarea-horizontal-align="center" draw:textarea-vertical-align="middle" draw:shadow-opacity="100%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0" style:family="graphic" style:parent-style-name="standard">
      <style:graphic-properties draw:fill-color="#ffffcc" draw:textarea-horizontal-align="center" draw:textarea-vertical-align="middle"/>
    </style:style>
    <style:style style:name="gr61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62" style:family="graphic" style:parent-style-name="standard">
      <style:graphic-properties draw:fill-color="#dd4814" draw:opacity="100%" draw:textarea-horizontal-align="justify" draw:textarea-vertical-align="middle" draw:auto-grow-height="false" draw:shadow-opacity="100%"/>
    </style:style>
    <style:style style:name="gr63" style:family="graphic" style:parent-style-name="objectwithoutfill">
      <style:graphic-properties draw:fill="none" draw:textarea-horizontal-align="center" draw:textarea-vertical-align="middle"/>
    </style:style>
    <style:style style:name="gr6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5" style:family="graphic" style:parent-style-name="standard">
      <style:graphic-properties draw:textarea-horizontal-align="justify" draw:textarea-vertical-align="middle" draw:auto-grow-height="false"/>
    </style:style>
    <style:style style:name="gr66" style:family="graphic" style:parent-style-name="standard">
      <style:graphic-properties draw:stroke="solid" draw:fill="solid" draw:fill-color="#ffffff" draw:opacity="100%" draw:textarea-horizontal-align="center" draw:textarea-vertical-align="middle" draw:shadow-opacity="100%"/>
    </style:style>
    <style:style style:name="gr67" style:family="graphic" style:parent-style-name="standard">
      <style:graphic-properties draw:fill="solid" draw:fill-color="#ffffff" draw:opacity="100%" draw:textarea-horizontal-align="justify" draw:textarea-vertical-align="middle" draw:auto-grow-height="false" draw:shadow-opacity="100%"/>
    </style:style>
    <style:style style:name="gr68" style:family="graphic" style:parent-style-name="objectwithoutfill">
      <style:graphic-properties draw:fill="solid" draw:fill-color="#ffffff" draw:opacity="100%" draw:textarea-horizontal-align="center" draw:textarea-vertical-align="middle" draw:shadow-opacity="100%"/>
    </style:style>
    <style:style style:name="gr69" style:family="graphic" style:parent-style-name="standard">
      <style:graphic-properties draw:stroke="solid" draw:fill-color="#ffffff" draw:opacity="100%" draw:textarea-horizontal-align="center" draw:textarea-vertical-align="middle" draw:shadow-opacity="100%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1" style:family="graphic" style:parent-style-name="objectwithoutfill">
      <style:graphic-properties draw:stroke="dash" draw:stroke-dash="Fine_20_Dashed" draw:marker-start="Arrow" draw:marker-start-width="0.508cm" draw:marker-end="" draw:marker-end-width="0.3cm" draw:fill="none" draw:textarea-horizontal-align="center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5" style:family="graphic" style:parent-style-name="objectwithoutfill">
      <style:graphic-properties draw:stroke="dash" draw:stroke-dash="Fine_20_Dashed" draw:marker-end="Arrow" draw:marker-end-width="0.508cm" draw:fill="none" draw:textarea-horizontal-align="center" draw:textarea-vertical-align="middle"/>
    </style:style>
    <style:style style:name="gr76" style:family="graphic" style:parent-style-name="objectwithoutfill">
      <style:graphic-properties draw:stroke="dash" draw:stroke-dash="Ultrafine_20_2_20_Dots_20_3_20_Dashes" draw:marker-end="Arrow" draw:marker-end-width="0.508cm" draw:fill="none" draw:textarea-horizontal-align="center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7cm" fo:min-width="0cm"/>
    </style:style>
    <style:style style:name="gr78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79" style:family="graphic" style:parent-style-name="standard">
      <style:graphic-properties draw:stroke="solid" draw:fill="solid" draw:fill-color="#ffcc99" draw:opacity="100%" draw:textarea-horizontal-align="center" draw:textarea-vertical-align="middle" draw:shadow-opacity="100%"/>
    </style:style>
    <style:style style:name="gr80" style:family="graphic" style:parent-style-name="standard">
      <style:graphic-properties draw:fill="solid" draw:fill-color="#ffcc99" draw:opacity="100%" draw:textarea-horizontal-align="justify" draw:textarea-vertical-align="middle" draw:auto-grow-height="false" draw:shadow-opacity="100%"/>
    </style:style>
    <style:style style:name="gr81" style:family="graphic" style:parent-style-name="objectwithoutfill">
      <style:graphic-properties draw:fill="solid" draw:fill-color="#ffcc99" draw:opacity="100%" draw:textarea-horizontal-align="center" draw:textarea-vertical-align="middle" draw:shadow-opacity="100%"/>
    </style:style>
    <style:style style:name="gr82" style:family="graphic" style:parent-style-name="objectwithoutfill">
      <style:graphic-properties svg:stroke-width="0.051cm" svg:stroke-color="#ff0000" draw:marker-start-width="0.381cm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83" style:family="graphic" style:parent-style-name="objectwithoutfill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svg:stroke-width="0.051cm" draw:marker-start-width="0.381cm" draw:marker-end-width="0.381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text-properties fo:font-size="18pt"/>
    </style:style>
    <style:style style:name="P11" style:family="paragraph">
      <style:text-properties fo:font-size="18pt" fo:font-weight="bold" style:font-weight-asian="bold" style:font-weight-complex="bold"/>
    </style:style>
    <style:style style:name="P12" style:family="paragraph">
      <style:text-properties fo:font-size="36pt"/>
    </style:style>
    <style:style style:name="P13" style:family="paragraph">
      <style:text-properties fo:font-size="26pt"/>
    </style:style>
    <style:style style:name="P14" style:family="paragraph">
      <style:paragraph-properties fo:text-align="center"/>
      <style:text-properties fo:font-size="36pt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color="#ffffff" fo:font-size="9pt" fo:font-weight="bold" style:font-size-asian="9pt" style:font-weight-asian="bold" style:font-size-complex="9pt" style:font-weight-complex="bold"/>
    </style:style>
    <style:style style:name="P21" style:family="paragraph">
      <style:paragraph-properties fo:text-align="center"/>
      <style:text-properties fo:font-size="18pt" fo:font-weight="bold" style:font-weight-asian="bold" style:font-weight-complex="bold"/>
    </style:style>
    <style:style style:name="P2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12" style:family="text">
      <style:text-properties fo:color="#ffffff" fo:font-size="9pt" fo:font-weight="normal" style:font-size-asian="9pt" style:font-weight-asian="normal" style:font-size-complex="9pt" style:font-weight-complex="normal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507cm" svg:height="17.165cm" svg:x="18.978cm" svg:y="2.646cm">
          <text:p/>
          <draw:enhanced-geometry svg:viewBox="0 0 21600 21600" draw:path-stretchpoint-x="10800" draw:path-stretchpoint-y="10800" draw:text-areas="?f3 ?f4 ?f5 ?f6" draw:type="round-rectangle" draw:modifiers="2218.89985895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7.672cm" svg:height="4.417cm" svg:x="19.355cm" svg:y="14.978cm">
          <text:p/>
        </draw:rect>
        <draw:custom-shape draw:style-name="gr3" draw:text-style-name="P1" draw:layer="layout" svg:width="7.675cm" svg:height="7.981cm" svg:x="19.352cm" svg:y="3.061cm">
          <text:p/>
          <draw:enhanced-geometry svg:viewBox="0 0 21600 21600" draw:type="rectangle" draw:enhanced-path="M 0 0 L 21600 0 21600 21600 0 21600 0 0 Z N"/>
        </draw:custom-shape>
        <draw:rect draw:style-name="gr4" draw:text-style-name="P1" draw:layer="layout" svg:width="13.168cm" svg:height="17.099cm" svg:x="2.89cm" svg:y="2.646cm">
          <text:p/>
        </draw:rect>
        <draw:rect draw:style-name="gr2" draw:text-style-name="P1" draw:layer="layout" svg:width="7.672cm" svg:height="2.985cm" svg:x="19.355cm" svg:y="11.512cm">
          <text:p/>
        </draw:rect>
        <draw:rect draw:style-name="gr5" draw:text-style-name="P1" draw:layer="layout" svg:width="16.948cm" svg:height="3.168cm" svg:x="9.652cm" svg:y="7.546cm">
          <text:p/>
        </draw:rect>
        <draw:rect draw:style-name="gr6" draw:text-style-name="P1" draw:layer="layout" svg:width="6.503cm" svg:height="12.015cm" svg:x="4.416cm" svg:y="5.696cm">
          <text:p/>
        </draw:rect>
        <draw:rect draw:style-name="gr5" draw:text-style-name="P1" draw:layer="layout" svg:width="21.126cm" svg:height="3.168cm" svg:x="5.474cm" svg:y="15.922cm">
          <text:p/>
        </draw:rect>
        <draw:frame draw:style-name="gr7" draw:text-style-name="P2" draw:layer="layout" svg:width="5.336cm" svg:height="0.962cm" svg:x="13.689cm" svg:y="15.823cm">
          <draw:text-box>
            <text:p><text:span text:style-name="T1">Device Manager</text:span></text:p>
          </draw:text-box>
        </draw:frame>
        <draw:rect draw:style-name="gr5" draw:text-style-name="P1" draw:layer="layout" svg:width="21.126cm" svg:height="3.168cm" svg:x="5.474cm" svg:y="3.978cm">
          <text:p/>
        </draw:rect>
        <draw:frame draw:style-name="gr7" draw:text-style-name="P2" draw:layer="layout" svg:width="5.548cm" svg:height="0.962cm" svg:x="13.588cm" svg:y="3.879cm">
          <draw:text-box>
            <text:p><text:span text:style-name="T1">Service Manager</text:span></text:p>
          </draw:text-box>
        </draw:frame>
        <draw:rect draw:style-name="gr6" draw:text-style-name="P1" draw:layer="layout" svg:width="2.89cm" svg:height="11.078cm" svg:x="6.356cm" svg:y="6.021cm">
          <text:p/>
        </draw:rect>
        <draw:frame draw:style-name="gr8" draw:text-style-name="P2" draw:layer="layout" svg:width="3.292cm" svg:height="1.16cm" draw:transform="rotate (1.5707963267946) translate (7.186cm 12.063cm)">
          <draw:text-box>
            <text:p><text:span text:style-name="T1">Fast map</text:span></text:p>
          </draw:text-box>
        </draw:frame>
        <draw:frame draw:style-name="gr7" draw:text-style-name="P2" draw:layer="layout" svg:width="6.852cm" svg:height="0.962cm" draw:transform="rotate (1.5707963267946) translate (4.7cm 14.716cm)">
          <draw:text-box>
            <text:p><text:span text:style-name="T1">Transaction Manager</text:span></text:p>
          </draw:text-box>
        </draw:frame>
        <draw:frame draw:style-name="gr7" draw:layer="layout" svg:width="6.772cm" svg:height="0.962cm" svg:x="5.365cm" svg:y="3.872cm">
          <draw:text-box>
            <text:p>YANG Service Models</text:p>
          </draw:text-box>
        </draw:frame>
        <draw:frame draw:style-name="gr7" draw:layer="layout" svg:width="6.594cm" svg:height="0.962cm" svg:x="5.365cm" svg:y="18.116cm">
          <draw:text-box>
            <text:p>YANG Device Models</text:p>
          </draw:text-box>
        </draw:frame>
        <draw:rect draw:style-name="gr9" draw:text-style-name="P1" draw:layer="layout" svg:width="9.525cm" svg:height="1.099cm" svg:x="13.697cm" svg:y="4.753cm">
          <text:p/>
        </draw:rect>
        <draw:circle draw:style-name="gr10" draw:text-style-name="P1" draw:layer="layout" svg:width="0.9cm" svg:height="0.9cm" svg:x="14.222cm" svg:y="4.871cm">
          <text:p/>
        </draw:circle>
        <draw:circle draw:style-name="gr10" draw:text-style-name="P1" draw:layer="layout" svg:width="0.9cm" svg:height="0.9cm" svg:x="21.822cm" svg:y="4.871cm">
          <text:p/>
        </draw:circle>
        <draw:rect draw:style-name="gr9" draw:text-style-name="P1" draw:layer="layout" svg:width="9.525cm" svg:height="1.099cm" svg:x="13.697cm" svg:y="16.697cm">
          <text:p/>
        </draw:rect>
        <draw:rect draw:style-name="gr11" draw:text-style-name="P1" draw:layer="layout" svg:width="9.036cm" svg:height="1.099cm" svg:x="12.354cm" svg:y="17.898cm">
          <text:p/>
        </draw:rect>
        <draw:circle draw:style-name="gr10" draw:text-style-name="P1" draw:layer="layout" svg:width="0.9cm" svg:height="0.9cm" svg:x="21.822cm" svg:y="16.815cm">
          <text:p/>
        </draw:circle>
        <draw:circle draw:style-name="gr10" draw:text-style-name="P1" draw:layer="layout" svg:width="0.9cm" svg:height="0.9cm" svg:x="19.822cm" svg:y="18.015cm">
          <text:p/>
        </draw:circle>
        <draw:circle draw:style-name="gr10" draw:text-style-name="P1" draw:layer="layout" svg:width="0.9cm" svg:height="0.9cm" svg:x="12.722cm" svg:y="18.015cm">
          <text:p/>
        </draw:circle>
        <draw:circle draw:style-name="gr10" draw:text-style-name="P1" draw:layer="layout" svg:width="0.9cm" svg:height="0.9cm" svg:x="13.922cm" svg:y="18.015cm">
          <text:p/>
        </draw:circle>
        <draw:circle draw:style-name="gr10" draw:text-style-name="P1" draw:layer="layout" svg:width="0.9cm" svg:height="0.9cm" svg:x="14.422cm" svg:y="16.815cm">
          <text:p/>
        </draw:circle>
        <draw:rect draw:style-name="gr12" draw:text-style-name="P1" draw:layer="layout" svg:width="1.832cm" svg:height="5.515cm" svg:x="19.558cm" svg:y="8.696cm">
          <text:p/>
        </draw:rect>
        <draw:circle draw:style-name="gr10" draw:text-style-name="P1" draw:layer="layout" svg:width="0.9cm" svg:height="0.9cm" svg:x="20.022cm" svg:y="9.071cm">
          <text:p/>
        </draw:circle>
        <draw:rect draw:style-name="gr9" draw:text-style-name="P1" draw:layer="layout" svg:width="1.629cm" svg:height="10.911cm" svg:x="21.594cm" svg:y="5.794cm">
          <text:p/>
        </draw:rect>
        <draw:frame draw:style-name="gr7" draw:layer="layout" svg:width="7.385cm" svg:height="0.962cm" svg:x="19.565cm" svg:y="11.572cm">
          <draw:text-box>
            <text:p>Application Components</text:p>
          </draw:text-box>
        </draw:frame>
        <draw:frame draw:style-name="gr7" draw:layer="layout" svg:width="6.712cm" svg:height="0.962cm" svg:x="19.865cm" svg:y="3.016cm">
          <draw:text-box>
            <text:p>Callback Components</text:p>
          </draw:text-box>
        </draw:frame>
        <draw:frame draw:style-name="gr7" draw:layer="layout" svg:width="5.442cm" svg:height="0.962cm" svg:x="20.366cm" svg:y="14.95cm">
          <draw:text-box>
            <text:p>Ned Components</text:p>
          </draw:text-box>
        </draw:frame>
        <draw:frame draw:style-name="gr7" draw:text-style-name="P3" draw:layer="layout" svg:width="2.885cm" svg:height="1.513cm" svg:x="2.832cm" svg:y="1.209cm">
          <draw:text-box>
            <text:p><text:span text:style-name="T2">NCS</text:span></text:p>
          </draw:text-box>
        </draw:frame>
        <draw:frame draw:style-name="gr7" draw:text-style-name="P2" draw:layer="layout" svg:width="4.562cm" svg:height="0.962cm" svg:x="20.232cm" svg:y="1.609cm">
          <draw:text-box>
            <text:p><text:span text:style-name="T1">NCS Java VM</text:span></text:p>
          </draw:text-box>
        </draw:frame>
        <draw:g>
          <draw:rect draw:style-name="gr13" draw:text-style-name="P1" draw:layer="layout" svg:width="0.973cm" svg:height="2.198cm" svg:x="2.93cm" svg:y="4.397cm">
            <text:p/>
          </draw:rect>
          <draw:rect draw:style-name="gr14" draw:text-style-name="P1" draw:layer="layout" svg:width="0.973cm" svg:height="2.164cm" svg:x="2.803cm" svg:y="4.417cm">
            <text:p/>
          </draw:rect>
        </draw:g>
        <draw:g>
          <draw:rect draw:style-name="gr13" draw:text-style-name="P1" draw:layer="layout" svg:width="0.973cm" svg:height="2.198cm" svg:x="2.93cm" svg:y="7.197cm">
            <text:p/>
          </draw:rect>
          <draw:rect draw:style-name="gr14" draw:text-style-name="P1" draw:layer="layout" svg:width="0.973cm" svg:height="2.164cm" svg:x="2.803cm" svg:y="7.217cm">
            <text:p/>
          </draw:rect>
        </draw:g>
        <draw:g>
          <draw:rect draw:style-name="gr13" draw:text-style-name="P1" draw:layer="layout" svg:width="0.973cm" svg:height="2.198cm" svg:x="2.93cm" svg:y="9.897cm">
            <text:p/>
          </draw:rect>
          <draw:rect draw:style-name="gr14" draw:text-style-name="P1" draw:layer="layout" svg:width="0.973cm" svg:height="2.164cm" svg:x="2.803cm" svg:y="9.917cm">
            <text:p/>
          </draw:rect>
        </draw:g>
        <draw:g>
          <draw:rect draw:style-name="gr13" draw:text-style-name="P1" draw:layer="layout" svg:width="0.973cm" svg:height="2.198cm" svg:x="2.93cm" svg:y="12.597cm">
            <text:p/>
          </draw:rect>
          <draw:rect draw:style-name="gr14" draw:text-style-name="P1" draw:layer="layout" svg:width="0.973cm" svg:height="2.164cm" svg:x="2.803cm" svg:y="12.617cm">
            <text:p/>
          </draw:rect>
        </draw:g>
        <draw:g>
          <draw:rect draw:style-name="gr15" draw:text-style-name="P1" draw:layer="layout" svg:width="2.99cm" svg:height="2.033cm" svg:x="0.796cm" svg:y="4.454cm">
            <text:p/>
          </draw:rect>
          <draw:frame draw:style-name="gr7" draw:text-style-name="P1" draw:layer="layout" svg:width="2.974cm" svg:height="1.673cm" svg:x="0.778cm" svg:y="4.315cm">
            <draw:text-box>
              <text:p text:style-name="P1">Package</text:p>
              <text:p text:style-name="P1">A</text:p>
            </draw:text-box>
          </draw:frame>
        </draw:g>
        <draw:rect draw:style-name="gr16" draw:text-style-name="P1" draw:layer="layout" svg:width="2.99cm" svg:height="2.033cm" svg:x="0.796cm" svg:y="7.254cm">
          <text:p/>
        </draw:rect>
        <draw:frame draw:style-name="gr7" draw:text-style-name="P1" draw:layer="layout" svg:width="2.974cm" svg:height="1.673cm" svg:x="0.778cm" svg:y="7.115cm">
          <draw:text-box>
            <text:p text:style-name="P1">Package</text:p>
            <text:p text:style-name="P1">B</text:p>
          </draw:text-box>
        </draw:frame>
        <draw:circle draw:style-name="gr10" draw:text-style-name="P1" draw:layer="layout" svg:width="0.9cm" svg:height="0.9cm" svg:x="20.022cm" svg:y="12.871cm">
          <text:p/>
        </draw:circle>
        <draw:g>
          <draw:rect draw:style-name="gr13" draw:text-style-name="P1" draw:layer="layout" svg:width="0.973cm" svg:height="2.198cm" svg:x="2.931cm" svg:y="9.971cm">
            <text:p/>
          </draw:rect>
          <draw:rect draw:style-name="gr14" draw:text-style-name="P1" draw:layer="layout" svg:width="0.973cm" svg:height="2.164cm" svg:x="2.804cm" svg:y="9.991cm">
            <text:p/>
          </draw:rect>
        </draw:g>
        <draw:rect draw:style-name="gr17" draw:text-style-name="P1" draw:layer="layout" svg:width="2.99cm" svg:height="2.033cm" svg:x="0.797cm" svg:y="10.028cm">
          <text:p/>
        </draw:rect>
        <draw:frame draw:style-name="gr7" draw:text-style-name="P1" draw:layer="layout" svg:width="2.974cm" svg:height="1.673cm" svg:x="0.779cm" svg:y="9.889cm">
          <draw:text-box>
            <text:p text:style-name="P1">Package</text:p>
            <text:p text:style-name="P1">C</text:p>
          </draw:text-box>
        </draw:frame>
        <draw:custom-shape draw:style-name="gr18" draw:text-style-name="P4" draw:layer="layout" svg:width="5.179cm" svg:height="5.739cm" svg:x="10.361cm" svg:y="7.727cm">
          <text:p text:style-name="P1"><text:span text:style-name="T1">CDB</text:span></text:p>
          <draw:enhanced-geometry svg:viewBox="0 0 88 21600" draw:glue-points="44 ?f6 44 0 0 10800 44 21600 88 10800" draw:text-areas="0 ?f6 88 ?f3" draw:type="can" draw:modifiers="4999.9247837532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5" draw:layer="layout" svg:width="3.77cm" svg:height="0.721cm" svg:x="22.703cm" svg:y="4.263cm">
          <draw:text-box>
            <text:p><text:span text:style-name="T3">Service callbacks</text:span></text:p>
          </draw:text-box>
        </draw:frame>
        <draw:frame draw:style-name="gr7" draw:text-style-name="P5" draw:layer="layout" svg:width="4.782cm" svg:height="2.601cm" svg:x="21.803cm" svg:y="7.763cm">
          <draw:text-box>
            <text:p><text:span text:style-name="T3">Data</text:span><text:span text:style-name="T3"><text:tab/></text:span><text:span text:style-name="T3"><text:tab/></text:span><text:span text:style-name="T3">callbacks</text:span></text:p>
            <text:p><text:span text:style-name="T3">Transaction </text:span><text:span text:style-name="T3"><text:tab/></text:span><text:span text:style-name="T3">callbacks</text:span></text:p>
            <text:p><text:span text:style-name="T3">Action </text:span><text:span text:style-name="T3"><text:tab/></text:span><text:span text:style-name="T3">callbacks</text:span></text:p>
            <text:p><text:span text:style-name="T3">Validation </text:span><text:span text:style-name="T3"><text:tab/></text:span><text:span text:style-name="T3">callbacks</text:span></text:p>
            <text:p><text:span text:style-name="T3">…</text:span><text:span text:style-name="T3">.</text:span></text:p>
          </draw:text-box>
        </draw:frame>
        <presentation:notes draw:style-name="dp2">
          <draw:page-thumbnail draw:style-name="gr19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0" draw:text-style-name="P6" draw:layer="layout" svg:width="9.676cm" svg:height="1.276cm" svg:x="8.115cm" svg:y="5.097cm">
          <draw:text-box>
            <text:p><text:span text:style-name="T4">Transaction Manager</text:span></text:p>
          </draw:text-box>
        </draw:frame>
        <draw:rect draw:style-name="gr21" draw:text-style-name="P1" draw:layer="layout" svg:width="19.823cm" svg:height="13.361cm" svg:x="3.663cm" svg:y="3.916cm">
          <text:p/>
        </draw:rect>
        <draw:rect draw:style-name="gr22" draw:text-style-name="P1" draw:layer="layout" svg:width="14.345cm" svg:height="11.403cm" svg:x="8.056cm" svg:y="5.186cm">
          <text:p/>
        </draw:rect>
        <draw:rect draw:style-name="gr22" draw:text-style-name="P1" draw:layer="layout" svg:width="9.424cm" svg:height="5.979cm" svg:x="8.479cm" svg:y="7.779cm">
          <text:p/>
        </draw:rect>
        <draw:frame draw:style-name="gr23" draw:text-style-name="P2" draw:layer="layout" svg:width="3.292cm" svg:height="1.16cm" svg:x="8.604cm" svg:y="7.894cm">
          <draw:text-box>
            <text:p><text:span text:style-name="T1">Fast map</text:span></text:p>
          </draw:text-box>
        </draw:frame>
        <draw:frame draw:style-name="gr7" draw:text-style-name="P7" draw:layer="layout" svg:width="3.182cm" svg:height="1.673cm" svg:x="3.836cm" svg:y="4.046cm">
          <draw:text-box>
            <text:p><text:span text:style-name="T5">NCS</text:span></text:p>
          </draw:text-box>
        </draw:frame>
        <draw:frame draw:style-name="gr24" draw:text-style-name="P6" draw:layer="layout" svg:width="7.792cm" svg:height="1.276cm" svg:x="3.767cm" svg:y="6.404cm">
          <draw:text-box>
            <text:p><text:span text:style-name="T4">Service Manager</text:span></text:p>
          </draw:text-box>
        </draw:frame>
        <draw:frame draw:style-name="gr25" draw:text-style-name="P8" draw:layer="layout" svg:width="6.772cm" svg:height="0.962cm" svg:x="12.047cm" svg:y="6.656cm">
          <draw:text-box>
            <text:p><text:span text:style-name="T6">YANG Service Models</text:span></text:p>
          </draw:text-box>
        </draw:frame>
        <draw:rect draw:style-name="gr26" draw:text-style-name="P1" draw:layer="layout" svg:width="15.166cm" svg:height="3.272cm" svg:x="3.822cm" svg:y="6.544cm">
          <text:p/>
        </draw:rect>
        <draw:frame draw:style-name="gr27" draw:text-style-name="P6" draw:layer="layout" svg:width="7.483cm" svg:height="1.276cm" svg:x="3.728cm" svg:y="11.358cm">
          <draw:text-box>
            <text:p><text:span text:style-name="T4">Device Manager</text:span></text:p>
          </draw:text-box>
        </draw:frame>
        <draw:frame draw:style-name="gr28" draw:text-style-name="P8" draw:layer="layout" svg:width="6.594cm" svg:height="0.962cm" svg:x="12.056cm" svg:y="11.535cm">
          <draw:text-box>
            <text:p><text:span text:style-name="T6">YANG Device Models</text:span></text:p>
          </draw:text-box>
        </draw:frame>
        <draw:rect draw:style-name="gr26" draw:text-style-name="P1" draw:layer="layout" svg:width="15.165cm" svg:height="3.072cm" svg:x="3.849cm" svg:y="11.454cm">
          <text:p/>
        </draw:rect>
        <draw:frame draw:style-name="gr20" draw:text-style-name="P7" draw:layer="layout" svg:width="3.254cm" svg:height="1.673cm" svg:x="18.332cm" svg:y="10.397cm">
          <draw:text-box>
            <text:p><text:span text:style-name="T5">CDB</text:span></text:p>
          </draw:text-box>
        </draw:frame>
        <draw:custom-shape draw:style-name="gr29" draw:text-style-name="P4" draw:layer="layout" svg:width="6.782cm" svg:height="9.181cm" svg:x="16.289cm" svg:y="8.017cm">
          <text:p/>
          <draw:enhanced-geometry svg:viewBox="0 0 88 21600" draw:glue-points="44 ?f6 44 0 0 10800 44 21600 88 10800" draw:text-areas="0 ?f6 88 ?f3" draw:type="can" draw:modifiers="3104.436860068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" draw:layer="layout" svg:width="5.407cm" svg:height="4.631cm" svg:x="12.886cm" svg:y="1.6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9" draw:layer="layout" svg:width="3.58cm" svg:height="3.095cm" svg:x="14.245cm" svg:y="2.255cm">
          <draw:text-box>
            <text:p text:style-name="P1"><text:span text:style-name="T5"><text:s/></text:span><text:span text:style-name="T5">HA </text:span></text:p>
            <text:p text:style-name="P1"><text:span text:style-name="T5">API</text:span></text:p>
          </draw:text-box>
        </draw:frame>
        <draw:rect draw:style-name="gr32" draw:text-style-name="P1" draw:layer="layout" svg:width="3.347cm" svg:height="2.194cm" svg:x="3.844cm" svg:y="4.025cm">
          <text:p/>
        </draw:rect>
        <presentation:notes draw:style-name="dp2">
          <draw:page-thumbnail draw:style-name="gr19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0" draw:text-style-name="P6" draw:layer="layout" svg:width="9.676cm" svg:height="1.276cm" svg:x="8.115cm" svg:y="5.097cm">
          <draw:text-box>
            <text:p><text:span text:style-name="T4">Transaction Manager</text:span></text:p>
          </draw:text-box>
        </draw:frame>
        <draw:rect draw:style-name="gr21" draw:text-style-name="P1" draw:layer="layout" svg:width="19.823cm" svg:height="13.361cm" svg:x="3.663cm" svg:y="3.916cm">
          <text:p/>
        </draw:rect>
        <draw:rect draw:style-name="gr22" draw:text-style-name="P1" draw:layer="layout" svg:width="14.345cm" svg:height="11.403cm" svg:x="8.056cm" svg:y="5.186cm">
          <text:p/>
        </draw:rect>
        <draw:rect draw:style-name="gr22" draw:text-style-name="P1" draw:layer="layout" svg:width="9.424cm" svg:height="5.979cm" svg:x="8.479cm" svg:y="7.779cm">
          <text:p/>
        </draw:rect>
        <draw:frame draw:style-name="gr23" draw:text-style-name="P2" draw:layer="layout" svg:width="3.292cm" svg:height="1.16cm" svg:x="8.604cm" svg:y="7.894cm">
          <draw:text-box>
            <text:p><text:span text:style-name="T1">Fast map</text:span></text:p>
          </draw:text-box>
        </draw:frame>
        <draw:frame draw:style-name="gr7" draw:text-style-name="P7" draw:layer="layout" svg:width="3.182cm" svg:height="1.673cm" svg:x="3.836cm" svg:y="4.046cm">
          <draw:text-box>
            <text:p><text:span text:style-name="T5">NCS</text:span></text:p>
          </draw:text-box>
        </draw:frame>
        <draw:frame draw:style-name="gr24" draw:text-style-name="P6" draw:layer="layout" svg:width="7.792cm" svg:height="1.276cm" svg:x="3.767cm" svg:y="6.404cm">
          <draw:text-box>
            <text:p><text:span text:style-name="T4">Service Manager</text:span></text:p>
          </draw:text-box>
        </draw:frame>
        <draw:frame draw:style-name="gr25" draw:text-style-name="P8" draw:layer="layout" svg:width="6.772cm" svg:height="0.962cm" svg:x="12.047cm" svg:y="6.656cm">
          <draw:text-box>
            <text:p><text:span text:style-name="T6">YANG Service Models</text:span></text:p>
          </draw:text-box>
        </draw:frame>
        <draw:rect draw:style-name="gr26" draw:text-style-name="P1" draw:layer="layout" svg:width="15.166cm" svg:height="3.272cm" svg:x="3.822cm" svg:y="6.544cm">
          <text:p/>
        </draw:rect>
        <draw:frame draw:style-name="gr27" draw:text-style-name="P6" draw:layer="layout" svg:width="7.483cm" svg:height="1.276cm" svg:x="3.728cm" svg:y="11.358cm">
          <draw:text-box>
            <text:p><text:span text:style-name="T4">Device Manager</text:span></text:p>
          </draw:text-box>
        </draw:frame>
        <draw:frame draw:style-name="gr28" draw:text-style-name="P8" draw:layer="layout" svg:width="6.594cm" svg:height="0.962cm" svg:x="12.056cm" svg:y="11.535cm">
          <draw:text-box>
            <text:p><text:span text:style-name="T6">YANG Device Models</text:span></text:p>
          </draw:text-box>
        </draw:frame>
        <draw:rect draw:style-name="gr26" draw:text-style-name="P1" draw:layer="layout" svg:width="15.165cm" svg:height="3.072cm" svg:x="3.849cm" svg:y="11.454cm">
          <text:p/>
        </draw:rect>
        <draw:frame draw:style-name="gr20" draw:text-style-name="P7" draw:layer="layout" svg:width="3.254cm" svg:height="1.673cm" svg:x="18.332cm" svg:y="10.397cm">
          <draw:text-box>
            <text:p><text:span text:style-name="T5">CDB</text:span></text:p>
          </draw:text-box>
        </draw:frame>
        <draw:custom-shape draw:style-name="gr29" draw:text-style-name="P4" draw:layer="layout" svg:width="6.782cm" svg:height="9.181cm" svg:x="16.289cm" svg:y="8.017cm">
          <text:p/>
          <draw:enhanced-geometry svg:viewBox="0 0 88 21600" draw:glue-points="44 ?f6 44 0 0 10800 44 21600 88 10800" draw:text-areas="0 ?f6 88 ?f3" draw:type="can" draw:modifiers="3104.436860068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2" draw:text-style-name="P1" draw:layer="layout" svg:width="3.347cm" svg:height="2.194cm" svg:x="3.844cm" svg:y="4.025cm">
          <text:p/>
        </draw:rect>
        <draw:custom-shape draw:style-name="gr30" draw:text-style-name="P1" draw:layer="layout" svg:width="5.407cm" svg:height="4.631cm" svg:x="6.187cm" svg:y="1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7" draw:layer="layout" svg:width="4.312cm" svg:height="3.095cm" svg:x="6.706cm" svg:y="2.166cm">
          <draw:text-box>
            <text:p><text:span text:style-name="T5">NOTIF</text:span></text:p>
            <text:p><text:span text:style-name="T5"><text:s text:c="2"/></text:span><text:span text:style-name="T5">API</text:span></text:p>
          </draw:text-box>
        </draw:frame>
        <presentation:notes draw:style-name="dp2">
          <draw:page-thumbnail draw:style-name="gr19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rect draw:style-name="gr21" draw:text-style-name="P1" draw:layer="layout" svg:width="19.823cm" svg:height="13.361cm" svg:x="3.663cm" svg:y="3.916cm">
          <text:p/>
        </draw:rect>
        <draw:rect draw:style-name="gr22" draw:text-style-name="P1" draw:layer="layout" svg:width="14.345cm" svg:height="11.403cm" svg:x="8.056cm" svg:y="5.186cm">
          <text:p/>
        </draw:rect>
        <draw:rect draw:style-name="gr22" draw:text-style-name="P1" draw:layer="layout" svg:width="9.424cm" svg:height="5.979cm" svg:x="8.479cm" svg:y="7.779cm">
          <text:p/>
        </draw:rect>
        <draw:frame draw:style-name="gr23" draw:text-style-name="P2" draw:layer="layout" svg:width="3.292cm" svg:height="1.16cm" svg:x="8.604cm" svg:y="7.894cm">
          <draw:text-box>
            <text:p><text:span text:style-name="T1">Fast map</text:span></text:p>
          </draw:text-box>
        </draw:frame>
        <draw:frame draw:style-name="gr7" draw:text-style-name="P7" draw:layer="layout" svg:width="3.182cm" svg:height="1.673cm" svg:x="3.836cm" svg:y="4.046cm">
          <draw:text-box>
            <text:p><text:span text:style-name="T5">NCS</text:span></text:p>
          </draw:text-box>
        </draw:frame>
        <draw:frame draw:style-name="gr24" draw:text-style-name="P6" draw:layer="layout" svg:width="7.792cm" svg:height="1.276cm" svg:x="3.767cm" svg:y="6.404cm">
          <draw:text-box>
            <text:p><text:span text:style-name="T4">Service Manager</text:span></text:p>
          </draw:text-box>
        </draw:frame>
        <draw:frame draw:style-name="gr25" draw:text-style-name="P8" draw:layer="layout" svg:width="6.772cm" svg:height="0.962cm" svg:x="12.047cm" svg:y="6.656cm">
          <draw:text-box>
            <text:p><text:span text:style-name="T6">YANG Service Models</text:span></text:p>
          </draw:text-box>
        </draw:frame>
        <draw:rect draw:style-name="gr26" draw:text-style-name="P1" draw:layer="layout" svg:width="15.166cm" svg:height="3.272cm" svg:x="3.822cm" svg:y="6.544cm">
          <text:p/>
        </draw:rect>
        <draw:frame draw:style-name="gr27" draw:text-style-name="P6" draw:layer="layout" svg:width="7.483cm" svg:height="1.276cm" svg:x="3.728cm" svg:y="11.358cm">
          <draw:text-box>
            <text:p><text:span text:style-name="T4">Device Manager</text:span></text:p>
          </draw:text-box>
        </draw:frame>
        <draw:frame draw:style-name="gr28" draw:text-style-name="P8" draw:layer="layout" svg:width="6.594cm" svg:height="0.962cm" svg:x="12.056cm" svg:y="11.535cm">
          <draw:text-box>
            <text:p><text:span text:style-name="T6">YANG Device Models</text:span></text:p>
          </draw:text-box>
        </draw:frame>
        <draw:rect draw:style-name="gr26" draw:text-style-name="P1" draw:layer="layout" svg:width="15.165cm" svg:height="3.072cm" svg:x="3.849cm" svg:y="11.454cm">
          <text:p/>
        </draw:rect>
        <draw:frame draw:style-name="gr20" draw:text-style-name="P7" draw:layer="layout" svg:width="3.254cm" svg:height="1.673cm" svg:x="18.332cm" svg:y="10.397cm">
          <draw:text-box>
            <text:p><text:span text:style-name="T5">CDB</text:span></text:p>
          </draw:text-box>
        </draw:frame>
        <draw:custom-shape draw:style-name="gr29" draw:text-style-name="P4" draw:layer="layout" svg:width="6.782cm" svg:height="9.181cm" svg:x="16.289cm" svg:y="8.017cm">
          <text:p/>
          <draw:enhanced-geometry svg:viewBox="0 0 88 21600" draw:glue-points="44 ?f6 44 0 0 10800 44 21600 88 10800" draw:text-areas="0 ?f6 88 ?f3" draw:type="can" draw:modifiers="3104.436860068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" draw:layer="layout" svg:width="5.407cm" svg:height="4.631cm" svg:x="0.609cm" svg:y="7.9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9" draw:layer="layout" svg:width="5.087cm" svg:height="3.095cm" svg:x="0.775cm" svg:y="8.741cm">
          <draw:text-box>
            <text:p text:style-name="P1"><text:span text:style-name="T5">ALARM</text:span></text:p>
            <text:p text:style-name="P1"><text:span text:style-name="T5">API</text:span></text:p>
          </draw:text-box>
        </draw:frame>
        <draw:rect draw:style-name="gr32" draw:text-style-name="P1" draw:layer="layout" svg:width="3.347cm" svg:height="2.194cm" svg:x="3.844cm" svg:y="4.025cm">
          <text:p/>
        </draw:rect>
        <presentation:notes draw:style-name="dp2">
          <draw:page-thumbnail draw:style-name="gr19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rect draw:style-name="gr21" draw:text-style-name="P1" draw:layer="layout" svg:width="19.823cm" svg:height="13.361cm" svg:x="3.663cm" svg:y="3.916cm">
          <text:p/>
        </draw:rect>
        <draw:rect draw:style-name="gr22" draw:text-style-name="P1" draw:layer="layout" svg:width="14.345cm" svg:height="11.403cm" svg:x="8.056cm" svg:y="5.186cm">
          <text:p/>
        </draw:rect>
        <draw:rect draw:style-name="gr22" draw:text-style-name="P1" draw:layer="layout" svg:width="9.424cm" svg:height="5.979cm" svg:x="8.479cm" svg:y="7.779cm">
          <text:p/>
        </draw:rect>
        <draw:frame draw:style-name="gr23" draw:text-style-name="P2" draw:layer="layout" svg:width="3.292cm" svg:height="1.16cm" svg:x="8.604cm" svg:y="7.894cm">
          <draw:text-box>
            <text:p><text:span text:style-name="T1">Fast map</text:span></text:p>
          </draw:text-box>
        </draw:frame>
        <draw:frame draw:style-name="gr7" draw:text-style-name="P7" draw:layer="layout" svg:width="3.182cm" svg:height="1.673cm" svg:x="3.836cm" svg:y="4.046cm">
          <draw:text-box>
            <text:p><text:span text:style-name="T5">NCS</text:span></text:p>
          </draw:text-box>
        </draw:frame>
        <draw:frame draw:style-name="gr24" draw:text-style-name="P6" draw:layer="layout" svg:width="7.792cm" svg:height="1.276cm" svg:x="3.767cm" svg:y="6.404cm">
          <draw:text-box>
            <text:p><text:span text:style-name="T4">Service Manager</text:span></text:p>
          </draw:text-box>
        </draw:frame>
        <draw:frame draw:style-name="gr25" draw:text-style-name="P8" draw:layer="layout" svg:width="6.772cm" svg:height="0.962cm" svg:x="12.047cm" svg:y="6.656cm">
          <draw:text-box>
            <text:p><text:span text:style-name="T6">YANG Service Models</text:span></text:p>
          </draw:text-box>
        </draw:frame>
        <draw:rect draw:style-name="gr26" draw:text-style-name="P1" draw:layer="layout" svg:width="15.166cm" svg:height="3.272cm" svg:x="3.822cm" svg:y="6.544cm">
          <text:p/>
        </draw:rect>
        <draw:frame draw:style-name="gr27" draw:text-style-name="P6" draw:layer="layout" svg:width="7.483cm" svg:height="1.276cm" svg:x="3.728cm" svg:y="11.358cm">
          <draw:text-box>
            <text:p><text:span text:style-name="T4">Device Manager</text:span></text:p>
          </draw:text-box>
        </draw:frame>
        <draw:frame draw:style-name="gr28" draw:text-style-name="P8" draw:layer="layout" svg:width="6.594cm" svg:height="0.962cm" svg:x="12.056cm" svg:y="11.535cm">
          <draw:text-box>
            <text:p><text:span text:style-name="T6">YANG Device Models</text:span></text:p>
          </draw:text-box>
        </draw:frame>
        <draw:rect draw:style-name="gr26" draw:text-style-name="P1" draw:layer="layout" svg:width="15.165cm" svg:height="3.072cm" svg:x="3.849cm" svg:y="11.454cm">
          <text:p/>
        </draw:rect>
        <draw:frame draw:style-name="gr20" draw:text-style-name="P7" draw:layer="layout" svg:width="3.254cm" svg:height="1.673cm" svg:x="18.332cm" svg:y="10.397cm">
          <draw:text-box>
            <text:p><text:span text:style-name="T5">CDB</text:span></text:p>
          </draw:text-box>
        </draw:frame>
        <draw:custom-shape draw:style-name="gr29" draw:text-style-name="P4" draw:layer="layout" svg:width="6.782cm" svg:height="9.181cm" svg:x="16.289cm" svg:y="8.017cm">
          <text:p/>
          <draw:enhanced-geometry svg:viewBox="0 0 88 21600" draw:glue-points="44 ?f6 44 0 0 10800 44 21600 88 10800" draw:text-areas="0 ?f6 88 ?f3" draw:type="can" draw:modifiers="3104.436860068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" draw:layer="layout" svg:width="5.407cm" svg:height="4.631cm" svg:x="1.988cm" svg:y="14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7" draw:layer="layout" svg:width="3.58cm" svg:height="3.095cm" svg:x="2.973cm" svg:y="15.632cm">
          <draw:text-box>
            <text:p><text:span text:style-name="T5">NED</text:span></text:p>
            <text:p text:style-name="P1"><text:span text:style-name="T5">API</text:span></text:p>
          </draw:text-box>
        </draw:frame>
        <draw:rect draw:style-name="gr32" draw:text-style-name="P1" draw:layer="layout" svg:width="3.347cm" svg:height="2.194cm" svg:x="3.844cm" svg:y="4.025cm">
          <text:p/>
        </draw:rect>
        <presentation:notes draw:style-name="dp2">
          <draw:page-thumbnail draw:style-name="gr19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rect draw:style-name="gr21" draw:text-style-name="P1" draw:layer="layout" svg:width="19.823cm" svg:height="13.361cm" svg:x="3.663cm" svg:y="3.916cm">
          <text:p/>
        </draw:rect>
        <draw:rect draw:style-name="gr22" draw:text-style-name="P1" draw:layer="layout" svg:width="14.345cm" svg:height="11.403cm" svg:x="8.056cm" svg:y="5.186cm">
          <text:p/>
        </draw:rect>
        <draw:rect draw:style-name="gr22" draw:text-style-name="P1" draw:layer="layout" svg:width="9.424cm" svg:height="5.979cm" svg:x="8.479cm" svg:y="7.779cm">
          <text:p/>
        </draw:rect>
        <draw:frame draw:style-name="gr23" draw:text-style-name="P2" draw:layer="layout" svg:width="3.292cm" svg:height="1.16cm" svg:x="8.604cm" svg:y="7.894cm">
          <draw:text-box>
            <text:p><text:span text:style-name="T1">Fast map</text:span></text:p>
          </draw:text-box>
        </draw:frame>
        <draw:frame draw:style-name="gr7" draw:text-style-name="P7" draw:layer="layout" svg:width="3.182cm" svg:height="1.673cm" svg:x="3.836cm" svg:y="4.046cm">
          <draw:text-box>
            <text:p><text:span text:style-name="T5">NCS</text:span></text:p>
          </draw:text-box>
        </draw:frame>
        <draw:frame draw:style-name="gr24" draw:text-style-name="P6" draw:layer="layout" svg:width="7.792cm" svg:height="1.276cm" svg:x="3.767cm" svg:y="6.404cm">
          <draw:text-box>
            <text:p><text:span text:style-name="T4">Service Manager</text:span></text:p>
          </draw:text-box>
        </draw:frame>
        <draw:frame draw:style-name="gr25" draw:text-style-name="P8" draw:layer="layout" svg:width="6.772cm" svg:height="0.962cm" svg:x="12.047cm" svg:y="6.656cm">
          <draw:text-box>
            <text:p><text:span text:style-name="T6">YANG Service Models</text:span></text:p>
          </draw:text-box>
        </draw:frame>
        <draw:rect draw:style-name="gr26" draw:text-style-name="P1" draw:layer="layout" svg:width="15.166cm" svg:height="3.272cm" svg:x="3.822cm" svg:y="6.544cm">
          <text:p/>
        </draw:rect>
        <draw:frame draw:style-name="gr27" draw:text-style-name="P6" draw:layer="layout" svg:width="7.483cm" svg:height="1.276cm" svg:x="3.728cm" svg:y="11.358cm">
          <draw:text-box>
            <text:p><text:span text:style-name="T4">Device Manager</text:span></text:p>
          </draw:text-box>
        </draw:frame>
        <draw:frame draw:style-name="gr28" draw:text-style-name="P8" draw:layer="layout" svg:width="6.594cm" svg:height="0.962cm" svg:x="12.056cm" svg:y="11.535cm">
          <draw:text-box>
            <text:p><text:span text:style-name="T6">YANG Device Models</text:span></text:p>
          </draw:text-box>
        </draw:frame>
        <draw:rect draw:style-name="gr26" draw:text-style-name="P1" draw:layer="layout" svg:width="15.165cm" svg:height="3.072cm" svg:x="3.849cm" svg:y="11.454cm">
          <text:p/>
        </draw:rect>
        <draw:frame draw:style-name="gr20" draw:text-style-name="P7" draw:layer="layout" svg:width="3.254cm" svg:height="1.673cm" svg:x="18.332cm" svg:y="10.397cm">
          <draw:text-box>
            <text:p><text:span text:style-name="T5">CDB</text:span></text:p>
          </draw:text-box>
        </draw:frame>
        <draw:custom-shape draw:style-name="gr29" draw:text-style-name="P4" draw:layer="layout" svg:width="6.782cm" svg:height="9.181cm" svg:x="16.289cm" svg:y="8.017cm">
          <text:p/>
          <draw:enhanced-geometry svg:viewBox="0 0 88 21600" draw:glue-points="44 ?f6 44 0 0 10800 44 21600 88 10800" draw:text-areas="0 ?f6 88 ?f3" draw:type="can" draw:modifiers="3104.436860068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" draw:layer="layout" svg:width="5.407cm" svg:height="4.631cm" svg:x="9.687cm" svg:y="14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9" draw:layer="layout" svg:width="3.293cm" svg:height="3.095cm" svg:x="10.944cm" svg:y="15.55cm">
          <draw:text-box>
            <text:p text:style-name="P1"><text:span text:style-name="T5">DP</text:span></text:p>
            <text:p text:style-name="P1"><text:span text:style-name="T5">API</text:span></text:p>
          </draw:text-box>
        </draw:frame>
        <draw:rect draw:style-name="gr32" draw:text-style-name="P1" draw:layer="layout" svg:width="3.347cm" svg:height="2.194cm" svg:x="3.844cm" svg:y="4.025cm">
          <text:p/>
        </draw:rect>
        <presentation:notes draw:style-name="dp2">
          <draw:page-thumbnail draw:style-name="gr19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rect draw:style-name="gr21" draw:text-style-name="P1" draw:layer="layout" svg:width="19.823cm" svg:height="13.361cm" svg:x="3.663cm" svg:y="3.916cm">
          <text:p/>
        </draw:rect>
        <draw:rect draw:style-name="gr22" draw:text-style-name="P1" draw:layer="layout" svg:width="14.345cm" svg:height="11.403cm" svg:x="8.056cm" svg:y="5.186cm">
          <text:p/>
        </draw:rect>
        <draw:rect draw:style-name="gr22" draw:text-style-name="P1" draw:layer="layout" svg:width="9.424cm" svg:height="5.979cm" svg:x="8.479cm" svg:y="7.779cm">
          <text:p/>
        </draw:rect>
        <draw:frame draw:style-name="gr23" draw:text-style-name="P2" draw:layer="layout" svg:width="3.292cm" svg:height="1.16cm" svg:x="8.604cm" svg:y="7.894cm">
          <draw:text-box>
            <text:p><text:span text:style-name="T1">Fast map</text:span></text:p>
          </draw:text-box>
        </draw:frame>
        <draw:frame draw:style-name="gr7" draw:text-style-name="P7" draw:layer="layout" svg:width="3.182cm" svg:height="1.673cm" svg:x="3.836cm" svg:y="4.046cm">
          <draw:text-box>
            <text:p><text:span text:style-name="T5">NCS</text:span></text:p>
          </draw:text-box>
        </draw:frame>
        <draw:frame draw:style-name="gr24" draw:text-style-name="P6" draw:layer="layout" svg:width="7.792cm" svg:height="1.276cm" svg:x="3.767cm" svg:y="6.404cm">
          <draw:text-box>
            <text:p><text:span text:style-name="T4">Service Manager</text:span></text:p>
          </draw:text-box>
        </draw:frame>
        <draw:frame draw:style-name="gr25" draw:text-style-name="P8" draw:layer="layout" svg:width="6.772cm" svg:height="0.962cm" svg:x="12.047cm" svg:y="6.656cm">
          <draw:text-box>
            <text:p><text:span text:style-name="T6">YANG Service Models</text:span></text:p>
          </draw:text-box>
        </draw:frame>
        <draw:rect draw:style-name="gr26" draw:text-style-name="P1" draw:layer="layout" svg:width="15.166cm" svg:height="3.272cm" svg:x="3.822cm" svg:y="6.544cm">
          <text:p/>
        </draw:rect>
        <draw:frame draw:style-name="gr27" draw:text-style-name="P6" draw:layer="layout" svg:width="7.483cm" svg:height="1.276cm" svg:x="3.728cm" svg:y="11.358cm">
          <draw:text-box>
            <text:p><text:span text:style-name="T4">Device Manager</text:span></text:p>
          </draw:text-box>
        </draw:frame>
        <draw:frame draw:style-name="gr28" draw:text-style-name="P8" draw:layer="layout" svg:width="6.594cm" svg:height="0.962cm" svg:x="12.056cm" svg:y="11.535cm">
          <draw:text-box>
            <text:p><text:span text:style-name="T6">YANG Device Models</text:span></text:p>
          </draw:text-box>
        </draw:frame>
        <draw:rect draw:style-name="gr26" draw:text-style-name="P1" draw:layer="layout" svg:width="15.165cm" svg:height="3.072cm" svg:x="3.849cm" svg:y="11.454cm">
          <text:p/>
        </draw:rect>
        <draw:frame draw:style-name="gr20" draw:text-style-name="P7" draw:layer="layout" svg:width="3.254cm" svg:height="1.673cm" svg:x="18.332cm" svg:y="10.397cm">
          <draw:text-box>
            <text:p><text:span text:style-name="T5">CDB</text:span></text:p>
          </draw:text-box>
        </draw:frame>
        <draw:custom-shape draw:style-name="gr29" draw:text-style-name="P4" draw:layer="layout" svg:width="6.782cm" svg:height="9.181cm" svg:x="16.289cm" svg:y="8.017cm">
          <text:p/>
          <draw:enhanced-geometry svg:viewBox="0 0 88 21600" draw:glue-points="44 ?f6 44 0 0 10800 44 21600 88 10800" draw:text-areas="0 ?f6 88 ?f3" draw:type="can" draw:modifiers="3104.436860068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" draw:layer="layout" svg:width="5.407cm" svg:height="4.631cm" svg:x="19.585cm" svg:y="1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7" draw:layer="layout" svg:width="4.596cm" svg:height="1.673cm" svg:x="20.104cm" svg:y="2.364cm">
          <draw:text-box>
            <text:p><text:span text:style-name="T5">MAAPI</text:span></text:p>
          </draw:text-box>
        </draw:frame>
        <draw:custom-shape draw:style-name="gr30" draw:text-style-name="P1" draw:layer="layout" svg:width="5.407cm" svg:height="4.631cm" svg:x="19.586cm" svg:y="14.7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9" draw:layer="layout" svg:width="3.58cm" svg:height="3.095cm" svg:x="20.612cm" svg:y="15.562cm">
          <draw:text-box>
            <text:p text:style-name="P1"><text:span text:style-name="T5">CDB</text:span></text:p>
            <text:p text:style-name="P1"><text:span text:style-name="T5">API</text:span></text:p>
          </draw:text-box>
        </draw:frame>
        <draw:custom-shape draw:style-name="gr30" draw:text-style-name="P1" draw:layer="layout" svg:width="3.596cm" svg:height="16.113cm" svg:x="23.722cm" svg:y="2.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4.007cm" svg:height="1.673cm" svg:x="23.521cm" svg:y="9.459cm">
          <draw:text-box>
            <text:p><text:span text:style-name="T5">NAVU</text:span></text:p>
          </draw:text-box>
        </draw:frame>
        <draw:rect draw:style-name="gr32" draw:text-style-name="P1" draw:layer="layout" svg:width="3.347cm" svg:height="2.194cm" svg:x="3.844cm" svg:y="4.025cm">
          <text:p/>
        </draw:rect>
        <presentation:notes draw:style-name="dp2">
          <draw:page-thumbnail draw:style-name="gr19" draw:layer="layout" svg:width="14.848cm" svg:height="11.135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rect draw:style-name="gr21" draw:text-style-name="P1" draw:layer="layout" svg:width="19.823cm" svg:height="13.361cm" svg:x="3.663cm" svg:y="3.916cm">
          <text:p/>
        </draw:rect>
        <draw:rect draw:style-name="gr22" draw:text-style-name="P1" draw:layer="layout" svg:width="14.345cm" svg:height="11.403cm" svg:x="8.056cm" svg:y="5.186cm">
          <text:p/>
        </draw:rect>
        <draw:rect draw:style-name="gr22" draw:text-style-name="P1" draw:layer="layout" svg:width="9.424cm" svg:height="5.979cm" svg:x="8.479cm" svg:y="7.779cm">
          <text:p/>
        </draw:rect>
        <draw:frame draw:style-name="gr23" draw:text-style-name="P11" draw:layer="layout" svg:width="3.292cm" svg:height="1.16cm" svg:x="8.604cm" svg:y="7.894cm">
          <draw:text-box>
            <text:p text:style-name="P10"><text:span text:style-name="T1">Fast map</text:span></text:p>
          </draw:text-box>
        </draw:frame>
        <draw:frame draw:style-name="gr7" draw:text-style-name="P7" draw:layer="layout" svg:width="3.182cm" svg:height="1.673cm" svg:x="3.836cm" svg:y="4.046cm">
          <draw:text-box>
            <text:p text:style-name="P12"><text:span text:style-name="T5">NCS</text:span></text:p>
          </draw:text-box>
        </draw:frame>
        <draw:frame draw:style-name="gr24" draw:text-style-name="P6" draw:layer="layout" svg:width="7.792cm" svg:height="1.276cm" svg:x="3.767cm" svg:y="6.404cm">
          <draw:text-box>
            <text:p text:style-name="P13"><text:span text:style-name="T4">Service Manager</text:span></text:p>
          </draw:text-box>
        </draw:frame>
        <draw:frame draw:style-name="gr25" draw:text-style-name="P8" draw:layer="layout" svg:width="6.772cm" svg:height="0.962cm" svg:x="12.047cm" svg:y="6.656cm">
          <draw:text-box>
            <text:p text:style-name="P10"><text:span text:style-name="T6">YANG Service Models</text:span></text:p>
          </draw:text-box>
        </draw:frame>
        <draw:rect draw:style-name="gr26" draw:text-style-name="P1" draw:layer="layout" svg:width="15.166cm" svg:height="3.272cm" svg:x="3.822cm" svg:y="6.544cm">
          <text:p/>
        </draw:rect>
        <draw:frame draw:style-name="gr27" draw:text-style-name="P6" draw:layer="layout" svg:width="7.483cm" svg:height="1.276cm" svg:x="3.728cm" svg:y="11.358cm">
          <draw:text-box>
            <text:p text:style-name="P13"><text:span text:style-name="T4">Device Manager</text:span></text:p>
          </draw:text-box>
        </draw:frame>
        <draw:frame draw:style-name="gr28" draw:text-style-name="P8" draw:layer="layout" svg:width="6.594cm" svg:height="0.962cm" svg:x="12.056cm" svg:y="11.535cm">
          <draw:text-box>
            <text:p text:style-name="P10"><text:span text:style-name="T6">YANG Device Models</text:span></text:p>
          </draw:text-box>
        </draw:frame>
        <draw:rect draw:style-name="gr26" draw:text-style-name="P1" draw:layer="layout" svg:width="15.165cm" svg:height="3.072cm" svg:x="3.849cm" svg:y="11.454cm">
          <text:p/>
        </draw:rect>
        <draw:frame draw:style-name="gr20" draw:text-style-name="P7" draw:layer="layout" svg:width="3.254cm" svg:height="1.673cm" svg:x="18.332cm" svg:y="10.397cm">
          <draw:text-box>
            <text:p text:style-name="P12"><text:span text:style-name="T5">CDB</text:span></text:p>
          </draw:text-box>
        </draw:frame>
        <draw:custom-shape draw:style-name="gr29" draw:text-style-name="P4" draw:layer="layout" svg:width="6.782cm" svg:height="9.181cm" svg:x="16.289cm" svg:y="8.017cm">
          <text:p/>
          <draw:enhanced-geometry svg:viewBox="0 0 88 21600" draw:glue-points="44 ?f6 44 0 0 10800 44 21600 88 10800" draw:text-areas="0 ?f6 88 ?f3" draw:type="can" draw:modifiers="3104.436860068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" draw:layer="layout" svg:width="5.407cm" svg:height="4.631cm" svg:x="19.585cm" svg:y="1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7" draw:layer="layout" svg:width="4.596cm" svg:height="1.673cm" svg:x="20.104cm" svg:y="2.364cm">
          <draw:text-box>
            <text:p text:style-name="P12"><text:span text:style-name="T5">MAAPI</text:span></text:p>
          </draw:text-box>
        </draw:frame>
        <draw:custom-shape draw:style-name="gr30" draw:text-style-name="P1" draw:layer="layout" svg:width="5.407cm" svg:height="4.631cm" svg:x="19.586cm" svg:y="14.7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9" draw:layer="layout" svg:width="3.58cm" svg:height="3.095cm" svg:x="20.612cm" svg:y="15.562cm">
          <draw:text-box>
            <text:p text:style-name="P14"><text:span text:style-name="T5">CDB</text:span></text:p>
            <text:p text:style-name="P14"><text:span text:style-name="T5">API</text:span></text:p>
          </draw:text-box>
        </draw:frame>
        <draw:rect draw:style-name="gr32" draw:text-style-name="P1" draw:layer="layout" svg:width="3.347cm" svg:height="2.194cm" svg:x="3.844cm" svg:y="4.025cm">
          <text:p/>
        </draw:rect>
        <draw:custom-shape draw:style-name="gr30" draw:text-style-name="P1" draw:layer="layout" svg:width="5.407cm" svg:height="4.631cm" svg:x="9.688cm" svg:y="14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9" draw:layer="layout" svg:width="3.293cm" svg:height="3.095cm" svg:x="10.945cm" svg:y="15.551cm">
          <draw:text-box>
            <text:p text:style-name="P1"><text:span text:style-name="T5">DP</text:span></text:p>
            <text:p text:style-name="P1"><text:span text:style-name="T5">API</text:span></text:p>
          </draw:text-box>
        </draw:frame>
        <draw:path draw:style-name="gr35" draw:text-style-name="P1" draw:layer="layout" svg:width="17.228cm" svg:height="18.629cm" svg:x="10.066cm" svg:y="2.211cm" svg:viewBox="0 0 17229 18630" svg:d="m14907 18630c-21 0-43-1-63-4h-14344c-276 0-500-224-500-500v-1822c0-276 224-500 500-500h13907v-15304c0-276 224-500 500-500h1822c276 0 500 224 500 500v17630c0 276-224 500-500 500z">
          <text:p/>
        </draw:path>
        <draw:frame draw:style-name="gr34" draw:text-style-name="P7" draw:layer="layout" svg:width="11.229cm" svg:height="1.673cm" draw:transform="rotate (1.5707963267946) translate (24.899cm 15.919cm)">
          <draw:text-box>
            <text:p text:style-name="P12"><text:span text:style-name="T5">Python High-level</text:span></text:p>
          </draw:text-box>
        </draw:frame>
        <presentation:notes draw:style-name="dp2">
          <draw:page-thumbnail draw:style-name="gr19" draw:layer="layout" svg:width="14.848cm" svg:height="11.135cm" svg:x="3.075cm" svg:y="2.257cm" draw:page-number="8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rect draw:style-name="gr21" draw:text-style-name="P1" draw:layer="layout" svg:width="19.823cm" svg:height="13.361cm" svg:x="3.663cm" svg:y="3.916cm">
          <text:p/>
        </draw:rect>
        <draw:rect draw:style-name="gr22" draw:text-style-name="P1" draw:layer="layout" svg:width="14.345cm" svg:height="11.403cm" svg:x="8.056cm" svg:y="5.186cm">
          <text:p/>
        </draw:rect>
        <draw:rect draw:style-name="gr22" draw:text-style-name="P1" draw:layer="layout" svg:width="9.424cm" svg:height="5.979cm" svg:x="8.479cm" svg:y="7.779cm">
          <text:p/>
        </draw:rect>
        <draw:frame draw:style-name="gr23" draw:text-style-name="P2" draw:layer="layout" svg:width="3.292cm" svg:height="1.16cm" svg:x="8.604cm" svg:y="7.894cm">
          <draw:text-box>
            <text:p><text:span text:style-name="T1">Fast map</text:span></text:p>
          </draw:text-box>
        </draw:frame>
        <draw:frame draw:style-name="gr7" draw:text-style-name="P7" draw:layer="layout" svg:width="3.182cm" svg:height="1.673cm" svg:x="3.836cm" svg:y="4.046cm">
          <draw:text-box>
            <text:p><text:span text:style-name="T5">NCS</text:span></text:p>
          </draw:text-box>
        </draw:frame>
        <draw:frame draw:style-name="gr24" draw:text-style-name="P6" draw:layer="layout" svg:width="7.792cm" svg:height="1.276cm" svg:x="3.767cm" svg:y="6.404cm">
          <draw:text-box>
            <text:p><text:span text:style-name="T4">Service Manager</text:span></text:p>
          </draw:text-box>
        </draw:frame>
        <draw:frame draw:style-name="gr25" draw:text-style-name="P8" draw:layer="layout" svg:width="6.772cm" svg:height="0.962cm" svg:x="12.047cm" svg:y="6.656cm">
          <draw:text-box>
            <text:p><text:span text:style-name="T6">YANG Service Models</text:span></text:p>
          </draw:text-box>
        </draw:frame>
        <draw:rect draw:style-name="gr26" draw:text-style-name="P1" draw:layer="layout" svg:width="15.166cm" svg:height="3.272cm" svg:x="3.822cm" svg:y="6.544cm">
          <text:p/>
        </draw:rect>
        <draw:frame draw:style-name="gr27" draw:text-style-name="P6" draw:layer="layout" svg:width="7.483cm" svg:height="1.276cm" svg:x="3.728cm" svg:y="11.358cm">
          <draw:text-box>
            <text:p><text:span text:style-name="T4">Device Manager</text:span></text:p>
          </draw:text-box>
        </draw:frame>
        <draw:frame draw:style-name="gr28" draw:text-style-name="P8" draw:layer="layout" svg:width="6.594cm" svg:height="0.962cm" svg:x="12.056cm" svg:y="11.535cm">
          <draw:text-box>
            <text:p><text:span text:style-name="T6">YANG Device Models</text:span></text:p>
          </draw:text-box>
        </draw:frame>
        <draw:rect draw:style-name="gr26" draw:text-style-name="P1" draw:layer="layout" svg:width="15.165cm" svg:height="3.072cm" svg:x="3.849cm" svg:y="11.454cm">
          <text:p/>
        </draw:rect>
        <draw:frame draw:style-name="gr20" draw:text-style-name="P7" draw:layer="layout" svg:width="3.254cm" svg:height="1.673cm" svg:x="18.332cm" svg:y="10.397cm">
          <draw:text-box>
            <text:p><text:span text:style-name="T5">CDB</text:span></text:p>
          </draw:text-box>
        </draw:frame>
        <draw:custom-shape draw:style-name="gr29" draw:text-style-name="P4" draw:layer="layout" svg:width="6.782cm" svg:height="9.181cm" svg:x="16.289cm" svg:y="8.017cm">
          <text:p/>
          <draw:enhanced-geometry svg:viewBox="0 0 88 21600" draw:glue-points="44 ?f6 44 0 0 10800 44 21600 88 10800" draw:text-areas="0 ?f6 88 ?f3" draw:type="can" draw:modifiers="3104.436860068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" draw:layer="layout" svg:width="5.407cm" svg:height="4.631cm" svg:x="19.586cm" svg:y="14.7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9" draw:layer="layout" svg:width="3.58cm" svg:height="3.095cm" svg:x="20.612cm" svg:y="15.562cm">
          <draw:text-box>
            <text:p text:style-name="P1"><text:span text:style-name="T5">CDB</text:span></text:p>
            <text:p text:style-name="P1"><text:span text:style-name="T5">API</text:span></text:p>
          </draw:text-box>
        </draw:frame>
        <draw:rect draw:style-name="gr32" draw:text-style-name="P1" draw:layer="layout" svg:width="3.347cm" svg:height="2.194cm" svg:x="3.844cm" svg:y="4.025cm">
          <text:p/>
        </draw:rect>
        <presentation:notes draw:style-name="dp2">
          <draw:page-thumbnail draw:style-name="gr19" draw:layer="layout" svg:width="14.848cm" svg:height="11.135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rect draw:style-name="gr21" draw:text-style-name="P1" draw:layer="layout" svg:width="19.823cm" svg:height="13.361cm" svg:x="3.663cm" svg:y="3.916cm">
          <text:p/>
        </draw:rect>
        <draw:rect draw:style-name="gr22" draw:text-style-name="P1" draw:layer="layout" svg:width="14.345cm" svg:height="11.403cm" svg:x="8.056cm" svg:y="5.186cm">
          <text:p/>
        </draw:rect>
        <draw:rect draw:style-name="gr22" draw:text-style-name="P1" draw:layer="layout" svg:width="9.424cm" svg:height="5.979cm" svg:x="8.479cm" svg:y="7.779cm">
          <text:p/>
        </draw:rect>
        <draw:frame draw:style-name="gr23" draw:text-style-name="P2" draw:layer="layout" svg:width="3.292cm" svg:height="1.16cm" svg:x="8.604cm" svg:y="7.894cm">
          <draw:text-box>
            <text:p><text:span text:style-name="T1">Fast map</text:span></text:p>
          </draw:text-box>
        </draw:frame>
        <draw:frame draw:style-name="gr7" draw:text-style-name="P7" draw:layer="layout" svg:width="3.182cm" svg:height="1.673cm" svg:x="3.836cm" svg:y="4.046cm">
          <draw:text-box>
            <text:p><text:span text:style-name="T5">NCS</text:span></text:p>
          </draw:text-box>
        </draw:frame>
        <draw:frame draw:style-name="gr24" draw:text-style-name="P6" draw:layer="layout" svg:width="7.792cm" svg:height="1.276cm" svg:x="3.767cm" svg:y="6.404cm">
          <draw:text-box>
            <text:p><text:span text:style-name="T4">Service Manager</text:span></text:p>
          </draw:text-box>
        </draw:frame>
        <draw:frame draw:style-name="gr25" draw:text-style-name="P8" draw:layer="layout" svg:width="6.772cm" svg:height="0.962cm" svg:x="12.047cm" svg:y="6.656cm">
          <draw:text-box>
            <text:p><text:span text:style-name="T6">YANG Service Models</text:span></text:p>
          </draw:text-box>
        </draw:frame>
        <draw:rect draw:style-name="gr26" draw:text-style-name="P1" draw:layer="layout" svg:width="15.166cm" svg:height="3.272cm" svg:x="3.822cm" svg:y="6.544cm">
          <text:p/>
        </draw:rect>
        <draw:frame draw:style-name="gr27" draw:text-style-name="P6" draw:layer="layout" svg:width="7.483cm" svg:height="1.276cm" svg:x="3.728cm" svg:y="11.358cm">
          <draw:text-box>
            <text:p><text:span text:style-name="T4">Device Manager</text:span></text:p>
          </draw:text-box>
        </draw:frame>
        <draw:frame draw:style-name="gr28" draw:text-style-name="P8" draw:layer="layout" svg:width="6.594cm" svg:height="0.962cm" svg:x="12.056cm" svg:y="11.535cm">
          <draw:text-box>
            <text:p><text:span text:style-name="T6">YANG Device Models</text:span></text:p>
          </draw:text-box>
        </draw:frame>
        <draw:rect draw:style-name="gr26" draw:text-style-name="P1" draw:layer="layout" svg:width="15.165cm" svg:height="3.072cm" svg:x="3.849cm" svg:y="11.454cm">
          <text:p/>
        </draw:rect>
        <draw:frame draw:style-name="gr20" draw:text-style-name="P7" draw:layer="layout" svg:width="3.254cm" svg:height="1.673cm" svg:x="18.332cm" svg:y="10.397cm">
          <draw:text-box>
            <text:p><text:span text:style-name="T5">CDB</text:span></text:p>
          </draw:text-box>
        </draw:frame>
        <draw:custom-shape draw:style-name="gr29" draw:text-style-name="P4" draw:layer="layout" svg:width="6.782cm" svg:height="9.181cm" svg:x="16.289cm" svg:y="8.017cm">
          <text:p/>
          <draw:enhanced-geometry svg:viewBox="0 0 88 21600" draw:glue-points="44 ?f6 44 0 0 10800 44 21600 88 10800" draw:text-areas="0 ?f6 88 ?f3" draw:type="can" draw:modifiers="3104.436860068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" draw:layer="layout" svg:width="5.407cm" svg:height="4.631cm" svg:x="19.585cm" svg:y="1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7" draw:layer="layout" svg:width="4.596cm" svg:height="1.673cm" svg:x="20.104cm" svg:y="2.364cm">
          <draw:text-box>
            <text:p><text:span text:style-name="T5">MAAPI</text:span></text:p>
          </draw:text-box>
        </draw:frame>
        <draw:rect draw:style-name="gr32" draw:text-style-name="P1" draw:layer="layout" svg:width="3.347cm" svg:height="2.194cm" svg:x="3.844cm" svg:y="4.025cm">
          <text:p/>
        </draw:rect>
        <presentation:notes draw:style-name="dp2">
          <draw:page-thumbnail draw:style-name="gr19" draw:layer="layout" svg:width="14.848cm" svg:height="11.135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1" draw:text-style-name="P1" draw:layer="layout" svg:width="18.224cm" svg:height="12.743cm" svg:x="5.065cm" svg:y="4.223cm">
          <text:p/>
          <draw:enhanced-geometry svg:viewBox="0 0 21600 21600" draw:path-stretchpoint-x="10800" draw:path-stretchpoint-y="10800" draw:text-areas="?f3 ?f4 ?f5 ?f6" draw:type="round-rectangle" draw:modifiers="1976.82948974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" draw:layer="layout" svg:width="11.663cm" svg:height="3.168cm" svg:x="5.848cm" svg:y="5.112cm">
          <text:p/>
        </draw:rect>
        <draw:rect draw:style-name="gr5" draw:text-style-name="P1" draw:layer="layout" svg:width="11.609cm" svg:height="3.168cm" svg:x="5.875cm" svg:y="9.046cm">
          <text:p/>
        </draw:rect>
        <draw:rect draw:style-name="gr5" draw:text-style-name="P1" draw:layer="layout" svg:width="11.582cm" svg:height="3.168cm" svg:x="5.848cm" svg:y="12.978cm">
          <text:p/>
        </draw:rect>
        <draw:frame draw:style-name="gr7" draw:layer="layout" svg:width="7.385cm" svg:height="0.962cm" svg:x="5.865cm" svg:y="4.972cm">
          <draw:text-box>
            <text:p>Application Components</text:p>
          </draw:text-box>
        </draw:frame>
        <draw:frame draw:style-name="gr7" draw:layer="layout" svg:width="6.712cm" svg:height="0.962cm" svg:x="5.865cm" svg:y="8.899cm">
          <draw:text-box>
            <text:p>Callback Components</text:p>
          </draw:text-box>
        </draw:frame>
        <draw:frame draw:style-name="gr7" draw:layer="layout" svg:width="5.442cm" svg:height="0.962cm" svg:x="5.866cm" svg:y="12.872cm">
          <draw:text-box>
            <text:p>Ned Components</text:p>
          </draw:text-box>
        </draw:frame>
        <draw:frame draw:style-name="gr7" draw:text-style-name="P2" draw:layer="layout" svg:width="4.562cm" svg:height="0.962cm" svg:x="3.832cm" svg:y="1.609cm">
          <draw:text-box>
            <text:p><text:span text:style-name="T1">NCS Java VM</text:span></text:p>
          </draw:text-box>
        </draw:frame>
        <draw:g>
          <draw:custom-shape draw:style-name="gr3" draw:text-style-name="P1" draw:layer="layout" svg:width="2.761cm" svg:height="2.761cm" svg:x="19.514cm" svg:y="4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20.797cm" svg:y1="4.894cm" svg:x2="21.282cm" svg:y2="4.966cm">
            <text:p/>
          </draw:line>
          <draw:line draw:style-name="gr36" draw:text-style-name="P1" draw:layer="layout" svg:x1="21.162cm" svg:y1="7.606cm" svg:x2="20.702cm" svg:y2="7.655cm">
            <text:p/>
          </draw:line>
        </draw:g>
        <draw:g>
          <draw:custom-shape draw:style-name="gr3" draw:text-style-name="P1" draw:layer="layout" svg:width="2.761cm" svg:height="2.761cm" svg:x="19.515cm" svg:y="8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20.798cm" svg:y1="8.895cm" svg:x2="21.283cm" svg:y2="8.967cm">
            <text:p/>
          </draw:line>
          <draw:line draw:style-name="gr36" draw:text-style-name="P1" draw:layer="layout" svg:x1="21.163cm" svg:y1="11.607cm" svg:x2="20.703cm" svg:y2="11.656cm">
            <text:p/>
          </draw:line>
        </draw:g>
        <draw:g>
          <draw:custom-shape draw:style-name="gr3" draw:text-style-name="P1" draw:layer="layout" svg:width="2.761cm" svg:height="2.761cm" svg:x="19.516cm" svg:y="13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20.799cm" svg:y1="13.196cm" svg:x2="21.284cm" svg:y2="13.268cm">
            <text:p/>
          </draw:line>
          <draw:line draw:style-name="gr36" draw:text-style-name="P1" draw:layer="layout" svg:x1="21.164cm" svg:y1="15.908cm" svg:x2="20.704cm" svg:y2="15.957cm">
            <text:p/>
          </draw:line>
        </draw:g>
        <draw:g>
          <draw:custom-shape draw:style-name="gr3" draw:text-style-name="P1" draw:layer="layout" svg:width="2.761cm" svg:height="2.761cm" svg:x="7.114cm" svg:y="13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8.397cm" svg:y1="13.894cm" svg:x2="8.882cm" svg:y2="13.966cm">
            <text:p/>
          </draw:line>
          <draw:line draw:style-name="gr36" draw:text-style-name="P1" draw:layer="layout" svg:x1="8.762cm" svg:y1="16.606cm" svg:x2="8.302cm" svg:y2="16.655cm">
            <text:p/>
          </draw:line>
        </draw:g>
        <draw:g>
          <draw:custom-shape draw:style-name="gr3" draw:text-style-name="P1" draw:layer="layout" svg:width="2.761cm" svg:height="2.761cm" svg:x="7.115cm" svg:y="9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8.398cm" svg:y1="9.895cm" svg:x2="8.883cm" svg:y2="9.967cm">
            <text:p/>
          </draw:line>
          <draw:line draw:style-name="gr36" draw:text-style-name="P1" draw:layer="layout" svg:x1="8.763cm" svg:y1="12.607cm" svg:x2="8.303cm" svg:y2="12.656cm">
            <text:p/>
          </draw:line>
        </draw:g>
        <draw:g>
          <draw:custom-shape draw:style-name="gr3" draw:text-style-name="P1" draw:layer="layout" svg:width="2.761cm" svg:height="2.761cm" svg:x="7.116cm" svg:y="5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8.399cm" svg:y1="5.996cm" svg:x2="8.884cm" svg:y2="6.068cm">
            <text:p/>
          </draw:line>
          <draw:line draw:style-name="gr36" draw:text-style-name="P1" draw:layer="layout" svg:x1="8.764cm" svg:y1="8.708cm" svg:x2="8.304cm" svg:y2="8.757cm">
            <text:p/>
          </draw:line>
        </draw:g>
        <draw:frame draw:style-name="gr7" draw:text-style-name="P16" draw:layer="layout" svg:width="2.454cm" svg:height="1.361cm" svg:x="7.329cm" svg:y="14.515cm">
          <draw:text-box>
            <text:p text:style-name="P1"><text:span text:style-name="T7">NedMux</text:span></text:p>
            <text:p text:style-name="P1"><text:span text:style-name="T7">Manager</text:span></text:p>
          </draw:text-box>
        </draw:frame>
        <draw:frame draw:style-name="gr7" draw:text-style-name="P16" draw:layer="layout" svg:width="2.454cm" svg:height="1.361cm" svg:x="7.329cm" svg:y="10.616cm">
          <draw:text-box>
            <text:p text:style-name="P1"><text:span text:style-name="T7">DpMux</text:span></text:p>
            <text:p text:style-name="P1"><text:span text:style-name="T7">Manager</text:span></text:p>
          </draw:text-box>
        </draw:frame>
        <draw:frame draw:style-name="gr7" draw:text-style-name="P16" draw:layer="layout" svg:width="3.851cm" svg:height="1.361cm" svg:x="6.529cm" svg:y="6.717cm">
          <draw:text-box>
            <text:p text:style-name="P1"><text:span text:style-name="T7">ApplicationMux</text:span></text:p>
            <text:p text:style-name="P1"><text:span text:style-name="T7">Manager</text:span></text:p>
          </draw:text-box>
        </draw:frame>
        <draw:circle draw:style-name="gr37" draw:text-style-name="P16" draw:layer="layout" svg:width="1.971cm" svg:height="1.971cm" svg:x="11.383cm" svg:y="14.734cm">
          <text:p text:style-name="P1"><text:span text:style-name="T7">NedMux</text:span></text:p>
        </draw:circle>
        <draw:circle draw:style-name="gr37" draw:text-style-name="P16" draw:layer="layout" svg:width="1.971cm" svg:height="1.971cm" svg:x="11.384cm" svg:y="10.535cm">
          <text:p text:style-name="P1"><text:span text:style-name="T7">NcsDpMux</text:span></text:p>
        </draw:circle>
        <draw:frame draw:style-name="gr7" draw:text-style-name="P16" xml:id="id2" draw:id="id2" draw:layer="layout" svg:width="2.614cm" svg:height="1.361cm" svg:x="19.58cm" svg:y="5.593cm">
          <draw:text-box>
            <text:p text:style-name="P1"><text:span text:style-name="T7">Resource</text:span></text:p>
            <text:p text:style-name="P1"><text:span text:style-name="T7">Manager</text:span></text:p>
          </draw:text-box>
        </draw:frame>
        <draw:frame draw:style-name="gr7" draw:text-style-name="P16" draw:layer="layout" svg:width="2.754cm" svg:height="1.361cm" svg:x="19.581cm" svg:y="9.594cm">
          <draw:text-box>
            <text:p text:style-name="P1"><text:span text:style-name="T7">AlarmSink</text:span></text:p>
            <text:p text:style-name="P1"><text:span text:style-name="T7">Central</text:span></text:p>
          </draw:text-box>
        </draw:frame>
        <draw:frame draw:style-name="gr7" draw:text-style-name="P16" draw:layer="layout" svg:width="3.355cm" svg:height="1.361cm" svg:x="19.282cm" svg:y="13.895cm">
          <draw:text-box>
            <text:p text:style-name="P1"><text:span text:style-name="T7">AlarmSource</text:span></text:p>
            <text:p text:style-name="P1"><text:span text:style-name="T7">Central</text:span></text:p>
          </draw:text-box>
        </draw:frame>
        <draw:frame draw:style-name="gr7" draw:text-style-name="P16" xml:id="id3" draw:id="id3" draw:layer="layout" svg:width="2.754cm" svg:height="1.361cm" svg:x="19.582cm" svg:y="9.595cm">
          <draw:text-box>
            <text:p text:style-name="P1"><text:span text:style-name="T7">AlarmSink</text:span></text:p>
            <text:p text:style-name="P1"><text:span text:style-name="T7">Central</text:span></text:p>
          </draw:text-box>
        </draw:frame>
        <draw:circle draw:style-name="gr38" draw:text-style-name="P17" draw:layer="layout" svg:width="2.262cm" svg:height="2.262cm" svg:x="11.807cm" svg:y="5.942cm">
          <text:p text:style-name="P1"><text:span text:style-name="T3">Component</text:span></text:p>
        </draw:circle>
        <draw:circle draw:style-name="gr38" draw:text-style-name="P17" draw:layer="layout" svg:width="2.262cm" svg:height="2.262cm" svg:x="12.207cm" svg:y="6.242cm">
          <text:p text:style-name="P1"><text:span text:style-name="T3">Component</text:span></text:p>
        </draw:circle>
        <draw:circle draw:style-name="gr38" draw:text-style-name="P17" draw:layer="layout" svg:width="2.262cm" svg:height="2.262cm" svg:x="14.007cm" svg:y="8.742cm">
          <text:p text:style-name="P1"><text:span text:style-name="T3">Component</text:span></text:p>
        </draw:circle>
        <draw:circle draw:style-name="gr38" draw:text-style-name="P17" draw:layer="layout" svg:width="2.262cm" svg:height="2.262cm" svg:x="14.407cm" svg:y="9.042cm">
          <text:p text:style-name="P1"><text:span text:style-name="T3">Component</text:span></text:p>
        </draw:circle>
        <draw:circle draw:style-name="gr38" draw:text-style-name="P17" draw:layer="layout" svg:width="2.262cm" svg:height="2.262cm" svg:x="14.807cm" svg:y="9.442cm">
          <text:p text:style-name="P1"><text:span text:style-name="T3">Component</text:span></text:p>
        </draw:circle>
        <draw:circle draw:style-name="gr38" draw:text-style-name="P17" xml:id="id1" draw:id="id1" draw:layer="layout" svg:width="2.262cm" svg:height="2.262cm" svg:x="15.207cm" svg:y="9.842cm">
          <text:p text:style-name="P1"><text:span text:style-name="T3">Component</text:span></text:p>
        </draw:circle>
        <draw:circle draw:style-name="gr38" draw:text-style-name="P17" draw:layer="layout" svg:width="2.262cm" svg:height="2.262cm" svg:x="14.007cm" svg:y="12.542cm">
          <text:p text:style-name="P1"><text:span text:style-name="T3">Component</text:span></text:p>
        </draw:circle>
        <draw:circle draw:style-name="gr38" draw:text-style-name="P17" draw:layer="layout" svg:width="2.262cm" svg:height="2.262cm" svg:x="14.407cm" svg:y="12.842cm">
          <text:p text:style-name="P1"><text:span text:style-name="T3">Component</text:span></text:p>
        </draw:circle>
        <draw:circle draw:style-name="gr38" draw:text-style-name="P17" xml:id="id4" draw:id="id4" draw:layer="layout" svg:width="2.262cm" svg:height="2.262cm" svg:x="14.807cm" svg:y="13.242cm">
          <text:p text:style-name="P1"><text:span text:style-name="T3">Component</text:span></text:p>
        </draw:circle>
        <draw:line draw:style-name="gr39" draw:text-style-name="P1" draw:layer="layout" svg:x1="9.79cm" svg:y1="6.817cm" svg:x2="12.003cm" svg:y2="6.52cm">
          <text:p/>
        </draw:line>
        <draw:line draw:style-name="gr39" draw:text-style-name="P1" draw:layer="layout" svg:x1="9.736cm" svg:y1="6.844cm" svg:x2="12.246cm" svg:y2="7.654cm">
          <text:p/>
        </draw:line>
        <draw:line draw:style-name="gr39" draw:text-style-name="P1" draw:layer="layout" svg:x1="9.844cm" svg:y1="11.164cm" svg:x2="11.571cm" svg:y2="11.164cm">
          <text:p/>
        </draw:line>
        <draw:line draw:style-name="gr39" draw:text-style-name="P1" draw:layer="layout" svg:x1="9.817cm" svg:y1="15.457cm" svg:x2="11.49cm" svg:y2="15.457cm">
          <text:p/>
        </draw:line>
        <draw:line draw:style-name="gr39" draw:text-style-name="P1" draw:layer="layout" svg:x1="13.299cm" svg:y1="11.11cm" svg:x2="14.082cm" svg:y2="10.408cm">
          <text:p/>
        </draw:line>
        <draw:line draw:style-name="gr39" draw:text-style-name="P1" draw:layer="layout" svg:x1="13.326cm" svg:y1="11.137cm" svg:x2="14.487cm" svg:y2="10.705cm">
          <text:p/>
        </draw:line>
        <draw:line draw:style-name="gr39" draw:text-style-name="P1" draw:layer="layout" svg:x1="13.38cm" svg:y1="11.218cm" svg:x2="14.973cm" svg:y2="11.137cm">
          <text:p/>
        </draw:line>
        <draw:line draw:style-name="gr39" draw:text-style-name="P1" draw:layer="layout" svg:x1="13.326cm" svg:y1="11.245cm" svg:x2="15.432cm" svg:y2="11.65cm">
          <text:p/>
        </draw:line>
        <draw:line draw:style-name="gr39" draw:text-style-name="P1" draw:layer="layout" svg:x1="13.137cm" svg:y1="15.052cm" svg:x2="14.163cm" svg:y2="14.161cm">
          <text:p/>
        </draw:line>
        <draw:line draw:style-name="gr39" draw:text-style-name="P1" draw:layer="layout" svg:x1="13.137cm" svg:y1="15.106cm" svg:x2="14.568cm" svg:y2="14.539cm">
          <text:p/>
        </draw:line>
        <draw:line draw:style-name="gr39" draw:text-style-name="P1" draw:layer="layout" svg:x1="13.137cm" svg:y1="15.079cm" svg:x2="14.973cm" svg:y2="14.971cm">
          <text:p/>
        </draw:line>
        <draw:connector draw:style-name="gr40" draw:text-style-name="P1" draw:layer="layout" draw:type="curve" draw:line-skew="-0.502cm" svg:x1="17.469cm" svg:y1="10.973cm" svg:x2="19.58cm" svg:y2="6.273cm" draw:start-shape="id1" draw:start-glue-point="1" draw:end-shape="id2" draw:end-glue-point="3" svg:d="m17469 10973c831 0-224-4700 2111-4700">
          <text:p/>
        </draw:connector>
        <draw:connector draw:style-name="gr40" draw:text-style-name="P1" draw:layer="layout" draw:type="curve" svg:x1="17.469cm" svg:y1="10.973cm" svg:x2="19.582cm" svg:y2="10.275cm" draw:start-shape="id1" draw:end-shape="id3" draw:end-glue-point="3" svg:d="m17469 10973c1585 0 529-698 2113-698">
          <text:p/>
        </draw:connector>
        <draw:connector draw:style-name="gr40" draw:text-style-name="P1" draw:layer="layout" draw:type="curve" svg:x1="17.069cm" svg:y1="14.373cm" svg:x2="19.58cm" svg:y2="6.273cm" draw:start-shape="id4" draw:start-glue-point="1" draw:end-shape="id2" draw:end-glue-point="3" svg:d="m17069 14373c1884 0 629-8100 2511-8100">
          <text:p/>
        </draw:connector>
        <presentation:notes draw:style-name="dp2">
          <draw:page-thumbnail draw:style-name="gr19" draw:layer="layout" svg:width="14.848cm" svg:height="11.135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8.507cm" svg:height="14.35cm" svg:x="18.978cm" svg:y="3.58cm">
          <text:p/>
          <draw:enhanced-geometry svg:viewBox="0 0 21600 21600" draw:path-stretchpoint-x="10800" draw:path-stretchpoint-y="10800" draw:text-areas="?f3 ?f4 ?f5 ?f6" draw:type="round-rectangle" draw:modifiers="2218.89985895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draw:layer="layout" svg:width="14.416cm" svg:height="14.35cm" svg:x="2.89cm" svg:y="3.549cm">
          <text:p/>
        </draw:rect>
        <draw:rect draw:style-name="gr6" draw:text-style-name="P1" draw:layer="layout" svg:width="6.503cm" svg:height="7.315cm" svg:x="4.416cm" svg:y="7.007cm">
          <text:p/>
        </draw:rect>
        <draw:rect draw:style-name="gr6" draw:text-style-name="P1" draw:layer="layout" svg:width="2.89cm" svg:height="6.568cm" svg:x="6.356cm" svg:y="7.442cm">
          <text:p/>
        </draw:rect>
        <draw:frame draw:style-name="gr8" draw:text-style-name="P11" draw:layer="layout" svg:width="3.292cm" svg:height="1.16cm" draw:transform="rotate (1.5707963267946) translate (7.286cm 12.263cm)">
          <draw:text-box>
            <text:p><text:span text:style-name="T8">Fast map</text:span></text:p>
          </draw:text-box>
        </draw:frame>
        <draw:frame draw:style-name="gr7" draw:text-style-name="P11" draw:layer="layout" svg:width="6.852cm" svg:height="0.962cm" draw:transform="rotate (1.5707963267946) translate (4.7cm 14.116cm)">
          <draw:text-box>
            <text:p><text:span text:style-name="T8">Transaction Manager</text:span></text:p>
          </draw:text-box>
        </draw:frame>
        <draw:frame draw:style-name="gr7" draw:text-style-name="P3" draw:layer="layout" svg:width="2.885cm" svg:height="1.513cm" svg:x="2.832cm" svg:y="3.609cm">
          <draw:text-box>
            <text:p><text:span text:style-name="T2">NCS</text:span></text:p>
          </draw:text-box>
        </draw:frame>
        <draw:frame draw:style-name="gr7" draw:text-style-name="P11" draw:layer="layout" svg:width="4.562cm" svg:height="0.962cm" svg:x="20.232cm" svg:y="3.709cm">
          <draw:text-box>
            <text:p><text:span text:style-name="T8">NCS Java VM</text:span></text:p>
          </draw:text-box>
        </draw:frame>
        <draw:g>
          <draw:rect draw:style-name="gr13" draw:text-style-name="P1" draw:layer="layout" svg:width="0.973cm" svg:height="2.198cm" svg:x="2.93cm" svg:y="8.997cm">
            <text:p/>
          </draw:rect>
          <draw:rect draw:style-name="gr14" draw:text-style-name="P1" draw:layer="layout" svg:width="0.973cm" svg:height="2.164cm" svg:x="2.803cm" svg:y="9.017cm">
            <text:p/>
          </draw:rect>
        </draw:g>
        <draw:g>
          <draw:rect draw:style-name="gr13" draw:text-style-name="P1" draw:layer="layout" svg:width="0.973cm" svg:height="2.198cm" svg:x="2.93cm" svg:y="11.697cm">
            <text:p/>
          </draw:rect>
          <draw:rect draw:style-name="gr14" draw:text-style-name="P1" draw:layer="layout" svg:width="0.973cm" svg:height="2.164cm" svg:x="2.803cm" svg:y="11.717cm">
            <text:p/>
          </draw:rect>
        </draw:g>
        <draw:rect draw:style-name="gr2" draw:text-style-name="P1" draw:layer="layout" svg:width="7.672cm" svg:height="9.489cm" svg:x="19.355cm" svg:y="5.412cm">
          <text:p/>
        </draw:rect>
        <draw:rect draw:style-name="gr12" draw:text-style-name="P1" draw:layer="layout" svg:width="1.832cm" svg:height="1.76cm" svg:x="19.558cm" svg:y="7.351cm">
          <text:p/>
        </draw:rect>
        <draw:frame draw:style-name="gr41" draw:text-style-name="P10" draw:layer="layout" svg:width="7.385cm" svg:height="0.962cm" svg:x="19.565cm" svg:y="5.472cm">
          <draw:text-box>
            <text:p><text:span text:style-name="T9">Application Components</text:span></text:p>
          </draw:text-box>
        </draw:frame>
        <draw:circle draw:style-name="gr10" draw:text-style-name="P1" draw:layer="layout" svg:width="0.9cm" svg:height="0.9cm" svg:x="20.022cm" svg:y="7.771cm">
          <text:p/>
        </draw:circle>
        <draw:g>
          <draw:rect draw:style-name="gr13" draw:text-style-name="P1" draw:layer="layout" svg:width="0.973cm" svg:height="2.266cm" svg:x="2.931cm" svg:y="8.971cm">
            <text:p/>
          </draw:rect>
          <draw:rect draw:style-name="gr14" draw:text-style-name="P1" draw:layer="layout" svg:width="0.973cm" svg:height="2.231cm" svg:x="2.804cm" svg:y="8.992cm">
            <text:p/>
          </draw:rect>
        </draw:g>
        <draw:rect draw:style-name="gr17" draw:text-style-name="P1" draw:layer="layout" svg:width="2.99cm" svg:height="2.033cm" svg:x="0.797cm" svg:y="9.097cm">
          <text:p/>
        </draw:rect>
        <draw:frame draw:style-name="gr7" draw:text-style-name="P18" draw:layer="layout" svg:width="2.974cm" svg:height="1.673cm" svg:x="0.779cm" svg:y="8.958cm">
          <draw:text-box>
            <text:p text:style-name="P1"><text:span text:style-name="T9">Package</text:span></text:p>
            <text:p text:style-name="P1"><text:span text:style-name="T9">A</text:span></text:p>
          </draw:text-box>
        </draw:frame>
        <draw:custom-shape draw:style-name="gr42" draw:text-style-name="P1" draw:layer="layout" svg:width="2.583cm" svg:height="1.276cm" svg:x="5.945cm" svg:y="4.202cm">
          <text:p text:style-name="P1">Web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2.583cm" svg:height="1.276cm" svg:x="8.746cm" svg:y="4.202cm">
          <text:p text:style-name="P1">Netcon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2.583cm" svg:height="1.276cm" svg:x="11.547cm" svg:y="4.202cm">
          <text:p text:style-name="P1">CL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9" draw:layer="layout" svg:width="1.874cm" svg:height="1.352cm" svg:x="14.212cm" svg:y="3.929cm">
          <draw:text-box>
            <text:p><text:span text:style-name="T10">. . .</text:span></text:p>
          </draw:text-box>
        </draw:frame>
        <draw:g>
          <draw:custom-shape draw:style-name="gr43" draw:text-style-name="P1" draw:layer="layout" svg:width="1.337cm" svg:height="0.29cm" svg:x="6.266cm" svg:y="2.752cm">
            <text:p/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4" draw:text-style-name="P1" draw:layer="layout" svg:width="0.33cm" svg:height="0.503cm" svg:x="6.782cm" svg:y="2.328cm">
            <text:p/>
            <draw:enhanced-geometry svg:viewBox="0 0 88 21600" draw:glue-points="44 ?f6 44 0 0 10800 44 21600 88 10800" draw:text-areas="0 ?f6 88 ?f3" draw:type="can" draw:modifiers="4028.5714285714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2.321cm" svg:height="1.81cm" svg:x="5.702cm" svg:y="0.789cm">
            <text:p/>
            <draw:enhanced-geometry svg:viewBox="0 0 21600 21600" draw:extrusion="true" draw:extrusion-depth="0.508cm 0" draw:path-stretchpoint-x="10800" draw:path-stretchpoint-y="10800" draw:text-areas="?f3 ?f4 ?f5 ?f6" draw:type="round-rectangle" draw:modifiers="4222.19768083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" draw:layer="layout" svg:width="2.117cm" svg:height="1.6cm" svg:x="5.803cm" svg:y="0.873cm">
            <text:p/>
            <draw:enhanced-geometry svg:viewBox="0 0 21600 21600" draw:path-stretchpoint-x="10800" draw:path-stretchpoint-y="10800" draw:text-areas="?f3 ?f4 ?f5 ?f6" draw:type="round-rectangle" draw:modifiers="2378.489116517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0" draw:layer="layout" svg:width="0.955cm" svg:height="0.607cm" svg:x="5.684cm" svg:y="0.794cm">
            <draw:text-box>
              <text:p><text:span text:style-name="T11">&gt;</text:span><text:span text:style-name="T12"> _</text:span></text:p>
            </draw:text-box>
          </draw:frame>
        </draw:g>
        <draw:g>
          <draw:custom-shape draw:style-name="gr43" draw:text-style-name="P1" draw:layer="layout" svg:width="1.337cm" svg:height="0.29cm" svg:x="12.067cm" svg:y="2.753cm">
            <text:p/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4" draw:text-style-name="P1" draw:layer="layout" svg:width="0.33cm" svg:height="0.503cm" svg:x="12.583cm" svg:y="2.329cm">
            <text:p/>
            <draw:enhanced-geometry svg:viewBox="0 0 88 21600" draw:glue-points="44 ?f6 44 0 0 10800 44 21600 88 10800" draw:text-areas="0 ?f6 88 ?f3" draw:type="can" draw:modifiers="4028.5714285714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2.321cm" svg:height="1.81cm" svg:x="11.503cm" svg:y="0.79cm">
            <text:p/>
            <draw:enhanced-geometry svg:viewBox="0 0 21600 21600" draw:extrusion="true" draw:extrusion-depth="0.508cm 0" draw:path-stretchpoint-x="10800" draw:path-stretchpoint-y="10800" draw:text-areas="?f3 ?f4 ?f5 ?f6" draw:type="round-rectangle" draw:modifiers="4222.19768083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" draw:layer="layout" svg:width="2.117cm" svg:height="1.6cm" svg:x="11.604cm" svg:y="0.874cm">
            <text:p/>
            <draw:enhanced-geometry svg:viewBox="0 0 21600 21600" draw:path-stretchpoint-x="10800" draw:path-stretchpoint-y="10800" draw:text-areas="?f3 ?f4 ?f5 ?f6" draw:type="round-rectangle" draw:modifiers="2378.489116517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0" draw:layer="layout" svg:width="0.955cm" svg:height="0.607cm" svg:x="11.485cm" svg:y="0.795cm">
            <draw:text-box>
              <text:p><text:span text:style-name="T11">&gt;</text:span><text:span text:style-name="T12"> _</text:span></text:p>
            </draw:text-box>
          </draw:frame>
        </draw:g>
        <draw:g>
          <draw:custom-shape draw:style-name="gr43" draw:text-style-name="P1" draw:layer="layout" svg:width="1.337cm" svg:height="0.29cm" svg:x="9.168cm" svg:y="2.754cm">
            <text:p/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4" draw:text-style-name="P1" draw:layer="layout" svg:width="0.33cm" svg:height="0.503cm" svg:x="9.684cm" svg:y="2.33cm">
            <text:p/>
            <draw:enhanced-geometry svg:viewBox="0 0 88 21600" draw:glue-points="44 ?f6 44 0 0 10800 44 21600 88 10800" draw:text-areas="0 ?f6 88 ?f3" draw:type="can" draw:modifiers="4028.5714285714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2.321cm" svg:height="1.81cm" svg:x="8.604cm" svg:y="0.791cm">
            <text:p/>
            <draw:enhanced-geometry svg:viewBox="0 0 21600 21600" draw:extrusion="true" draw:extrusion-depth="0.508cm 0" draw:path-stretchpoint-x="10800" draw:path-stretchpoint-y="10800" draw:text-areas="?f3 ?f4 ?f5 ?f6" draw:type="round-rectangle" draw:modifiers="4222.19768083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" draw:layer="layout" svg:width="2.117cm" svg:height="1.6cm" svg:x="8.705cm" svg:y="0.875cm">
            <text:p/>
            <draw:enhanced-geometry svg:viewBox="0 0 21600 21600" draw:path-stretchpoint-x="10800" draw:path-stretchpoint-y="10800" draw:text-areas="?f3 ?f4 ?f5 ?f6" draw:type="round-rectangle" draw:modifiers="2378.489116517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0" draw:layer="layout" svg:width="0.955cm" svg:height="0.607cm" svg:x="8.586cm" svg:y="0.796cm">
            <draw:text-box>
              <text:p><text:span text:style-name="T11">&gt;</text:span><text:span text:style-name="T12"> _</text:span></text:p>
            </draw:text-box>
          </draw:frame>
        </draw:g>
        <draw:line draw:style-name="gr46" draw:text-style-name="P1" draw:layer="layout" svg:x1="7.659cm" svg:y1="2.249cm" svg:x2="7.646cm" svg:y2="4.193cm">
          <text:p/>
        </draw:line>
        <draw:line draw:style-name="gr46" draw:text-style-name="P1" draw:layer="layout" svg:x1="10.56cm" svg:y1="2.249cm" svg:x2="10.547cm" svg:y2="4.193cm">
          <text:p/>
        </draw:line>
        <draw:line draw:style-name="gr46" draw:text-style-name="P1" draw:layer="layout" svg:x1="13.461cm" svg:y1="2.249cm" svg:x2="13.448cm" svg:y2="4.193cm">
          <text:p/>
        </draw:line>
        <draw:frame draw:style-name="gr41" draw:text-style-name="P10" draw:layer="layout" svg:width="6.221cm" svg:height="2.384cm" svg:x="19.885cm" svg:y="9.859cm">
          <draw:text-box>
            <text:p><text:span text:style-name="T9">Using Java Cdb api</text:span></text:p>
            <text:p><text:span text:style-name="T9">to subscribe on data</text:span></text:p>
            <text:p><text:span text:style-name="T9">changes</text:span></text:p>
          </draw:text-box>
        </draw:frame>
        <draw:line draw:style-name="gr47" draw:text-style-name="P1" draw:layer="layout" svg:x1="16.747cm" svg:y1="9.129cm" svg:x2="20.033cm" svg:y2="8.257cm">
          <text:p/>
        </draw:line>
        <draw:line draw:style-name="gr47" draw:text-style-name="P1" draw:layer="layout" svg:x1="1.54cm" svg:y1="18.637cm" svg:x2="17.822cm" svg:y2="18.608cm">
          <text:p/>
        </draw:line>
        <draw:frame draw:style-name="gr48" draw:layer="layout" svg:width="2.826cm" svg:height="1.673cm" svg:x="1.193cm" svg:y="18.579cm">
          <draw:text-box>
            <text:p>Network</text:p>
          </draw:text-box>
        </draw:frame>
        <draw:rect draw:style-name="gr5" draw:text-style-name="P1" draw:layer="layout" svg:width="12.967cm" svg:height="3.168cm" svg:x="4.071cm" svg:y="5.778cm">
          <text:p/>
        </draw:rect>
        <draw:frame draw:style-name="gr7" draw:text-style-name="P2" draw:layer="layout" svg:width="5.548cm" svg:height="0.962cm" svg:x="4.089cm" svg:y="5.879cm">
          <draw:text-box>
            <text:p><text:span text:style-name="T1">Service Manager</text:span></text:p>
          </draw:text-box>
        </draw:frame>
        <draw:rect draw:style-name="gr5" draw:text-style-name="P1" draw:layer="layout" svg:width="12.967cm" svg:height="3.547cm" svg:x="4.072cm" svg:y="13.607cm">
          <text:p/>
        </draw:rect>
        <draw:frame draw:style-name="gr49" draw:text-style-name="P2" draw:layer="layout" svg:width="5.548cm" svg:height="1.295cm" svg:x="4.09cm" svg:y="14.358cm">
          <draw:text-box>
            <text:p><text:span text:style-name="T1">Service Manager</text:span></text:p>
          </draw:text-box>
        </draw:frame>
        <draw:custom-shape draw:style-name="gr18" draw:text-style-name="P21" draw:layer="layout" svg:width="6.879cm" svg:height="6.777cm" svg:x="9.898cm" svg:y="7.598cm">
          <text:p text:style-name="P1"><text:span text:style-name="T8">CDB</text:span></text:p>
          <draw:enhanced-geometry svg:viewBox="0 0 88 21600" draw:glue-points="44 ?f6 44 0 0 10800 44 21600 88 10800" draw:text-areas="0 ?f6 88 ?f3" draw:type="can" draw:modifiers="4168.309235762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7" draw:text-style-name="P1" draw:layer="layout" svg:x1="9.776cm" svg:y1="17.145cm" svg:x2="9.776cm" svg:y2="18.627cm">
          <text:p/>
        </draw:line>
        <draw:g>
          <draw:custom-shape draw:style-name="gr50" draw:text-style-name="P1" draw:layer="layout" svg:width="2.588cm" svg:height="0.523cm" svg:x="4.129cm" svg:y="19.655cm">
            <text:p/>
            <draw:enhanced-geometry svg:viewBox="0 0 21600 21600" draw:extrusion="true" draw:type="rectangle" draw:enhanced-path="M 0 0 L 21600 0 21600 21600 0 21600 0 0 Z N"/>
          </draw:custom-shape>
          <draw:custom-shape draw:style-name="gr51" draw:text-style-name="P1" draw:layer="layout" svg:width="0.105cm" svg:height="0.106cm" svg:x="4.213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214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213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214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339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34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339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34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478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479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478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479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604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605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604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605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743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744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743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744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869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87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869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4.87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008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009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008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009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134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135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134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135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26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261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273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261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399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4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399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4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525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526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538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526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664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665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664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665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8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801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8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801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926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927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939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5.927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6.065cm" svg:y="19.73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6.066cm" svg:y="19.89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6.065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6.066cm" svg:y="19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2.588cm" svg:height="0.523cm" svg:x="7.629cm" svg:y="19.656cm">
            <text:p/>
            <draw:enhanced-geometry svg:viewBox="0 0 21600 21600" draw:extrusion="true" draw:type="rectangle" draw:enhanced-path="M 0 0 L 21600 0 21600 21600 0 21600 0 0 Z N"/>
          </draw:custom-shape>
          <draw:custom-shape draw:style-name="gr51" draw:text-style-name="P1" draw:layer="layout" svg:width="0.105cm" svg:height="0.106cm" svg:x="7.713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7.714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7.713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7.714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7.839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7.84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7.839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7.84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7.978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7.979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7.978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7.979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104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105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104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105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243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244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243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244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369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37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369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37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508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509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508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509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634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635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634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635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76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761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773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761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899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9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899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8.9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025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026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038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026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164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165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164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165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3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301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3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301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426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427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439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427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565cm" svg:y="19.73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566cm" svg:y="19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565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9.566cm" svg:y="19.9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1" draw:layer="layout" svg:width="2.588cm" svg:height="0.523cm" svg:x="11.229cm" svg:y="19.657cm">
            <text:p/>
            <draw:enhanced-geometry svg:viewBox="0 0 21600 21600" draw:extrusion="true" draw:type="rectangle" draw:enhanced-path="M 0 0 L 21600 0 21600 21600 0 21600 0 0 Z N"/>
          </draw:custom-shape>
          <draw:custom-shape draw:style-name="gr51" draw:text-style-name="P1" draw:layer="layout" svg:width="0.105cm" svg:height="0.106cm" svg:x="11.313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314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313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314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439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44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439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44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578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579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578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579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704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705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704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705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843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844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843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844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969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97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969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1.97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108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109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108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109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234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235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234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235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36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361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373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361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499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5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499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5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625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626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638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626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764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765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764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765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9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901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9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2.901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3.026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3.027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3.039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3.027cm" svg:y="19.90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3.165cm" svg:y="19.7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3.166cm" svg:y="19.9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3.165cm" svg:y="19.74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105cm" svg:height="0.106cm" svg:x="13.166cm" svg:y="19.902cm">
            <text:p/>
            <draw:enhanced-geometry svg:viewBox="0 0 21600 21600" draw:type="rectangle" draw:enhanced-path="M 0 0 L 21600 0 21600 21600 0 21600 0 0 Z N"/>
          </draw:custom-shape>
        </draw:g>
        <draw:line draw:style-name="gr47" draw:text-style-name="P1" draw:layer="layout" svg:x1="5.676cm" svg:y1="18.645cm" svg:x2="5.676cm" svg:y2="19.355cm">
          <text:p/>
        </draw:line>
        <draw:line draw:style-name="gr47" draw:text-style-name="P1" draw:layer="layout" svg:x1="9.176cm" svg:y1="18.645cm" svg:x2="9.176cm" svg:y2="19.355cm">
          <text:p/>
        </draw:line>
        <draw:line draw:style-name="gr47" draw:text-style-name="P1" draw:layer="layout" svg:x1="12.776cm" svg:y1="18.645cm" svg:x2="12.776cm" svg:y2="19.355cm">
          <text:p/>
        </draw:line>
        <presentation:notes draw:style-name="dp2">
          <draw:page-thumbnail draw:style-name="gr19" draw:layer="layout" svg:width="14.848cm" svg:height="11.135cm" svg:x="3.075cm" svg:y="2.257cm" draw:page-number="12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52" draw:text-style-name="P1" draw:layer="layout" svg:width="5.704cm" svg:height="15.428cm" svg:x="0.475cm" svg:y="4.0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draw:layer="layout" svg:width="16.571cm" svg:height="18.527cm" svg:x="10.79cm" svg:y="1.746cm">
          <text:p/>
        </draw:rect>
        <draw:rect draw:style-name="gr5" draw:text-style-name="P1" draw:layer="layout" svg:width="13.621cm" svg:height="7.595cm" svg:x="13.374cm" svg:y="12.095cm">
          <text:p/>
        </draw:rect>
        <draw:frame draw:style-name="gr7" draw:text-style-name="P11" draw:layer="layout" svg:width="5.336cm" svg:height="0.962cm" svg:x="21.589cm" svg:y="18.723cm">
          <draw:text-box>
            <text:p><text:span text:style-name="T8">Device Manager</text:span></text:p>
          </draw:text-box>
        </draw:frame>
        <draw:rect draw:style-name="gr5" draw:text-style-name="P1" draw:layer="layout" svg:width="13.649cm" svg:height="8.377cm" svg:x="13.374cm" svg:y="2.378cm">
          <text:p/>
        </draw:rect>
        <draw:frame draw:style-name="gr7" draw:text-style-name="P11" draw:layer="layout" svg:width="5.548cm" svg:height="0.962cm" svg:x="21.488cm" svg:y="2.279cm">
          <draw:text-box>
            <text:p><text:span text:style-name="T8">Service Manager</text:span></text:p>
          </draw:text-box>
        </draw:frame>
        <draw:frame draw:style-name="gr7" draw:text-style-name="P10" draw:layer="layout" svg:width="6.772cm" svg:height="0.962cm" svg:x="13.265cm" svg:y="2.272cm">
          <draw:text-box>
            <text:p><text:span text:style-name="T9">YANG Service Models</text:span></text:p>
          </draw:text-box>
        </draw:frame>
        <draw:frame draw:style-name="gr7" draw:text-style-name="P10" draw:layer="layout" svg:width="6.594cm" svg:height="0.962cm" svg:x="13.265cm" svg:y="18.716cm">
          <draw:text-box>
            <text:p><text:span text:style-name="T9">YANG Device Models</text:span></text:p>
          </draw:text-box>
        </draw:frame>
        <draw:frame draw:style-name="gr7" draw:text-style-name="P3" draw:layer="layout" svg:width="2.885cm" svg:height="1.513cm" svg:x="10.832cm" svg:y="0.309cm">
          <draw:text-box>
            <text:p><text:span text:style-name="T2">NCS</text:span></text:p>
          </draw:text-box>
        </draw:frame>
        <draw:g>
          <draw:rect draw:style-name="gr13" draw:text-style-name="P1" draw:layer="layout" svg:width="1.005cm" svg:height="5.041cm" svg:x="10.798cm" svg:y="3.426cm">
            <text:p/>
          </draw:rect>
          <draw:rect draw:style-name="gr14" draw:text-style-name="P1" draw:layer="layout" svg:width="1.005cm" svg:height="4.964cm" svg:x="10.666cm" svg:y="3.471cm">
            <text:p/>
          </draw:rect>
        </draw:g>
        <draw:g>
          <draw:rect draw:style-name="gr13" draw:text-style-name="P1" draw:layer="layout" svg:width="0.973cm" svg:height="2.198cm" svg:x="10.83cm" svg:y="9.097cm">
            <text:p/>
          </draw:rect>
          <draw:rect draw:style-name="gr14" draw:text-style-name="P1" draw:layer="layout" svg:width="0.973cm" svg:height="2.164cm" svg:x="10.703cm" svg:y="9.117cm">
            <text:p/>
          </draw:rect>
        </draw:g>
        <draw:g>
          <draw:rect draw:style-name="gr13" draw:text-style-name="P1" draw:layer="layout" svg:width="1.018cm" svg:height="4.868cm" svg:x="10.785cm" svg:y="8.996cm">
            <text:p/>
          </draw:rect>
          <draw:rect draw:style-name="gr14" draw:text-style-name="P1" draw:layer="layout" svg:width="1.018cm" svg:height="4.793cm" svg:x="10.652cm" svg:y="9.04cm">
            <text:p/>
          </draw:rect>
        </draw:g>
        <draw:rect draw:style-name="gr16" draw:text-style-name="P1" draw:layer="layout" svg:width="2.99cm" svg:height="4.816cm" svg:x="8.696cm" svg:y="3.519cm">
          <text:p/>
        </draw:rect>
        <draw:frame draw:style-name="gr53" draw:text-style-name="P18" draw:layer="layout" svg:width="2.974cm" svg:height="2.384cm" svg:x="8.678cm" svg:y="3.515cm">
          <draw:text-box>
            <text:p text:style-name="P1"><text:span text:style-name="T9">Package</text:span></text:p>
            <text:p text:style-name="P1"><text:span text:style-name="T9">A</text:span></text:p>
            <text:p text:style-name="P1"><text:span text:style-name="T9">Ver.1</text:span></text:p>
          </draw:text-box>
        </draw:frame>
        <draw:rect draw:style-name="gr17" draw:text-style-name="P1" draw:layer="layout" svg:width="2.99cm" svg:height="4.445cm" svg:x="8.697cm" svg:y="9.128cm">
          <text:p/>
        </draw:rect>
        <draw:frame draw:style-name="gr7" draw:text-style-name="P18" draw:layer="layout" svg:width="2.974cm" svg:height="2.384cm" svg:x="8.679cm" svg:y="9.089cm">
          <draw:text-box>
            <text:p text:style-name="P1"><text:span text:style-name="T9">Package</text:span></text:p>
            <text:p text:style-name="P1"><text:span text:style-name="T9">B</text:span></text:p>
            <text:p text:style-name="P1"><text:span text:style-name="T9">Ver.1</text:span></text:p>
          </draw:text-box>
        </draw:frame>
        <draw:custom-shape draw:style-name="gr54" draw:text-style-name="P22" draw:layer="layout" svg:width="9.665cm" svg:height="15.119cm" svg:x="15.838cm" svg:y="3.367cm">
          <text:p text:style-name="P1"><text:span text:style-name="T2">CDB</text:span></text:p>
          <draw:enhanced-geometry svg:viewBox="0 0 88 21600" draw:glue-points="44 ?f6 44 0 0 10800 44 21600 88 10800" draw:text-areas="0 ?f6 88 ?f3" draw:type="can" draw:modifiers="2947.142857142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23" draw:layer="layout" svg:width="4.257cm" svg:height="1.119cm" svg:x="0.958cm" svg:y="4.468cm">
          <draw:text-box>
            <text:p><text:span text:style-name="T13">./packages</text:span></text:p>
          </draw:text-box>
        </draw:frame>
        <draw:g>
          <draw:rect draw:style-name="gr55" draw:text-style-name="P1" draw:layer="layout" svg:width="3.097cm" svg:height="3.305cm" svg:x="17.619cm" svg:y="13.241cm">
            <text:p/>
          </draw:rect>
          <draw:custom-shape draw:style-name="gr56" draw:text-style-name="P1" draw:layer="layout" svg:width="0.346cm" svg:height="0.328cm" svg:x="19.016cm" svg:y="13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05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686cm" svg:y="14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333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407cm" svg:y="15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253cm" svg:y="15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1" draw:layer="layout" svg:x1="19.083cm" svg:y1="13.736cm" svg:x2="18.356cm" svg:y2="14.464cm">
            <text:p/>
          </draw:line>
          <draw:line draw:style-name="gr57" draw:text-style-name="P1" draw:layer="layout" svg:x1="19.189cm" svg:y1="13.776cm" svg:x2="18.911cm" svg:y2="14.424cm">
            <text:p/>
          </draw:line>
          <draw:line draw:style-name="gr57" draw:text-style-name="P1" draw:layer="layout" svg:x1="19.282cm" svg:y1="13.763cm" svg:x2="19.467cm" svg:y2="14.424cm">
            <text:p/>
          </draw:line>
          <draw:line draw:style-name="gr57" draw:text-style-name="P1" draw:layer="layout" svg:x1="18.832cm" svg:y1="14.729cm" svg:x2="18.607cm" svg:y2="15.456cm">
            <text:p/>
          </draw:line>
          <draw:line draw:style-name="gr57" draw:text-style-name="P1" draw:layer="layout" svg:x1="18.911cm" svg:y1="14.715cm" svg:x2="19.322cm" svg:y2="15.43cm">
            <text:p/>
          </draw:line>
        </draw:g>
        <draw:g>
          <draw:rect draw:style-name="gr55" draw:text-style-name="P1" draw:layer="layout" svg:width="3.097cm" svg:height="3.305cm" svg:x="17.218cm" svg:y="12.84cm">
            <text:p/>
          </draw:rect>
          <draw:custom-shape draw:style-name="gr56" draw:text-style-name="P1" draw:layer="layout" svg:width="0.346cm" svg:height="0.328cm" svg:x="18.615cm" svg:y="13.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7.649cm" svg:y="14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28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932cm" svg:y="14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006cm" svg:y="1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852cm" svg:y="15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1" draw:layer="layout" svg:x1="18.682cm" svg:y1="13.335cm" svg:x2="17.955cm" svg:y2="14.063cm">
            <text:p/>
          </draw:line>
          <draw:line draw:style-name="gr57" draw:text-style-name="P1" draw:layer="layout" svg:x1="18.788cm" svg:y1="13.375cm" svg:x2="18.51cm" svg:y2="14.023cm">
            <text:p/>
          </draw:line>
          <draw:line draw:style-name="gr57" draw:text-style-name="P1" draw:layer="layout" svg:x1="18.881cm" svg:y1="13.362cm" svg:x2="19.066cm" svg:y2="14.023cm">
            <text:p/>
          </draw:line>
          <draw:line draw:style-name="gr57" draw:text-style-name="P1" draw:layer="layout" svg:x1="18.431cm" svg:y1="14.328cm" svg:x2="18.206cm" svg:y2="15.055cm">
            <text:p/>
          </draw:line>
          <draw:line draw:style-name="gr57" draw:text-style-name="P1" draw:layer="layout" svg:x1="18.51cm" svg:y1="14.314cm" svg:x2="18.921cm" svg:y2="15.029cm">
            <text:p/>
          </draw:line>
        </draw:g>
        <draw:g>
          <draw:rect draw:style-name="gr58" draw:text-style-name="P1" draw:layer="layout" svg:width="2.99cm" svg:height="3.128cm" svg:x="17.88cm" svg:y="6.778cm">
            <text:p/>
          </draw:rect>
          <draw:custom-shape draw:style-name="gr56" draw:text-style-name="P1" draw:layer="layout" svg:width="0.346cm" svg:height="0.328cm" svg:x="19.39cm" svg:y="7.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424cm" svg:y="8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0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707cm" svg:y="8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781cm" svg:y="9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627cm" svg:y="9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1" draw:layer="layout" svg:x1="19.457cm" svg:y1="7.335cm" svg:x2="18.73cm" svg:y2="8.063cm">
            <text:p/>
          </draw:line>
          <draw:line draw:style-name="gr57" draw:text-style-name="P1" draw:layer="layout" svg:x1="19.563cm" svg:y1="7.375cm" svg:x2="19.285cm" svg:y2="8.023cm">
            <text:p/>
          </draw:line>
          <draw:line draw:style-name="gr57" draw:text-style-name="P1" draw:layer="layout" svg:x1="19.656cm" svg:y1="7.362cm" svg:x2="19.841cm" svg:y2="8.023cm">
            <text:p/>
          </draw:line>
          <draw:line draw:style-name="gr57" draw:text-style-name="P1" draw:layer="layout" svg:x1="19.206cm" svg:y1="8.328cm" svg:x2="18.981cm" svg:y2="9.055cm">
            <text:p/>
          </draw:line>
          <draw:line draw:style-name="gr57" draw:text-style-name="P1" draw:layer="layout" svg:x1="19.285cm" svg:y1="8.314cm" svg:x2="19.696cm" svg:y2="9.029cm">
            <text:p/>
          </draw:line>
        </draw:g>
        <draw:g>
          <draw:rect draw:style-name="gr58" draw:text-style-name="P1" draw:layer="layout" svg:width="2.99cm" svg:height="3.128cm" svg:x="17.48cm" svg:y="6.378cm">
            <text:p/>
          </draw:rect>
          <draw:custom-shape draw:style-name="gr56" draw:text-style-name="P1" draw:layer="layout" svg:width="0.346cm" svg:height="0.328cm" svg:x="18.99cm" svg:y="6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024cm" svg:y="7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66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307cm" svg:y="7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381cm" svg:y="8.6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227cm" svg:y="8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1" draw:layer="layout" svg:x1="19.057cm" svg:y1="6.935cm" svg:x2="18.33cm" svg:y2="7.663cm">
            <text:p/>
          </draw:line>
          <draw:line draw:style-name="gr57" draw:text-style-name="P1" draw:layer="layout" svg:x1="19.163cm" svg:y1="6.975cm" svg:x2="18.885cm" svg:y2="7.623cm">
            <text:p/>
          </draw:line>
          <draw:line draw:style-name="gr57" draw:text-style-name="P1" draw:layer="layout" svg:x1="19.256cm" svg:y1="6.962cm" svg:x2="19.441cm" svg:y2="7.623cm">
            <text:p/>
          </draw:line>
          <draw:line draw:style-name="gr57" draw:text-style-name="P1" draw:layer="layout" svg:x1="18.806cm" svg:y1="7.928cm" svg:x2="18.581cm" svg:y2="8.655cm">
            <text:p/>
          </draw:line>
          <draw:line draw:style-name="gr57" draw:text-style-name="P1" draw:layer="layout" svg:x1="18.885cm" svg:y1="7.914cm" svg:x2="19.296cm" svg:y2="8.629cm">
            <text:p/>
          </draw:line>
        </draw:g>
        <draw:g>
          <draw:rect draw:style-name="gr58" draw:text-style-name="P1" draw:layer="layout" svg:width="2.99cm" svg:height="3.128cm" svg:x="17.08cm" svg:y="5.978cm">
            <text:p/>
          </draw:rect>
          <draw:custom-shape draw:style-name="gr56" draw:text-style-name="P1" draw:layer="layout" svg:width="0.346cm" svg:height="0.328cm" svg:x="18.59cm" svg:y="6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7.624cm" svg:y="7.2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26cm" svg:y="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907cm" svg:y="7.2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7.981cm" svg:y="8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827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1" draw:layer="layout" svg:x1="18.657cm" svg:y1="6.535cm" svg:x2="17.93cm" svg:y2="7.263cm">
            <text:p/>
          </draw:line>
          <draw:line draw:style-name="gr57" draw:text-style-name="P1" draw:layer="layout" svg:x1="18.763cm" svg:y1="6.575cm" svg:x2="18.485cm" svg:y2="7.223cm">
            <text:p/>
          </draw:line>
          <draw:line draw:style-name="gr57" draw:text-style-name="P1" draw:layer="layout" svg:x1="18.856cm" svg:y1="6.562cm" svg:x2="19.041cm" svg:y2="7.223cm">
            <text:p/>
          </draw:line>
          <draw:line draw:style-name="gr57" draw:text-style-name="P1" draw:layer="layout" svg:x1="18.406cm" svg:y1="7.528cm" svg:x2="18.181cm" svg:y2="8.255cm">
            <text:p/>
          </draw:line>
          <draw:line draw:style-name="gr57" draw:text-style-name="P1" draw:layer="layout" svg:x1="18.485cm" svg:y1="7.514cm" svg:x2="18.896cm" svg:y2="8.229cm">
            <text:p/>
          </draw:line>
        </draw:g>
        <draw:custom-shape draw:style-name="gr59" draw:text-style-name="P16" draw:layer="layout" svg:width="2.224cm" svg:height="0.816cm" svg:x="9.093cm" svg:y="6.22cm">
          <text:p text:style-name="P1"><text:span text:style-name="T7">callb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6" draw:layer="layout" svg:width="2.224cm" svg:height="0.816cm" svg:x="9.093cm" svg:y="11.52cm">
          <text:p text:style-name="P1"><text:span text:style-name="T7">n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0" draw:text-style-name="P1" draw:layer="layout" svg:width="2.022cm" svg:height="12.441cm" svg:x="2.991cm" svg:y="6.22cm">
          <text:p/>
        </draw:rect>
        <draw:g>
          <draw:rect draw:style-name="gr13" draw:text-style-name="P1" draw:layer="layout" svg:width="1.005cm" svg:height="5.041cm" svg:x="2.999cm" svg:y="7.427cm">
            <text:p/>
          </draw:rect>
          <draw:rect draw:style-name="gr14" draw:text-style-name="P1" draw:layer="layout" svg:width="1.005cm" svg:height="4.964cm" svg:x="2.867cm" svg:y="7.472cm">
            <text:p/>
          </draw:rect>
        </draw:g>
        <draw:g>
          <draw:rect draw:style-name="gr13" draw:text-style-name="P1" draw:layer="layout" svg:width="0.973cm" svg:height="2.198cm" svg:x="3.031cm" svg:y="13.098cm">
            <text:p/>
          </draw:rect>
          <draw:rect draw:style-name="gr14" draw:text-style-name="P1" draw:layer="layout" svg:width="0.973cm" svg:height="2.164cm" svg:x="2.904cm" svg:y="13.118cm">
            <text:p/>
          </draw:rect>
        </draw:g>
        <draw:g>
          <draw:rect draw:style-name="gr13" draw:text-style-name="P1" draw:layer="layout" svg:width="1.018cm" svg:height="4.868cm" svg:x="2.986cm" svg:y="12.997cm">
            <text:p/>
          </draw:rect>
          <draw:rect draw:style-name="gr14" draw:text-style-name="P1" draw:layer="layout" svg:width="1.018cm" svg:height="4.793cm" svg:x="2.853cm" svg:y="13.041cm">
            <text:p/>
          </draw:rect>
        </draw:g>
        <draw:rect draw:style-name="gr16" draw:text-style-name="P1" draw:layer="layout" svg:width="2.99cm" svg:height="4.816cm" svg:x="0.897cm" svg:y="7.52cm">
          <text:p/>
        </draw:rect>
        <draw:frame draw:style-name="gr53" draw:text-style-name="P18" draw:layer="layout" svg:width="2.974cm" svg:height="2.384cm" svg:x="0.879cm" svg:y="7.516cm">
          <draw:text-box>
            <text:p text:style-name="P1"><text:span text:style-name="T9">Package</text:span></text:p>
            <text:p text:style-name="P1"><text:span text:style-name="T9">A</text:span></text:p>
            <text:p text:style-name="P1"><text:span text:style-name="T9">Ver.2</text:span></text:p>
          </draw:text-box>
        </draw:frame>
        <draw:rect draw:style-name="gr17" draw:text-style-name="P1" draw:layer="layout" svg:width="2.99cm" svg:height="4.445cm" svg:x="0.898cm" svg:y="13.129cm">
          <text:p/>
        </draw:rect>
        <draw:frame draw:style-name="gr7" draw:text-style-name="P18" draw:layer="layout" svg:width="2.974cm" svg:height="2.384cm" svg:x="0.88cm" svg:y="13.09cm">
          <draw:text-box>
            <text:p text:style-name="P1"><text:span text:style-name="T9">Package</text:span></text:p>
            <text:p text:style-name="P1"><text:span text:style-name="T9">B</text:span></text:p>
            <text:p text:style-name="P1"><text:span text:style-name="T9">Ver.2</text:span></text:p>
          </draw:text-box>
        </draw:frame>
        <draw:custom-shape draw:style-name="gr59" draw:text-style-name="P16" draw:layer="layout" svg:width="2.224cm" svg:height="0.816cm" svg:x="1.294cm" svg:y="10.221cm">
          <text:p text:style-name="P1"><text:span text:style-name="T7">callb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6" draw:layer="layout" svg:width="2.224cm" svg:height="0.816cm" svg:x="1.294cm" svg:y="15.521cm">
          <text:p text:style-name="P1"><text:span text:style-name="T7">n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6" draw:layer="layout" svg:width="2.224cm" svg:height="0.816cm" svg:x="1.294cm" svg:y="11.221cm">
          <text:p text:style-name="P1"><text:span text:style-name="T7">upgra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6" draw:layer="layout" svg:width="2.224cm" svg:height="0.816cm" svg:x="1.294cm" svg:y="16.521cm">
          <text:p text:style-name="P1"><text:span text:style-name="T7">upgra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9" draw:layer="layout" svg:width="14.848cm" svg:height="11.135cm" svg:x="3.075cm" svg:y="2.257cm" draw:page-number="13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52" draw:text-style-name="P1" draw:layer="layout" svg:width="5.704cm" svg:height="15.428cm" svg:x="0.475cm" svg:y="4.0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draw:layer="layout" svg:width="16.571cm" svg:height="18.527cm" svg:x="10.79cm" svg:y="1.746cm">
          <text:p/>
        </draw:rect>
        <draw:rect draw:style-name="gr5" draw:text-style-name="P1" draw:layer="layout" svg:width="13.621cm" svg:height="7.595cm" svg:x="13.374cm" svg:y="12.095cm">
          <text:p/>
        </draw:rect>
        <draw:frame draw:style-name="gr7" draw:text-style-name="P11" draw:layer="layout" svg:width="5.336cm" svg:height="0.962cm" svg:x="21.589cm" svg:y="18.723cm">
          <draw:text-box>
            <text:p><text:span text:style-name="T8">Device Manager</text:span></text:p>
          </draw:text-box>
        </draw:frame>
        <draw:rect draw:style-name="gr5" draw:text-style-name="P1" draw:layer="layout" svg:width="13.649cm" svg:height="8.377cm" svg:x="13.374cm" svg:y="2.378cm">
          <text:p/>
        </draw:rect>
        <draw:frame draw:style-name="gr7" draw:text-style-name="P11" draw:layer="layout" svg:width="5.548cm" svg:height="0.962cm" svg:x="21.488cm" svg:y="2.279cm">
          <draw:text-box>
            <text:p><text:span text:style-name="T8">Service Manager</text:span></text:p>
          </draw:text-box>
        </draw:frame>
        <draw:frame draw:style-name="gr7" draw:text-style-name="P10" draw:layer="layout" svg:width="6.772cm" svg:height="0.962cm" svg:x="13.265cm" svg:y="2.272cm">
          <draw:text-box>
            <text:p><text:span text:style-name="T9">YANG Service Models</text:span></text:p>
          </draw:text-box>
        </draw:frame>
        <draw:frame draw:style-name="gr7" draw:text-style-name="P10" draw:layer="layout" svg:width="6.594cm" svg:height="0.962cm" svg:x="13.265cm" svg:y="18.716cm">
          <draw:text-box>
            <text:p><text:span text:style-name="T9">YANG Device Models</text:span></text:p>
          </draw:text-box>
        </draw:frame>
        <draw:frame draw:style-name="gr7" draw:text-style-name="P3" draw:layer="layout" svg:width="2.885cm" svg:height="1.513cm" svg:x="10.832cm" svg:y="0.309cm">
          <draw:text-box>
            <text:p><text:span text:style-name="T2">NCS</text:span></text:p>
          </draw:text-box>
        </draw:frame>
        <draw:g>
          <draw:rect draw:style-name="gr13" draw:text-style-name="P1" draw:layer="layout" svg:width="1.005cm" svg:height="5.041cm" svg:x="10.798cm" svg:y="3.426cm">
            <text:p/>
          </draw:rect>
          <draw:rect draw:style-name="gr14" draw:text-style-name="P1" draw:layer="layout" svg:width="1.005cm" svg:height="4.964cm" svg:x="10.666cm" svg:y="3.471cm">
            <text:p/>
          </draw:rect>
        </draw:g>
        <draw:g>
          <draw:rect draw:style-name="gr13" draw:text-style-name="P1" draw:layer="layout" svg:width="0.973cm" svg:height="2.198cm" svg:x="10.83cm" svg:y="9.097cm">
            <text:p/>
          </draw:rect>
          <draw:rect draw:style-name="gr14" draw:text-style-name="P1" draw:layer="layout" svg:width="0.973cm" svg:height="2.164cm" svg:x="10.703cm" svg:y="9.117cm">
            <text:p/>
          </draw:rect>
        </draw:g>
        <draw:g>
          <draw:rect draw:style-name="gr13" draw:text-style-name="P1" draw:layer="layout" svg:width="1.018cm" svg:height="4.868cm" svg:x="10.785cm" svg:y="8.996cm">
            <text:p/>
          </draw:rect>
          <draw:rect draw:style-name="gr14" draw:text-style-name="P1" draw:layer="layout" svg:width="1.018cm" svg:height="4.793cm" svg:x="10.652cm" svg:y="9.04cm">
            <text:p/>
          </draw:rect>
        </draw:g>
        <draw:rect draw:style-name="gr16" draw:text-style-name="P1" draw:layer="layout" svg:width="2.99cm" svg:height="4.816cm" svg:x="8.696cm" svg:y="3.519cm">
          <text:p/>
        </draw:rect>
        <draw:frame draw:style-name="gr53" draw:text-style-name="P18" draw:layer="layout" svg:width="2.974cm" svg:height="2.384cm" svg:x="8.678cm" svg:y="3.515cm">
          <draw:text-box>
            <text:p text:style-name="P1"><text:span text:style-name="T9">Package</text:span></text:p>
            <text:p text:style-name="P1"><text:span text:style-name="T9">A</text:span></text:p>
            <text:p text:style-name="P1"><text:span text:style-name="T9">Ver.2</text:span></text:p>
          </draw:text-box>
        </draw:frame>
        <draw:rect draw:style-name="gr17" draw:text-style-name="P1" draw:layer="layout" svg:width="2.99cm" svg:height="4.445cm" svg:x="8.697cm" svg:y="9.128cm">
          <text:p/>
        </draw:rect>
        <draw:frame draw:style-name="gr7" draw:text-style-name="P18" draw:layer="layout" svg:width="2.974cm" svg:height="2.384cm" svg:x="8.679cm" svg:y="9.089cm">
          <draw:text-box>
            <text:p text:style-name="P1"><text:span text:style-name="T9">Package</text:span></text:p>
            <text:p text:style-name="P1"><text:span text:style-name="T9">B</text:span></text:p>
            <text:p text:style-name="P1"><text:span text:style-name="T9">Ver.2</text:span></text:p>
          </draw:text-box>
        </draw:frame>
        <draw:custom-shape draw:style-name="gr54" draw:text-style-name="P22" draw:layer="layout" svg:width="9.665cm" svg:height="15.119cm" svg:x="15.838cm" svg:y="3.367cm">
          <text:p text:style-name="P1"><text:span text:style-name="T2">CDB</text:span></text:p>
          <draw:enhanced-geometry svg:viewBox="0 0 88 21600" draw:glue-points="44 ?f6 44 0 0 10800 44 21600 88 10800" draw:text-areas="0 ?f6 88 ?f3" draw:type="can" draw:modifiers="2947.142857142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23" draw:layer="layout" svg:width="4.257cm" svg:height="1.119cm" svg:x="0.958cm" svg:y="4.468cm">
          <draw:text-box>
            <text:p><text:span text:style-name="T13">./packages</text:span></text:p>
          </draw:text-box>
        </draw:frame>
        <draw:g>
          <draw:rect draw:style-name="gr55" draw:text-style-name="P1" draw:layer="layout" svg:width="3.097cm" svg:height="3.305cm" svg:x="17.619cm" svg:y="13.241cm">
            <text:p/>
          </draw:rect>
          <draw:custom-shape draw:style-name="gr56" draw:text-style-name="P1" draw:layer="layout" svg:width="0.346cm" svg:height="0.328cm" svg:x="19.016cm" svg:y="13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05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686cm" svg:y="14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333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407cm" svg:y="15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253cm" svg:y="15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1" draw:layer="layout" svg:x1="19.083cm" svg:y1="13.736cm" svg:x2="18.356cm" svg:y2="14.464cm">
            <text:p/>
          </draw:line>
          <draw:line draw:style-name="gr57" draw:text-style-name="P1" draw:layer="layout" svg:x1="19.189cm" svg:y1="13.776cm" svg:x2="18.911cm" svg:y2="14.424cm">
            <text:p/>
          </draw:line>
          <draw:line draw:style-name="gr57" draw:text-style-name="P1" draw:layer="layout" svg:x1="19.282cm" svg:y1="13.763cm" svg:x2="19.467cm" svg:y2="14.424cm">
            <text:p/>
          </draw:line>
          <draw:line draw:style-name="gr57" draw:text-style-name="P1" draw:layer="layout" svg:x1="18.832cm" svg:y1="14.729cm" svg:x2="18.607cm" svg:y2="15.456cm">
            <text:p/>
          </draw:line>
          <draw:line draw:style-name="gr57" draw:text-style-name="P1" draw:layer="layout" svg:x1="18.911cm" svg:y1="14.715cm" svg:x2="19.322cm" svg:y2="15.43cm">
            <text:p/>
          </draw:line>
        </draw:g>
        <draw:g>
          <draw:rect draw:style-name="gr55" draw:text-style-name="P1" draw:layer="layout" svg:width="3.097cm" svg:height="3.305cm" svg:x="17.218cm" svg:y="12.84cm">
            <text:p/>
          </draw:rect>
          <draw:custom-shape draw:style-name="gr56" draw:text-style-name="P1" draw:layer="layout" svg:width="0.346cm" svg:height="0.328cm" svg:x="18.615cm" svg:y="13.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7.649cm" svg:y="14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28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932cm" svg:y="14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006cm" svg:y="1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852cm" svg:y="15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1" draw:layer="layout" svg:x1="18.682cm" svg:y1="13.335cm" svg:x2="17.955cm" svg:y2="14.063cm">
            <text:p/>
          </draw:line>
          <draw:line draw:style-name="gr57" draw:text-style-name="P1" draw:layer="layout" svg:x1="18.788cm" svg:y1="13.375cm" svg:x2="18.51cm" svg:y2="14.023cm">
            <text:p/>
          </draw:line>
          <draw:line draw:style-name="gr57" draw:text-style-name="P1" draw:layer="layout" svg:x1="18.881cm" svg:y1="13.362cm" svg:x2="19.066cm" svg:y2="14.023cm">
            <text:p/>
          </draw:line>
          <draw:line draw:style-name="gr57" draw:text-style-name="P1" draw:layer="layout" svg:x1="18.431cm" svg:y1="14.328cm" svg:x2="18.206cm" svg:y2="15.055cm">
            <text:p/>
          </draw:line>
          <draw:line draw:style-name="gr57" draw:text-style-name="P1" draw:layer="layout" svg:x1="18.51cm" svg:y1="14.314cm" svg:x2="18.921cm" svg:y2="15.029cm">
            <text:p/>
          </draw:line>
        </draw:g>
        <draw:g>
          <draw:rect draw:style-name="gr58" draw:text-style-name="P1" draw:layer="layout" svg:width="2.99cm" svg:height="3.128cm" svg:x="17.88cm" svg:y="6.778cm">
            <text:p/>
          </draw:rect>
          <draw:custom-shape draw:style-name="gr56" draw:text-style-name="P1" draw:layer="layout" svg:width="0.346cm" svg:height="0.328cm" svg:x="19.39cm" svg:y="7.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424cm" svg:y="8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0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707cm" svg:y="8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781cm" svg:y="9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627cm" svg:y="9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1" draw:layer="layout" svg:x1="19.457cm" svg:y1="7.335cm" svg:x2="18.73cm" svg:y2="8.063cm">
            <text:p/>
          </draw:line>
          <draw:line draw:style-name="gr57" draw:text-style-name="P1" draw:layer="layout" svg:x1="19.563cm" svg:y1="7.375cm" svg:x2="19.285cm" svg:y2="8.023cm">
            <text:p/>
          </draw:line>
          <draw:line draw:style-name="gr57" draw:text-style-name="P1" draw:layer="layout" svg:x1="19.656cm" svg:y1="7.362cm" svg:x2="19.841cm" svg:y2="8.023cm">
            <text:p/>
          </draw:line>
          <draw:line draw:style-name="gr57" draw:text-style-name="P1" draw:layer="layout" svg:x1="19.206cm" svg:y1="8.328cm" svg:x2="18.981cm" svg:y2="9.055cm">
            <text:p/>
          </draw:line>
          <draw:line draw:style-name="gr57" draw:text-style-name="P1" draw:layer="layout" svg:x1="19.285cm" svg:y1="8.314cm" svg:x2="19.696cm" svg:y2="9.029cm">
            <text:p/>
          </draw:line>
        </draw:g>
        <draw:g>
          <draw:rect draw:style-name="gr58" draw:text-style-name="P1" draw:layer="layout" svg:width="2.99cm" svg:height="3.128cm" svg:x="17.48cm" svg:y="6.378cm">
            <text:p/>
          </draw:rect>
          <draw:custom-shape draw:style-name="gr56" draw:text-style-name="P1" draw:layer="layout" svg:width="0.346cm" svg:height="0.328cm" svg:x="18.99cm" svg:y="6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024cm" svg:y="7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66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307cm" svg:y="7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8.381cm" svg:y="8.6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9.227cm" svg:y="8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1" draw:layer="layout" svg:x1="19.057cm" svg:y1="6.935cm" svg:x2="18.33cm" svg:y2="7.663cm">
            <text:p/>
          </draw:line>
          <draw:line draw:style-name="gr57" draw:text-style-name="P1" draw:layer="layout" svg:x1="19.163cm" svg:y1="6.975cm" svg:x2="18.885cm" svg:y2="7.623cm">
            <text:p/>
          </draw:line>
          <draw:line draw:style-name="gr57" draw:text-style-name="P1" draw:layer="layout" svg:x1="19.256cm" svg:y1="6.962cm" svg:x2="19.441cm" svg:y2="7.623cm">
            <text:p/>
          </draw:line>
          <draw:line draw:style-name="gr57" draw:text-style-name="P1" draw:layer="layout" svg:x1="18.806cm" svg:y1="7.928cm" svg:x2="18.581cm" svg:y2="8.655cm">
            <text:p/>
          </draw:line>
          <draw:line draw:style-name="gr57" draw:text-style-name="P1" draw:layer="layout" svg:x1="18.885cm" svg:y1="7.914cm" svg:x2="19.296cm" svg:y2="8.629cm">
            <text:p/>
          </draw:line>
        </draw:g>
        <draw:rect draw:style-name="gr58" draw:text-style-name="P1" draw:layer="layout" svg:width="2.99cm" svg:height="3.128cm" svg:x="17.08cm" svg:y="5.978cm">
          <text:p/>
        </draw:rect>
        <draw:custom-shape draw:style-name="gr56" draw:text-style-name="P1" draw:layer="layout" svg:width="0.346cm" svg:height="0.328cm" svg:x="18.59cm" svg:y="6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7.624cm" svg:y="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8.2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8.907cm" svg:y="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7.981cm" svg:y="8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8.827cm" svg:y="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8.657cm" svg:y1="6.535cm" svg:x2="17.93cm" svg:y2="7.263cm">
          <text:p/>
        </draw:line>
        <draw:line draw:style-name="gr57" draw:text-style-name="P1" draw:layer="layout" svg:x1="18.763cm" svg:y1="6.575cm" svg:x2="18.485cm" svg:y2="7.223cm">
          <text:p/>
        </draw:line>
        <draw:line draw:style-name="gr57" draw:text-style-name="P1" draw:layer="layout" svg:x1="18.856cm" svg:y1="6.562cm" svg:x2="19.041cm" svg:y2="7.223cm">
          <text:p/>
        </draw:line>
        <draw:line draw:style-name="gr57" draw:text-style-name="P1" draw:layer="layout" svg:x1="18.406cm" svg:y1="7.528cm" svg:x2="18.181cm" svg:y2="8.255cm">
          <text:p/>
        </draw:line>
        <draw:line draw:style-name="gr57" draw:text-style-name="P1" draw:layer="layout" svg:x1="18.485cm" svg:y1="7.514cm" svg:x2="18.896cm" svg:y2="8.229cm">
          <text:p/>
        </draw:line>
        <draw:custom-shape draw:style-name="gr59" draw:text-style-name="P16" draw:layer="layout" svg:width="2.224cm" svg:height="0.816cm" svg:x="9.093cm" svg:y="6.22cm">
          <text:p text:style-name="P1"><text:span text:style-name="T7">callb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6" draw:layer="layout" svg:width="2.224cm" svg:height="0.816cm" svg:x="9.093cm" svg:y="11.52cm">
          <text:p text:style-name="P1"><text:span text:style-name="T7">n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0" draw:text-style-name="P1" draw:layer="layout" svg:width="2.022cm" svg:height="12.441cm" svg:x="2.991cm" svg:y="6.22cm">
          <text:p/>
        </draw:rect>
        <draw:g>
          <draw:rect draw:style-name="gr13" draw:text-style-name="P1" draw:layer="layout" svg:width="1.005cm" svg:height="5.041cm" svg:x="2.999cm" svg:y="7.427cm">
            <text:p/>
          </draw:rect>
          <draw:rect draw:style-name="gr14" draw:text-style-name="P1" draw:layer="layout" svg:width="1.005cm" svg:height="4.964cm" svg:x="2.867cm" svg:y="7.472cm">
            <text:p/>
          </draw:rect>
        </draw:g>
        <draw:g>
          <draw:rect draw:style-name="gr13" draw:text-style-name="P1" draw:layer="layout" svg:width="0.973cm" svg:height="2.198cm" svg:x="3.031cm" svg:y="13.098cm">
            <text:p/>
          </draw:rect>
          <draw:rect draw:style-name="gr14" draw:text-style-name="P1" draw:layer="layout" svg:width="0.973cm" svg:height="2.164cm" svg:x="2.904cm" svg:y="13.118cm">
            <text:p/>
          </draw:rect>
        </draw:g>
        <draw:g>
          <draw:rect draw:style-name="gr13" draw:text-style-name="P1" draw:layer="layout" svg:width="1.018cm" svg:height="4.868cm" svg:x="2.986cm" svg:y="12.997cm">
            <text:p/>
          </draw:rect>
          <draw:rect draw:style-name="gr14" draw:text-style-name="P1" draw:layer="layout" svg:width="1.018cm" svg:height="4.793cm" svg:x="2.853cm" svg:y="13.041cm">
            <text:p/>
          </draw:rect>
        </draw:g>
        <draw:rect draw:style-name="gr16" draw:text-style-name="P1" draw:layer="layout" svg:width="2.99cm" svg:height="4.816cm" svg:x="0.897cm" svg:y="7.52cm">
          <text:p/>
        </draw:rect>
        <draw:frame draw:style-name="gr53" draw:text-style-name="P18" draw:layer="layout" svg:width="2.974cm" svg:height="2.384cm" svg:x="0.879cm" svg:y="7.516cm">
          <draw:text-box>
            <text:p text:style-name="P1"><text:span text:style-name="T9">Package</text:span></text:p>
            <text:p text:style-name="P1"><text:span text:style-name="T9">A</text:span></text:p>
            <text:p text:style-name="P1"><text:span text:style-name="T9">Ver.2</text:span></text:p>
          </draw:text-box>
        </draw:frame>
        <draw:rect draw:style-name="gr17" draw:text-style-name="P1" draw:layer="layout" svg:width="2.99cm" svg:height="4.445cm" svg:x="0.898cm" svg:y="13.129cm">
          <text:p/>
        </draw:rect>
        <draw:frame draw:style-name="gr7" draw:text-style-name="P18" draw:layer="layout" svg:width="2.974cm" svg:height="2.384cm" svg:x="0.88cm" svg:y="13.09cm">
          <draw:text-box>
            <text:p text:style-name="P1"><text:span text:style-name="T9">Package</text:span></text:p>
            <text:p text:style-name="P1"><text:span text:style-name="T9">B</text:span></text:p>
            <text:p text:style-name="P1"><text:span text:style-name="T9">Ver.2</text:span></text:p>
          </draw:text-box>
        </draw:frame>
        <draw:custom-shape draw:style-name="gr59" draw:text-style-name="P16" draw:layer="layout" svg:width="2.224cm" svg:height="0.816cm" svg:x="1.294cm" svg:y="10.221cm">
          <text:p text:style-name="P1"><text:span text:style-name="T7">callb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6" draw:layer="layout" svg:width="2.224cm" svg:height="0.816cm" svg:x="1.294cm" svg:y="15.521cm">
          <text:p text:style-name="P1"><text:span text:style-name="T7">n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6" draw:layer="layout" svg:width="2.224cm" svg:height="0.816cm" svg:x="1.294cm" svg:y="11.221cm">
          <text:p text:style-name="P1"><text:span text:style-name="T7">upgra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6" draw:layer="layout" svg:width="2.224cm" svg:height="0.816cm" svg:x="1.294cm" svg:y="16.521cm">
          <text:p text:style-name="P1"><text:span text:style-name="T7">upgra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6" draw:layer="layout" svg:width="2.224cm" svg:height="0.816cm" svg:x="9.094cm" svg:y="12.521cm">
          <text:p text:style-name="P1"><text:span text:style-name="T7">upgra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6" draw:layer="layout" svg:width="2.224cm" svg:height="0.816cm" svg:x="9.094cm" svg:y="7.221cm">
          <text:p text:style-name="P1"><text:span text:style-name="T7">upgra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1" draw:layer="layout" svg:x1="11.317cm" svg:y1="7.619cm" svg:x2="17.214cm" svg:y2="6.598cm">
          <text:p text:style-name="P1">Cdb session</text:p>
        </draw:line>
        <draw:custom-shape draw:style-name="gr62" draw:text-style-name="P1" draw:layer="layout" svg:width="0.346cm" svg:height="0.328cm" svg:x="17.324cm" svg:y="8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" draw:layer="layout" svg:x1="17.727cm" svg:y1="7.527cm" svg:x2="17.528cm" svg:y2="8.215cm">
          <text:p/>
        </draw:line>
        <draw:custom-shape draw:style-name="gr62" draw:text-style-name="P1" draw:layer="layout" svg:width="0.346cm" svg:height="0.328cm" svg:x="17.424cm" svg:y="13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" draw:layer="layout" svg:x1="17.753cm" svg:y1="13.627cm" svg:x2="18.6cm" svg:y2="13.256cm">
          <text:p/>
        </draw:line>
        <draw:line draw:style-name="gr64" draw:text-style-name="P1" draw:layer="layout" svg:x1="11.285cm" svg:y1="7.778cm" svg:x2="17.374cm" svg:y2="8.384cm">
          <text:p text:style-name="P1">Maapi trans</text:p>
        </draw:line>
        <draw:line draw:style-name="gr61" draw:text-style-name="P1" draw:layer="layout" svg:x1="11.349cm" svg:y1="12.846cm" svg:x2="17.182cm" svg:y2="13.006cm">
          <text:p text:style-name="P1">Cdb session</text:p>
        </draw:line>
        <draw:line draw:style-name="gr64" draw:text-style-name="P1" draw:layer="layout" svg:x1="11.285cm" svg:y1="13.133cm" svg:x2="17.501cm" svg:y2="13.675cm">
          <text:p text:style-name="P1">Maapi trans</text:p>
        </draw:line>
        <draw:custom-shape draw:style-name="gr65" draw:text-style-name="P4" draw:layer="layout" svg:width="3.284cm" svg:height="2.391cm" svg:x="5.196cm" svg:y="7.969cm">
          <text:p text:style-name="P1"><text:span text:style-name="T1">RELO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9" draw:layer="layout" svg:width="14.848cm" svg:height="11.135cm" svg:x="3.075cm" svg:y="2.257cm" draw:page-number="14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rect draw:style-name="gr4" draw:text-style-name="P1" draw:layer="layout" svg:width="16.571cm" svg:height="18.527cm" svg:x="6.99cm" svg:y="1.746cm">
          <text:p/>
        </draw:rect>
        <draw:rect draw:style-name="gr5" draw:text-style-name="P1" draw:layer="layout" svg:width="13.649cm" svg:height="13.847cm" svg:x="9.574cm" svg:y="2.378cm">
          <text:p/>
        </draw:rect>
        <draw:frame draw:style-name="gr7" draw:text-style-name="P11" draw:layer="layout" svg:width="5.548cm" svg:height="0.962cm" svg:x="17.688cm" svg:y="2.279cm">
          <draw:text-box>
            <text:p><text:span text:style-name="T8">Service Manager</text:span></text:p>
          </draw:text-box>
        </draw:frame>
        <draw:frame draw:style-name="gr7" draw:text-style-name="P10" draw:layer="layout" svg:width="6.772cm" svg:height="0.962cm" svg:x="9.465cm" svg:y="2.272cm">
          <draw:text-box>
            <text:p><text:span text:style-name="T9">YANG Service Models</text:span></text:p>
          </draw:text-box>
        </draw:frame>
        <draw:frame draw:style-name="gr7" draw:text-style-name="P3" draw:layer="layout" svg:width="2.885cm" svg:height="1.513cm" svg:x="10.832cm" svg:y="0.309cm">
          <draw:text-box>
            <text:p><text:span text:style-name="T2">NCS</text:span></text:p>
          </draw:text-box>
        </draw:frame>
        <draw:g>
          <draw:rect draw:style-name="gr13" draw:text-style-name="P1" draw:layer="layout" svg:width="1.005cm" svg:height="12.991cm" svg:x="6.998cm" svg:y="3.426cm">
            <text:p/>
          </draw:rect>
          <draw:rect draw:style-name="gr14" draw:text-style-name="P1" draw:layer="layout" svg:width="1.005cm" svg:height="12.793cm" svg:x="6.866cm" svg:y="3.542cm">
            <text:p/>
          </draw:rect>
        </draw:g>
        <draw:rect draw:style-name="gr16" draw:text-style-name="P1" draw:layer="layout" svg:width="5.782cm" svg:height="12.005cm" svg:x="2.004cm" svg:y="3.619cm">
          <text:p/>
        </draw:rect>
        <draw:frame draw:style-name="gr53" draw:text-style-name="P18" draw:layer="layout" svg:width="2.974cm" svg:height="2.384cm" svg:x="3.378cm" svg:y="3.715cm">
          <draw:text-box>
            <text:p text:style-name="P1"><text:span text:style-name="T9">Package</text:span></text:p>
            <text:p text:style-name="P1"><text:span text:style-name="T9">A</text:span></text:p>
            <text:p text:style-name="P1"><text:span text:style-name="T9">Ver.2</text:span></text:p>
          </draw:text-box>
        </draw:frame>
        <draw:custom-shape draw:style-name="gr54" draw:text-style-name="P22" draw:layer="layout" svg:width="9.665cm" svg:height="16.429cm" svg:x="12.078cm" svg:y="3.42cm">
          <text:p text:style-name="P1"><text:span text:style-name="T2">CDB</text:span></text:p>
          <draw:enhanced-geometry svg:viewBox="0 0 88 21600" draw:glue-points="44 ?f6 44 0 0 10800 44 21600 88 10800" draw:text-areas="0 ?f6 88 ?f3" draw:type="can" draw:modifiers="2947.142857142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8" draw:id="id8">
          <draw:rect draw:style-name="gr66" draw:text-style-name="P1" draw:layer="layout" svg:width="2.99cm" svg:height="3.128cm" svg:x="17.88cm" svg:y="9.878cm">
            <text:p/>
          </draw:rect>
          <draw:custom-shape draw:style-name="gr67" draw:text-style-name="P1" draw:layer="layout" svg:width="0.346cm" svg:height="0.328cm" svg:x="19.39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346cm" svg:height="0.328cm" svg:x="18.424cm" svg:y="11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346cm" svg:height="0.328cm" svg:x="19.06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346cm" svg:height="0.328cm" svg:x="19.707cm" svg:y="11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346cm" svg:height="0.328cm" svg:x="18.781cm" svg:y="12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346cm" svg:height="0.328cm" svg:x="19.627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8" draw:text-style-name="P1" draw:layer="layout" svg:x1="19.457cm" svg:y1="10.435cm" svg:x2="18.73cm" svg:y2="11.163cm">
            <text:p/>
          </draw:line>
          <draw:line draw:style-name="gr68" draw:text-style-name="P1" draw:layer="layout" svg:x1="19.563cm" svg:y1="10.475cm" svg:x2="19.285cm" svg:y2="11.123cm">
            <text:p/>
          </draw:line>
          <draw:line draw:style-name="gr68" draw:text-style-name="P1" draw:layer="layout" svg:x1="19.656cm" svg:y1="10.462cm" svg:x2="19.841cm" svg:y2="11.123cm">
            <text:p/>
          </draw:line>
          <draw:line draw:style-name="gr68" draw:text-style-name="P1" draw:layer="layout" svg:x1="19.206cm" svg:y1="11.428cm" svg:x2="18.981cm" svg:y2="12.155cm">
            <text:p/>
          </draw:line>
          <draw:line draw:style-name="gr68" draw:text-style-name="P1" draw:layer="layout" svg:x1="19.285cm" svg:y1="11.414cm" svg:x2="19.696cm" svg:y2="12.129cm">
            <text:p/>
          </draw:line>
        </draw:g>
        <draw:g>
          <draw:rect draw:style-name="gr66" draw:text-style-name="P1" draw:layer="layout" svg:width="2.99cm" svg:height="3.128cm" svg:x="17.48cm" svg:y="9.478cm">
            <text:p/>
          </draw:rect>
          <draw:custom-shape draw:style-name="gr67" draw:text-style-name="P1" draw:layer="layout" svg:width="0.346cm" svg:height="0.328cm" svg:x="18.99cm" svg:y="9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346cm" svg:height="0.328cm" svg:x="18.024cm" svg:y="10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346cm" svg:height="0.328cm" svg:x="18.66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346cm" svg:height="0.328cm" svg:x="19.307cm" svg:y="10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346cm" svg:height="0.328cm" svg:x="18.381cm" svg:y="11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346cm" svg:height="0.328cm" svg:x="19.227cm" svg:y="11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8" draw:text-style-name="P1" draw:layer="layout" svg:x1="19.057cm" svg:y1="10.035cm" svg:x2="18.33cm" svg:y2="10.763cm">
            <text:p/>
          </draw:line>
          <draw:line draw:style-name="gr68" draw:text-style-name="P1" draw:layer="layout" svg:x1="19.163cm" svg:y1="10.075cm" svg:x2="18.885cm" svg:y2="10.723cm">
            <text:p/>
          </draw:line>
          <draw:line draw:style-name="gr68" draw:text-style-name="P1" draw:layer="layout" svg:x1="19.256cm" svg:y1="10.062cm" svg:x2="19.441cm" svg:y2="10.723cm">
            <text:p/>
          </draw:line>
          <draw:line draw:style-name="gr68" draw:text-style-name="P1" draw:layer="layout" svg:x1="18.806cm" svg:y1="11.028cm" svg:x2="18.581cm" svg:y2="11.755cm">
            <text:p/>
          </draw:line>
          <draw:line draw:style-name="gr68" draw:text-style-name="P1" draw:layer="layout" svg:x1="18.885cm" svg:y1="11.014cm" svg:x2="19.296cm" svg:y2="11.729cm">
            <text:p/>
          </draw:line>
        </draw:g>
        <draw:rect draw:style-name="gr69" draw:text-style-name="P1" draw:layer="layout" svg:width="2.99cm" svg:height="3.128cm" svg:x="17.08cm" svg:y="9.078cm">
          <text:p/>
        </draw:rect>
        <draw:custom-shape draw:style-name="gr56" draw:text-style-name="P1" draw:layer="layout" svg:width="0.346cm" svg:height="0.328cm" svg:x="18.59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7.624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8.26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8.807cm" svg:y="10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7.981cm" svg:y="1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8.827cm" svg:y="1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8.657cm" svg:y1="9.635cm" svg:x2="17.93cm" svg:y2="10.363cm">
          <text:p/>
        </draw:line>
        <draw:line draw:style-name="gr57" draw:text-style-name="P1" draw:layer="layout" svg:x1="18.763cm" svg:y1="9.675cm" svg:x2="18.485cm" svg:y2="10.323cm">
          <text:p/>
        </draw:line>
        <draw:line draw:style-name="gr57" draw:text-style-name="P1" draw:layer="layout" svg:x1="18.856cm" svg:y1="9.662cm" svg:x2="18.944cm" svg:y2="10.491cm">
          <text:p/>
        </draw:line>
        <draw:line draw:style-name="gr57" draw:text-style-name="P1" draw:layer="layout" svg:x1="18.406cm" svg:y1="10.628cm" svg:x2="18.181cm" svg:y2="11.355cm">
          <text:p/>
        </draw:line>
        <draw:line draw:style-name="gr57" draw:text-style-name="P1" draw:layer="layout" svg:x1="18.485cm" svg:y1="10.614cm" svg:x2="18.896cm" svg:y2="11.329cm">
          <text:p/>
        </draw:line>
        <draw:custom-shape draw:style-name="gr59" draw:text-style-name="P16" draw:layer="layout" svg:width="2.224cm" svg:height="0.816cm" svg:x="3.793cm" svg:y="6.22cm">
          <text:p text:style-name="P1"><text:span text:style-name="T7">callb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6" draw:layer="layout" svg:width="3.953cm" svg:height="6.537cm" svg:x="2.965cm" svg:y="7.521cm">
          <text:p/>
          <draw:enhanced-geometry svg:viewBox="0 0 21600 21600" draw:path-stretchpoint-x="10800" draw:path-stretchpoint-y="10800" draw:text-areas="?f3 ?f4 ?f5 ?f6" draw:type="round-rectangle" draw:modifiers="3152.04855842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1" draw:layer="layout" svg:x1="6.153cm" svg:y1="9.149cm" svg:x2="17.087cm" svg:y2="9.563cm">
          <text:p text:style-name="P1">Cdb session</text:p>
        </draw:line>
        <draw:frame draw:style-name="gr72" draw:text-style-name="P1" draw:layer="layout" svg:width="2.314cm" svg:height="0.838cm" svg:x="3.757cm" svg:y="7.582cm">
          <draw:text-box>
            <text:p text:style-name="P1"><text:span text:style-name="T7">upgrade</text:span></text:p>
          </draw:text-box>
        </draw:frame>
        <draw:custom-shape draw:style-name="gr56" draw:text-style-name="P1" draw:layer="layout" svg:width="0.346cm" svg:height="0.328cm" svg:x="16.591cm" svg:y="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9.425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6.695cm" svg:y1="7.077cm" svg:x2="19.477cm" svg:y2="8.097cm">
          <text:p/>
        </draw:line>
        <draw:frame draw:style-name="gr73" draw:layer="layout" svg:width="1.488cm" svg:height="0.962cm" svg:x="16.098cm" svg:y="5.897cm">
          <draw:text-box>
            <text:p>ncs</text:p>
          </draw:text-box>
        </draw:frame>
        <draw:frame draw:style-name="gr74" draw:layer="layout" svg:width="2.83cm" svg:height="0.962cm" svg:x="18.694cm" svg:y="7.295cm">
          <draw:text-box>
            <text:p>services</text:p>
          </draw:text-box>
        </draw:frame>
        <draw:line draw:style-name="gr63" draw:text-style-name="P1" draw:layer="layout" svg:x1="19.529cm" svg:y1="8.414cm" svg:x2="18.854cm" svg:y2="9.406cm">
          <text:p/>
        </draw:line>
        <draw:line draw:style-name="gr63" draw:text-style-name="P1" draw:layer="layout" svg:x1="19.622cm" svg:y1="8.453cm" svg:x2="19.384cm" svg:y2="9.128cm">
          <text:p/>
        </draw:line>
        <draw:line draw:style-name="gr63" draw:text-style-name="P1" draw:layer="layout" svg:x1="19.728cm" svg:y1="8.374cm" svg:x2="19.767cm" svg:y2="9.088cm">
          <text:p/>
        </draw:line>
        <draw:line draw:style-name="gr75" draw:text-style-name="P1" draw:layer="layout" svg:x1="6.567cm" svg:y1="11.029cm" svg:x2="12.688cm" svg:y2="12.496cm">
          <text:p text:style-name="P1">Maapi trans</text:p>
        </draw:line>
        <draw:custom-shape draw:style-name="gr65" draw:text-style-name="P1" xml:id="id5" draw:id="id5" draw:layer="layout" svg:width="0.829cm" svg:height="0.829cm" svg:x="19.059cm" svg:y="9.79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" draw:layer="layout" svg:x1="18.931cm" svg:y1="9.604cm" svg:x2="19.235cm" svg:y2="9.869cm">
          <text:p/>
        </draw:line>
        <draw:g>
          <draw:rect draw:style-name="gr58" draw:text-style-name="P1" draw:layer="layout" svg:width="2.99cm" svg:height="3.128cm" svg:x="13.513cm" svg:y="12.906cm">
            <text:p/>
          </draw:rect>
          <draw:custom-shape draw:style-name="gr56" draw:text-style-name="P1" draw:layer="layout" svg:width="0.346cm" svg:height="0.328cm" svg:x="15.023cm" svg:y="13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4.057cm" svg:y="14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4.693cm" svg:y="14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5.34cm" svg:y="14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4.414cm" svg:y="15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5.26cm" svg:y="15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1" draw:layer="layout" svg:x1="15.09cm" svg:y1="13.463cm" svg:x2="14.363cm" svg:y2="14.191cm">
            <text:p/>
          </draw:line>
          <draw:line draw:style-name="gr57" draw:text-style-name="P1" draw:layer="layout" svg:x1="15.196cm" svg:y1="13.503cm" svg:x2="14.918cm" svg:y2="14.151cm">
            <text:p/>
          </draw:line>
          <draw:line draw:style-name="gr57" draw:text-style-name="P1" draw:layer="layout" svg:x1="15.289cm" svg:y1="13.49cm" svg:x2="15.474cm" svg:y2="14.151cm">
            <text:p/>
          </draw:line>
          <draw:line draw:style-name="gr57" draw:text-style-name="P1" draw:layer="layout" svg:x1="14.839cm" svg:y1="14.456cm" svg:x2="14.614cm" svg:y2="15.183cm">
            <text:p/>
          </draw:line>
          <draw:line draw:style-name="gr57" draw:text-style-name="P1" draw:layer="layout" svg:x1="14.918cm" svg:y1="14.442cm" svg:x2="15.329cm" svg:y2="15.157cm">
            <text:p/>
          </draw:line>
        </draw:g>
        <draw:g>
          <draw:rect draw:style-name="gr58" draw:text-style-name="P1" draw:layer="layout" svg:width="2.99cm" svg:height="3.128cm" svg:x="13.113cm" svg:y="12.506cm">
            <text:p/>
          </draw:rect>
          <draw:custom-shape draw:style-name="gr56" draw:text-style-name="P1" draw:layer="layout" svg:width="0.346cm" svg:height="0.328cm" svg:x="14.623cm" svg:y="12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3.657cm" svg:y="13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4.293cm" svg:y="13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4.94cm" svg:y="13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4.014cm" svg:y="14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346cm" svg:height="0.328cm" svg:x="14.86cm" svg:y="14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1" draw:layer="layout" svg:x1="14.69cm" svg:y1="13.063cm" svg:x2="13.963cm" svg:y2="13.791cm">
            <text:p/>
          </draw:line>
          <draw:line draw:style-name="gr57" draw:text-style-name="P1" draw:layer="layout" svg:x1="14.796cm" svg:y1="13.103cm" svg:x2="14.518cm" svg:y2="13.751cm">
            <text:p/>
          </draw:line>
          <draw:line draw:style-name="gr57" draw:text-style-name="P1" draw:layer="layout" svg:x1="14.889cm" svg:y1="13.09cm" svg:x2="15.074cm" svg:y2="13.751cm">
            <text:p/>
          </draw:line>
          <draw:line draw:style-name="gr57" draw:text-style-name="P1" draw:layer="layout" svg:x1="14.439cm" svg:y1="14.056cm" svg:x2="14.214cm" svg:y2="14.783cm">
            <text:p/>
          </draw:line>
          <draw:line draw:style-name="gr57" draw:text-style-name="P1" draw:layer="layout" svg:x1="14.518cm" svg:y1="14.042cm" svg:x2="14.929cm" svg:y2="14.757cm">
            <text:p/>
          </draw:line>
        </draw:g>
        <draw:rect draw:style-name="gr58" draw:text-style-name="P1" draw:layer="layout" svg:width="2.99cm" svg:height="3.128cm" svg:x="12.713cm" svg:y="12.106cm">
          <text:p/>
        </draw:rect>
        <draw:custom-shape draw:style-name="gr62" draw:text-style-name="P1" draw:layer="layout" svg:width="0.346cm" svg:height="0.328cm" svg:x="14.223cm" svg:y="1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346cm" svg:height="0.328cm" svg:x="13.257cm" svg:y="1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346cm" svg:height="0.328cm" svg:x="13.893cm" svg:y="13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346cm" svg:height="0.328cm" svg:x="14.44cm" svg:y="1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346cm" svg:height="0.328cm" svg:x="13.614cm" svg:y="14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346cm" svg:height="0.328cm" svg:x="14.4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4.29cm" svg:y1="12.663cm" svg:x2="13.563cm" svg:y2="13.391cm">
          <text:p/>
        </draw:line>
        <draw:line draw:style-name="gr57" draw:text-style-name="P1" draw:layer="layout" svg:x1="14.396cm" svg:y1="12.703cm" svg:x2="14.118cm" svg:y2="13.351cm">
          <text:p/>
        </draw:line>
        <draw:line draw:style-name="gr57" draw:text-style-name="P1" draw:layer="layout" svg:x1="14.489cm" svg:y1="12.69cm" svg:x2="14.577cm" svg:y2="13.519cm">
          <text:p/>
        </draw:line>
        <draw:line draw:style-name="gr57" draw:text-style-name="P1" draw:layer="layout" svg:x1="14.039cm" svg:y1="13.656cm" svg:x2="13.814cm" svg:y2="14.383cm">
          <text:p/>
        </draw:line>
        <draw:line draw:style-name="gr57" draw:text-style-name="P1" draw:layer="layout" svg:x1="14.118cm" svg:y1="13.642cm" svg:x2="14.529cm" svg:y2="14.357cm">
          <text:p/>
        </draw:line>
        <draw:custom-shape draw:style-name="gr65" draw:text-style-name="P1" xml:id="id6" draw:id="id6" draw:layer="layout" svg:width="0.829cm" svg:height="0.829cm" svg:x="14.692cm" svg:y="12.819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" draw:layer="layout" svg:x1="14.564cm" svg:y1="12.632cm" svg:x2="14.868cm" svg:y2="12.897cm">
          <text:p/>
        </draw:line>
        <draw:line draw:style-name="gr63" draw:text-style-name="P1" draw:layer="layout" svg:x1="16.64cm" svg:y1="7.014cm" svg:x2="14.441cm" svg:y2="12.369cm">
          <text:p/>
        </draw:line>
        <draw:connector draw:style-name="gr76" draw:text-style-name="P1" draw:layer="layout" draw:type="curve" draw:line-skew="0.334cm" svg:x1="19.888cm" svg:y1="10.205cm" svg:x2="15.521cm" svg:y2="13.233cm" draw:start-shape="id5" draw:start-glue-point="10" draw:end-shape="id6" draw:end-glue-point="10" svg:d="m19888 10205c1252 0 3436 3028-4367 3028">
          <text:p/>
        </draw:connector>
        <draw:frame draw:style-name="gr77" draw:text-style-name="P16" draw:layer="layout" svg:width="2.479cm" svg:height="1.457cm" svg:x="3.762cm" svg:y="8.735cm">
          <draw:text-box>
            <text:p text:style-name="P1"><text:span text:style-name="T7">Read old</text:span></text:p>
            <text:p text:style-name="P1"><text:span text:style-name="T7">config</text:span></text:p>
          </draw:text-box>
        </draw:frame>
        <draw:frame draw:style-name="gr77" draw:text-style-name="P16" draw:layer="layout" svg:width="2.691cm" svg:height="1.457cm" svg:x="3.763cm" svg:y="10.536cm">
          <draw:text-box>
            <text:p text:style-name="P1"><text:span text:style-name="T7">Write new</text:span></text:p>
            <text:p text:style-name="P1"><text:span text:style-name="T7">config</text:span></text:p>
          </draw:text-box>
        </draw:frame>
        <draw:frame draw:style-name="gr7" draw:text-style-name="P16" xml:id="id7" draw:id="id7" draw:layer="layout" svg:width="3.33cm" svg:height="1.361cm" svg:x="3.347cm" svg:y="12.368cm">
          <draw:text-box>
            <text:p text:style-name="P1"><text:span text:style-name="T7">Move private</text:span></text:p>
            <text:p text:style-name="P1"><text:span text:style-name="T7">service data</text:span></text:p>
          </draw:text-box>
        </draw:frame>
        <draw:connector draw:style-name="gr78" draw:text-style-name="P1" draw:layer="layout" draw:type="curve" draw:line-skew="3.065cm" svg:x1="5.018cm" svg:y1="13.729cm" svg:x2="19.375cm" svg:y2="13.006cm" draw:start-shape="id7" draw:start-glue-point="2" draw:end-shape="id8" svg:d="m5018 13729c0 5347 14357 5709 14357-723">
          <text:p/>
        </draw:connector>
        <draw:frame draw:style-name="gr7" draw:layer="layout" svg:width="9.041cm" svg:height="0.962cm" svg:x="8.034cm" svg:y="16.927cm">
          <draw:text-box>
            <text:p>Maapi.ncsMovePrivateData(..)</text:p>
          </draw:text-box>
        </draw:frame>
        <presentation:notes draw:style-name="dp2">
          <draw:page-thumbnail draw:style-name="gr19" draw:layer="layout" svg:width="14.848cm" svg:height="11.135cm" svg:x="3.075cm" svg:y="2.257cm" draw:page-number="15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rect draw:style-name="gr4" draw:text-style-name="P1" draw:layer="layout" svg:width="16.571cm" svg:height="18.527cm" svg:x="6.99cm" svg:y="1.746cm">
          <text:p/>
        </draw:rect>
        <draw:rect draw:style-name="gr5" draw:text-style-name="P1" draw:layer="layout" svg:width="13.649cm" svg:height="13.847cm" svg:x="9.574cm" svg:y="2.378cm">
          <text:p/>
        </draw:rect>
        <draw:frame draw:style-name="gr7" draw:text-style-name="P11" draw:layer="layout" svg:width="5.548cm" svg:height="0.962cm" svg:x="17.688cm" svg:y="2.279cm">
          <draw:text-box>
            <text:p><text:span text:style-name="T8">Service Manager</text:span></text:p>
          </draw:text-box>
        </draw:frame>
        <draw:frame draw:style-name="gr7" draw:text-style-name="P10" draw:layer="layout" svg:width="6.772cm" svg:height="0.962cm" svg:x="9.465cm" svg:y="2.272cm">
          <draw:text-box>
            <text:p><text:span text:style-name="T9">YANG Service Models</text:span></text:p>
          </draw:text-box>
        </draw:frame>
        <draw:frame draw:style-name="gr7" draw:text-style-name="P3" draw:layer="layout" svg:width="13.774cm" svg:height="1.513cm" svg:x="8.832cm" svg:y="0.309cm">
          <draw:text-box>
            <text:p><text:span text:style-name="T2">NCS <text:s/></text:span><text:span text:style-name="T14">2.3 → 3.0 default upgrade</text:span></text:p>
          </draw:text-box>
        </draw:frame>
        <draw:g>
          <draw:rect draw:style-name="gr13" draw:text-style-name="P1" draw:layer="layout" svg:width="1.005cm" svg:height="12.991cm" svg:x="6.998cm" svg:y="3.426cm">
            <text:p/>
          </draw:rect>
          <draw:rect draw:style-name="gr14" draw:text-style-name="P1" draw:layer="layout" svg:width="1.005cm" svg:height="12.793cm" svg:x="6.866cm" svg:y="3.542cm">
            <text:p/>
          </draw:rect>
        </draw:g>
        <draw:rect draw:style-name="gr16" draw:text-style-name="P1" draw:layer="layout" svg:width="5.782cm" svg:height="12.005cm" svg:x="2.004cm" svg:y="3.619cm">
          <text:p/>
        </draw:rect>
        <draw:frame draw:style-name="gr53" draw:text-style-name="P18" draw:layer="layout" svg:width="2.974cm" svg:height="2.384cm" svg:x="3.378cm" svg:y="3.715cm">
          <draw:text-box>
            <text:p text:style-name="P1"><text:span text:style-name="T9">Package</text:span></text:p>
            <text:p text:style-name="P1"><text:span text:style-name="T9">A</text:span></text:p>
            <text:p text:style-name="P1"><text:span text:style-name="T9">Ver.2</text:span></text:p>
          </draw:text-box>
        </draw:frame>
        <draw:custom-shape draw:style-name="gr54" draw:text-style-name="P22" draw:layer="layout" svg:width="9.665cm" svg:height="16.429cm" svg:x="12.046cm" svg:y="3.324cm">
          <text:p text:style-name="P1"><text:span text:style-name="T2">CDB</text:span></text:p>
          <draw:enhanced-geometry svg:viewBox="0 0 88 21600" draw:glue-points="44 ?f6 44 0 0 10800 44 21600 88 10800" draw:text-areas="0 ?f6 88 ?f3" draw:type="can" draw:modifiers="2947.142857142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rect draw:style-name="gr79" draw:text-style-name="P1" draw:layer="layout" svg:width="2.99cm" svg:height="3.128cm" svg:x="17.88cm" svg:y="14.478cm">
            <text:p/>
          </draw:rect>
          <draw:custom-shape draw:style-name="gr80" draw:text-style-name="P1" draw:layer="layout" svg:width="0.346cm" svg:height="0.328cm" svg:x="19.39cm" svg:y="14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" draw:layer="layout" svg:width="0.346cm" svg:height="0.328cm" svg:x="18.424cm" svg:y="15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" draw:layer="layout" svg:width="0.346cm" svg:height="0.328cm" svg:x="19.06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" draw:layer="layout" svg:width="0.346cm" svg:height="0.328cm" svg:x="19.707cm" svg:y="15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" draw:layer="layout" svg:width="0.346cm" svg:height="0.328cm" svg:x="18.781cm" svg:y="16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" draw:layer="layout" svg:width="0.346cm" svg:height="0.328cm" svg:x="19.627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1" draw:text-style-name="P1" draw:layer="layout" svg:x1="19.457cm" svg:y1="15.035cm" svg:x2="18.73cm" svg:y2="15.763cm">
            <text:p/>
          </draw:line>
          <draw:line draw:style-name="gr81" draw:text-style-name="P1" draw:layer="layout" svg:x1="19.563cm" svg:y1="15.075cm" svg:x2="19.285cm" svg:y2="15.723cm">
            <text:p/>
          </draw:line>
          <draw:line draw:style-name="gr81" draw:text-style-name="P1" draw:layer="layout" svg:x1="19.656cm" svg:y1="15.062cm" svg:x2="19.841cm" svg:y2="15.723cm">
            <text:p/>
          </draw:line>
          <draw:line draw:style-name="gr81" draw:text-style-name="P1" draw:layer="layout" svg:x1="19.206cm" svg:y1="16.028cm" svg:x2="18.981cm" svg:y2="16.755cm">
            <text:p/>
          </draw:line>
          <draw:line draw:style-name="gr81" draw:text-style-name="P1" draw:layer="layout" svg:x1="19.285cm" svg:y1="16.014cm" svg:x2="19.696cm" svg:y2="16.729cm">
            <text:p/>
          </draw:line>
        </draw:g>
        <draw:g>
          <draw:rect draw:style-name="gr79" draw:text-style-name="P1" draw:layer="layout" svg:width="2.99cm" svg:height="3.128cm" svg:x="17.48cm" svg:y="14.078cm">
            <text:p/>
          </draw:rect>
          <draw:custom-shape draw:style-name="gr80" draw:text-style-name="P1" draw:layer="layout" svg:width="0.346cm" svg:height="0.328cm" svg:x="18.99cm" svg:y="14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" draw:layer="layout" svg:width="0.346cm" svg:height="0.328cm" svg:x="18.024cm" svg:y="15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" draw:layer="layout" svg:width="0.346cm" svg:height="0.328cm" svg:x="18.66cm" svg:y="1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" draw:layer="layout" svg:width="0.346cm" svg:height="0.328cm" svg:x="19.307cm" svg:y="15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" draw:layer="layout" svg:width="0.346cm" svg:height="0.328cm" svg:x="18.381cm" svg:y="16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" draw:layer="layout" svg:width="0.346cm" svg:height="0.328cm" svg:x="19.227cm" svg:y="16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1" draw:text-style-name="P1" draw:layer="layout" svg:x1="19.057cm" svg:y1="14.635cm" svg:x2="18.33cm" svg:y2="15.363cm">
            <text:p/>
          </draw:line>
          <draw:line draw:style-name="gr81" draw:text-style-name="P1" draw:layer="layout" svg:x1="19.163cm" svg:y1="14.675cm" svg:x2="18.885cm" svg:y2="15.323cm">
            <text:p/>
          </draw:line>
          <draw:line draw:style-name="gr81" draw:text-style-name="P1" draw:layer="layout" svg:x1="19.256cm" svg:y1="14.662cm" svg:x2="19.441cm" svg:y2="15.323cm">
            <text:p/>
          </draw:line>
          <draw:line draw:style-name="gr81" draw:text-style-name="P1" draw:layer="layout" svg:x1="18.806cm" svg:y1="15.628cm" svg:x2="18.581cm" svg:y2="16.355cm">
            <text:p/>
          </draw:line>
          <draw:line draw:style-name="gr81" draw:text-style-name="P1" draw:layer="layout" svg:x1="18.885cm" svg:y1="15.614cm" svg:x2="19.296cm" svg:y2="16.329cm">
            <text:p/>
          </draw:line>
        </draw:g>
        <draw:rect draw:style-name="gr58" draw:text-style-name="P1" draw:layer="layout" svg:width="2.99cm" svg:height="3.128cm" svg:x="17.08cm" svg:y="13.678cm">
          <text:p/>
        </draw:rect>
        <draw:custom-shape draw:style-name="gr56" draw:text-style-name="P1" draw:layer="layout" svg:width="0.346cm" svg:height="0.328cm" svg:x="18.59cm" svg:y="13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7.624cm" svg:y="14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8.26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8.807cm" svg:y="1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7.981cm" svg:y="15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8.827cm" svg:y="15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8.657cm" svg:y1="14.235cm" svg:x2="17.93cm" svg:y2="14.963cm">
          <text:p/>
        </draw:line>
        <draw:line draw:style-name="gr57" draw:text-style-name="P1" draw:layer="layout" svg:x1="18.763cm" svg:y1="14.275cm" svg:x2="18.485cm" svg:y2="14.923cm">
          <text:p/>
        </draw:line>
        <draw:line draw:style-name="gr57" draw:text-style-name="P1" draw:layer="layout" svg:x1="18.856cm" svg:y1="14.262cm" svg:x2="18.944cm" svg:y2="15.091cm">
          <text:p/>
        </draw:line>
        <draw:line draw:style-name="gr57" draw:text-style-name="P1" draw:layer="layout" svg:x1="18.406cm" svg:y1="15.228cm" svg:x2="18.181cm" svg:y2="15.955cm">
          <text:p/>
        </draw:line>
        <draw:line draw:style-name="gr57" draw:text-style-name="P1" draw:layer="layout" svg:x1="18.485cm" svg:y1="15.214cm" svg:x2="18.896cm" svg:y2="15.929cm">
          <text:p/>
        </draw:line>
        <draw:custom-shape draw:style-name="gr59" draw:text-style-name="P16" draw:layer="layout" svg:width="2.224cm" svg:height="0.816cm" svg:x="4.493cm" svg:y="6.52cm">
          <text:p text:style-name="P1"><text:span text:style-name="T7">servi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0.346cm" svg:height="0.328cm" svg:x="16.591cm" svg:y="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9.425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6.906cm" svg:y1="7.025cm" svg:x2="18.031cm" svg:y2="7.686cm">
          <text:p/>
        </draw:line>
        <draw:frame draw:style-name="gr73" draw:layer="layout" svg:width="1.488cm" svg:height="0.962cm" svg:x="16.098cm" svg:y="5.897cm">
          <draw:text-box>
            <text:p>ncs</text:p>
          </draw:text-box>
        </draw:frame>
        <draw:frame draw:style-name="gr74" draw:layer="layout" svg:width="2.83cm" svg:height="0.962cm" svg:x="17.734cm" svg:y="6.912cm">
          <draw:text-box>
            <text:p>services</text:p>
          </draw:text-box>
        </draw:frame>
        <draw:line draw:style-name="gr63" draw:text-style-name="P1" draw:layer="layout" svg:x1="19.529cm" svg:y1="13.014cm" svg:x2="18.854cm" svg:y2="14.006cm">
          <text:p/>
        </draw:line>
        <draw:line draw:style-name="gr63" draw:text-style-name="P1" draw:layer="layout" svg:x1="19.622cm" svg:y1="13.053cm" svg:x2="19.384cm" svg:y2="13.728cm">
          <text:p/>
        </draw:line>
        <draw:line draw:style-name="gr63" draw:text-style-name="P1" draw:layer="layout" svg:x1="19.728cm" svg:y1="12.974cm" svg:x2="19.767cm" svg:y2="13.688cm">
          <text:p/>
        </draw:line>
        <draw:custom-shape draw:style-name="gr65" draw:text-style-name="P1" xml:id="id10" draw:id="id10" draw:layer="layout" svg:width="0.829cm" svg:height="0.829cm" svg:x="19.059cm" svg:y="14.39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" draw:layer="layout" svg:x1="18.931cm" svg:y1="14.204cm" svg:x2="19.235cm" svg:y2="14.469cm">
          <text:p/>
        </draw:line>
        <draw:custom-shape draw:style-name="gr56" draw:text-style-name="P1" draw:layer="layout" svg:width="0.346cm" svg:height="0.328cm" svg:x="17.991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346cm" svg:height="0.328cm" svg:x="17.991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8.176cm" svg:y1="7.99cm" svg:x2="18.163cm" svg:y2="9.247cm">
          <text:p/>
        </draw:line>
        <draw:frame draw:style-name="gr74" draw:layer="layout" svg:width="2.864cm" svg:height="0.962cm" svg:x="17.734cm" svg:y="8.412cm">
          <draw:text-box>
            <text:p><text:s text:c="2"/>service</text:p>
          </draw:text-box>
        </draw:frame>
        <draw:custom-shape draw:style-name="gr59" draw:text-style-name="P16" draw:layer="layout" svg:width="0.913cm" svg:height="0.609cm" svg:x="18.494cm" svg:y="10.366cm">
          <text:p text:style-name="P1"><text:span text:style-name="T7">{s1}</text:span></text:p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0.913cm" svg:height="0.609cm" svg:x="18.693cm" svg:y="10.265cm">
          <text:p text:style-name="P1"><text:span text:style-name="T7">{s1}</text:span></text:p>
          <draw:enhanced-geometry svg:viewBox="0 0 21600 21600" draw:type="rectangle" draw:enhanced-path="M 0 0 L 21600 0 21600 21600 0 21600 0 0 Z N"/>
        </draw:custom-shape>
        <draw:line draw:style-name="gr63" draw:text-style-name="P1" draw:layer="layout" svg:x1="18.256cm" svg:y1="9.551cm" svg:x2="19.023cm" svg:y2="10.266cm">
          <text:p/>
        </draw:line>
        <draw:line draw:style-name="gr63" draw:text-style-name="P1" draw:layer="layout" svg:x1="18.229cm" svg:y1="9.591cm" svg:x2="18.587cm" svg:y2="10.345cm">
          <text:p/>
        </draw:line>
        <draw:line draw:style-name="gr63" draw:text-style-name="P1" draw:layer="layout" svg:x1="19.142cm" svg:y1="10.874cm" svg:x2="19.539cm" svg:y2="12.726cm">
          <text:p/>
        </draw:line>
        <draw:frame draw:style-name="gr74" draw:layer="layout" svg:width="1.704cm" svg:height="0.962cm" svg:x="18.835cm" svg:y="11.912cm">
          <draw:text-box>
            <text:p>type</text:p>
          </draw:text-box>
        </draw:frame>
        <draw:custom-shape draw:style-name="gr65" draw:text-style-name="P1" draw:layer="layout" svg:width="0.829cm" svg:height="0.829cm" svg:x="19.86cm" svg:y="10.69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" draw:layer="layout" svg:x1="19.618cm" svg:y1="10.424cm" svg:x2="19.962cm" svg:y2="10.808cm">
          <text:p/>
        </draw:line>
        <draw:custom-shape draw:style-name="gr59" draw:text-style-name="P16" draw:layer="layout" svg:width="2.224cm" svg:height="0.816cm" svg:x="4.493cm" svg:y="7.82cm">
          <text:p text:style-name="P1"><text:span text:style-name="T7">callb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2" draw:text-style-name="P1" draw:layer="layout" svg:x1="19.924cm" svg:y1="11.667cm" svg:x2="20.721cm" svg:y2="10.679cm">
          <text:p/>
        </draw:line>
        <draw:line draw:style-name="gr82" draw:text-style-name="P1" xml:id="id9" draw:id="id9" draw:layer="layout" svg:x1="19.796cm" svg:y1="10.742cm" svg:x2="20.689cm" svg:y2="11.603cm">
          <text:p/>
        </draw:line>
        <draw:line draw:style-name="gr82" draw:text-style-name="P1" draw:layer="layout" svg:x1="5.036cm" svg:y1="7.459cm" svg:x2="6.406cm" svg:y2="6.28cm">
          <text:p/>
        </draw:line>
        <draw:line draw:style-name="gr83" draw:text-style-name="P1" draw:layer="layout" svg:x1="5.036cm" svg:y1="6.248cm" svg:x2="6.375cm" svg:y2="7.395cm">
          <text:p/>
        </draw:line>
        <draw:connector draw:style-name="gr46" draw:text-style-name="P1" draw:layer="layout" draw:type="curve" draw:line-skew="2.262cm" svg:x1="20.689cm" svg:y1="11.172cm" svg:x2="19.888cm" svg:y2="14.805cm" draw:start-shape="id9" draw:start-glue-point="1" draw:end-shape="id10" draw:end-glue-point="10" svg:d="m20689 11172c4182 0 4582 3633-801 3633">
          <text:p/>
        </draw:connector>
        <draw:custom-shape draw:style-name="gr84" draw:text-style-name="P1" draw:layer="layout" svg:width="2.999cm" svg:height="2.999cm" svg:x="24.191cm" svg:y="9.519cm">
          <text:p text:style-name="P1">Automatic</text:p>
          <text:p text:style-name="P1"><text:s/>At</text:p>
          <text:p text:style-name="P1"><text:s/>upstart</text:p>
          <draw:enhanced-geometry svg:viewBox="0 0 21600 21600" draw:mirror-horizontal="false" draw:type="line-callout-1" draw:modifiers="-14882.4 12715.2 -1800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4" draw:text-style-name="P16" draw:layer="layout" svg:width="4.623cm" svg:height="5.43cm" svg:x="0.446cm" svg:y="9.393cm">
          <text:p text:style-name="P1"><text:span text:style-name="T7">Service yang</text:span></text:p>
          <text:p text:style-name="P1"><text:span text:style-name="T7">changed to</text:span></text:p>
          <text:p text:style-name="P1"><text:span text:style-name="T7">presence container</text:span></text:p>
          <text:p text:style-name="P1"><text:span text:style-name="T7">with service point</text:span></text:p>
          <text:p text:style-name="P1"><text:span text:style-name="T7"/></text:p>
          <text:p text:style-name="P1"><text:span text:style-name="T7">Java create()</text:span></text:p>
          <text:p text:style-name="P1"><text:span text:style-name="T7"><text:s/></text:span><text:span text:style-name="T7">method interface</text:span></text:p>
          <text:p text:style-name="P1"><text:span text:style-name="T7">changed to </text:span></text:p>
          <text:p text:style-name="P1"><text:span text:style-name="T7">service callback</text:span></text:p>
          <draw:enhanced-geometry svg:viewBox="0 0 21600 21600" draw:mirror-horizontal="true" draw:type="line-callout-1" draw:modifiers="-5030.96885813149 -2998.78475418891 -1153.8062283737 2191.4196280611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4" draw:text-style-name="P16" draw:layer="layout" svg:width="2.999cm" svg:height="2.999cm" svg:x="1.112cm" svg:y="16.799cm">
          <text:p text:style-name="P1"><text:span text:style-name="T7">No upgrade</text:span></text:p>
          <text:p text:style-name="P1"><text:span text:style-name="T7">component</text:span></text:p>
          <text:p text:style-name="P1"><text:span text:style-name="T7">is needed</text:span></text:p>
          <draw:enhanced-geometry svg:viewBox="0 0 21600 21600" draw:mirror-horizontal="true" draw:type="line-callout-1" draw:modifiers="-7077.6 -871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9" draw:layer="layout" svg:width="14.848cm" svg:height="11.135cm" svg:x="3.075cm" svg:y="2.257cm" draw:page-number="16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0" draw:display-name="Gradient 0" draw:style="linear" draw:start-color="#000000" draw:end-color="#ffffff" draw:start-intensity="100%" draw:end-intensity="50%" draw:angle="900" draw:border="0%"/>
    <draw:gradient draw:name="Gradient_20_10" draw:display-name="Gradient 10" draw:style="linear" draw:start-color="#000000" draw:end-color="#ffffff" draw:start-intensity="30%" draw:end-intensity="70%" draw:angle="900" draw:border="0%"/>
    <draw:gradient draw:name="Gradient_20_7" draw:display-name="Gradient 7" draw:style="linear" draw:start-color="#000000" draw:end-color="#ffffff" draw:start-intensity="100%" draw:end-intensity="40%" draw:angle="0" draw:border="0%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 R</meta:initial-creator>
    <meta:creation-date>2012-08-16T16:11:47</meta:creation-date>
    <meta:editing-duration>PT19H34M12S</meta:editing-duration>
    <meta:editing-cycles>46</meta:editing-cycles>
    <dc:date>2016-04-26T14:01:12</dc:date>
    <dc:creator>Ulrik Stridsman</dc:creator>
    <meta:generator>OpenOffice.org/3.3$Unix OpenOffice.org_project/330m20$Build-9567</meta:generator>
    <meta:printed-by>T R</meta:printed-by>
    <meta:print-date>2012-08-16T17:12:24</meta:print-date>
    <meta:document-statistic meta:object-count="1000"/>
  </office:meta>
</office:document-meta>
</file>